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DA00000200CB6F2E56.png" manifest:media-type="image/png"/>
  <manifest:file-entry manifest:full-path="Pictures/1000000100000BD30000020531F0E192.png" manifest:media-type="image/png"/>
  <manifest:file-entry manifest:full-path="Pictures/100000010000030A000005405062EC6C.png" manifest:media-type="image/png"/>
  <manifest:file-entry manifest:full-path="Pictures/100000010000030A000005407CAB8CD6.png" manifest:media-type="image/png"/>
  <manifest:file-entry manifest:full-path="Pictures/10000001000000F60000026EDE23DFE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ff0000" draw:marker-start-width="0.23cm" draw:marker-end-width="0.23cm" draw:fill="solid" draw:fill-color="#ffa6a6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="" draw:marker-end-width="0.3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dash" draw:stroke-dash="Dash" svg:stroke-width="0.02cm" svg:stroke-color="#666666" draw:marker-start-width="0.23cm" draw:marker-end-width="0.23cm" draw:fill="solid" draw:fill-color="#ffffff" draw:textarea-horizontal-align="justify" draw:textarea-vertical-align="middle" draw:auto-grow-height="false" fo:min-height="1.105cm" fo:min-width="3.606cm" fo:padding-top="0.135cm" fo:padding-bottom="0.135cm" fo:padding-left="0.26cm" fo:padding-right="0.26cm" loext:decorative="false"/>
    </style:style>
    <style:style style:name="gr4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1.654cm" fo:min-width="1.404cm" fo:padding-top="0.135cm" fo:padding-bottom="0.135cm" fo:padding-left="0.26cm" fo:padding-right="0.26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75cm" fo:min-width="0.6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452cm" fo:min-width="0.202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2cm" svg:stroke-color="#2a6099" draw:marker-start-width="0.23cm" draw:marker-end-width="0.23cm" draw:fill="solid" draw:fill-color="#b4c7d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9" style:family="graphic" style:parent-style-name="standard">
      <style:graphic-properties svg:stroke-width="0.02cm" svg:stroke-color="#2a6099" draw:marker-start-width="0.23cm" draw:marker-end-width="0.23cm" draw:fill-color="#b4c7d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0" style:family="graphic" style:parent-style-name="standard">
      <style:graphic-properties svg:stroke-width="0.02cm" svg:stroke-color="#00a933" draw:marker-start-width="0.23cm" draw:marker-end-width="0.23cm" draw:fill-color="#afd09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1.088cm" fo:padding-left="0.1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2cm" svg:stroke-color="#00a933" draw:marker-start-width="0.23cm" draw:marker-end-width="0.23cm" draw:fill="solid" draw:fill-color="#afd09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3" style:family="graphic" style:parent-style-name="standard">
      <style:graphic-properties svg:stroke-width="0.02cm" svg:stroke-color="#ff0000" draw:marker-start-width="0.23cm" draw:marker-end-width="0.23cm" draw:fill-color="#ffa6a6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4" style:family="graphic" style:parent-style-name="standard" style:list-style-name="L2">
      <style:graphic-properties draw:stroke="solid" draw:stroke-dash="Dash"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17cm" fo:min-width="7.48cm" fo:padding-top="0.135cm" fo:padding-bottom="0.135cm" fo:padding-left="0.26cm" fo:padding-right="0.2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091cm" fo:min-width="0.216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212cm" fo:min-width="0.462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2cm" svg:stroke-color="#000000" draw:marker-start-width="0.23cm" draw:marker-end="" draw:marker-end-width="0.33cm" draw:fill="none" draw:textarea-vertical-align="middle" fo:padding-top="0.135cm" fo:padding-bottom="0.135cm" fo:padding-left="0.26cm" fo:padding-right="0.26cm" loext:decorative="false"/>
      <style:paragraph-properties style:writing-mode="lr-tb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 style:list-style-name="L2">
      <style:graphic-properties svg:stroke-width="0.02cm" svg:stroke-color="#808080" draw:marker-start-width="0.23cm" draw:marker-end-width="0.23cm" draw:fill-color="#eeeeee" draw:textarea-horizontal-align="justify" draw:textarea-vertical-align="middle" draw:auto-grow-height="false" fo:min-height="1.577cm" fo:min-width="0.202cm" fo:padding-top="0.135cm" fo:padding-bottom="0.135cm" fo:padding-left="0.26cm" fo:padding-right="0.26cm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svg:stroke-width="0.02cm" svg:stroke-color="#808080" draw:marker-start-width="0.23cm" draw:marker-end-width="0.23cm" draw:fill-color="#eeeeee" draw:textarea-horizontal-align="justify" draw:textarea-vertical-align="middle" draw:auto-grow-height="false" fo:min-height="1.577cm" fo:min-width="0.202cm" fo:padding-top="0.135cm" fo:padding-bottom="0.135cm" fo:padding-left="0.26cm" fo:padding-right="0.26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2cm" svg:stroke-color="#808080" draw:marker-start-width="0.23cm" draw:marker-end-width="0.23cm" draw:fill-color="#eeeeee" draw:textarea-horizontal-align="justify" draw:textarea-vertical-align="middle" draw:auto-grow-height="false" fo:min-height="0.091cm" fo:min-width="0.216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cm" fo:min-width="0.097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cm" fo:min-width="0.097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fo:wrap-option="no-wrap" loext:decorative="false"/>
    </style:style>
    <style:style style:name="gr27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23cm" fo:min-width="1.48cm" fo:padding-top="0.135cm" fo:padding-bottom="0.135cm" fo:padding-left="0.26cm" fo:padding-right="0.26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.73cm" fo:min-width="1.48cm" fo:padding-top="0.135cm" fo:padding-bottom="0.135cm" fo:padding-left="0.26cm" fo:padding-right="0.26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cm" svg:stroke-color="#000000" draw:marker-start-width="0.23cm" draw:marker-end-width="0.23cm" draw:fill-color="#eeeeee" draw:textarea-horizontal-align="justify" draw:textarea-vertical-align="middle" draw:auto-grow-height="false" fo:min-height="3.73cm" fo:min-width="3.48cm" fo:padding-top="0.135cm" fo:padding-bottom="0.135cm" fo:padding-left="0.26cm" fo:padding-right="0.26cm" loext:decorative="false"/>
    </style:style>
    <style:style style:name="gr30" style:family="graphic" style:parent-style-name="standard">
      <style:graphic-properties draw:stroke="solid" svg:stroke-width="0.02cm" svg:stroke-color="#000000" draw:marker-start-width="0.23cm" draw:marker-end-width="0.23cm" draw:fill="solid" draw:fill-color="#ffffd7" draw:textarea-horizontal-align="justify" draw:textarea-vertical-align="middle" draw:auto-grow-height="false" fo:min-height="0.98cm" fo:min-width="0.48cm" fo:padding-top="0.135cm" fo:padding-bottom="0.135cm" fo:padding-left="0.26cm" fo:padding-right="0.26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cm" svg:stroke-color="#000000" draw:marker-start-width="0.23cm" draw:marker-end-width="0.23cm" draw:fill="solid" draw:fill-color="#ffff6d" draw:textarea-horizontal-align="justify" draw:textarea-vertical-align="middle" draw:auto-grow-height="false" fo:min-height="0.98cm" fo:min-width="0.48cm" fo:padding-top="0.135cm" fo:padding-bottom="0.135cm" fo:padding-left="0.26cm" fo:padding-right="0.2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cm" svg:stroke-color="#000000" draw:marker-start-width="0.23cm" draw:marker-end-width="0.23cm" draw:fill="solid" draw:fill-color="#77bc65" draw:textarea-horizontal-align="justify" draw:textarea-vertical-align="middle" draw:auto-grow-height="false" fo:min-height="0.73cm" fo:min-width="0.48cm" fo:padding-top="0.135cm" fo:padding-bottom="0.135cm" fo:padding-left="0.26cm" fo:padding-right="0.26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2cm" svg:stroke-color="#000000" draw:marker-start-width="0.23cm" draw:marker-end-width="0.23cm" draw:fill="solid" draw:fill-color="#a1467e" draw:textarea-horizontal-align="justify" draw:textarea-vertical-align="middle" draw:auto-grow-height="false" fo:min-height="0.23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2cm" svg:stroke-color="#000000" draw:marker-start-width="0.23cm" draw:marker-end-width="0.23cm" draw:fill="solid" draw:fill-color="#ffaa95" draw:textarea-horizontal-align="justify" draw:textarea-vertical-align="middle" draw:auto-grow-height="false" fo:min-height="0.98cm" fo:min-width="0.48cm" fo:padding-top="0.135cm" fo:padding-bottom="0.135cm" fo:padding-left="0.26cm" fo:padding-right="0.2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cm" svg:stroke-color="#000000" draw:marker-start-width="0.23cm" draw:marker-end-width="0.23cm" draw:fill="solid" draw:fill-color="#ffdbb6" draw:textarea-horizontal-align="justify" draw:textarea-vertical-align="middle" draw:auto-grow-height="false" fo:min-height="1.23cm" fo:min-width="0.48cm" fo:padding-top="0.135cm" fo:padding-bottom="0.135cm" fo:padding-left="0.26cm" fo:padding-right="0.2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cm" svg:stroke-color="#000000" draw:marker-start-width="0.23cm" draw:marker-end-width="0.23cm" draw:fill="solid" draw:fill-color="#b4c7dc" draw:textarea-horizontal-align="justify" draw:textarea-vertical-align="middle" draw:auto-grow-height="false" fo:min-height="0.73cm" fo:min-width="0.48cm" fo:padding-top="0.135cm" fo:padding-bottom="0.135cm" fo:padding-left="0.26cm" fo:padding-right="0.26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2cm" svg:stroke-color="#000000" draw:marker-start-width="0.23cm" draw:marker-end-width="0.23cm" draw:fill="solid" draw:fill-color="#729fcf" draw:textarea-vertical-align="middle" draw:auto-grow-height="false" fo:min-height="0.73cm" fo:min-width="0.48cm" fo:padding-top="0.135cm" fo:padding-bottom="0.135cm" fo:padding-left="0.26cm" fo:padding-right="0.26cm" loext:decorative="false"/>
      <style:paragraph-properties style:writing-mode="lr-tb"/>
    </style:style>
    <style:style style:name="gr38" style:family="graphic" style:parent-style-name="standard">
      <style:graphic-properties svg:stroke-width="0.02cm" svg:stroke-color="#000000" draw:marker-start-width="0.23cm" draw:marker-end-width="0.23cm" draw:fill="solid" draw:fill-color="#acb20c" draw:textarea-vertical-align="middle" draw:auto-grow-height="false" fo:min-height="0.98cm" fo:min-width="0.48cm" fo:padding-top="0.135cm" fo:padding-bottom="0.135cm" fo:padding-left="0.26cm" fo:padding-right="0.26cm" loext:decorative="false"/>
      <style:paragraph-properties style:writing-mode="lr-tb"/>
    </style:style>
    <style:style style:name="gr39" style:family="graphic" style:parent-style-name="standard">
      <style:graphic-properties svg:stroke-width="0.02cm" svg:stroke-color="#000000" draw:marker-start-width="0.23cm" draw:marker-end-width="0.23cm" draw:fill-color="#dde8cb" draw:textarea-vertical-align="middle" draw:auto-grow-height="false" fo:min-height="0.23cm" fo:min-width="1.48cm" fo:padding-top="0.135cm" fo:padding-bottom="0.135cm" fo:padding-left="0.26cm" fo:padding-right="0.26cm" loext:decorative="false"/>
      <style:paragraph-properties style:writing-mode="lr-tb"/>
    </style:style>
    <style:style style:name="gr40" style:family="graphic" style:parent-style-name="standard" style:list-style-name="L1">
      <style:graphic-properties svg:stroke-width="0.02cm" svg:stroke-color="#000000" draw:marker-start-width="0.23cm" draw:marker-end-width="0.23cm" draw:fill="solid" draw:fill-color="#ffffd7" draw:textarea-horizontal-align="justify" draw:textarea-vertical-align="middle" draw:auto-grow-height="false" fo:min-height="0.98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svg:stroke-width="0.02cm" svg:stroke-color="#000000" draw:marker-start-width="0.23cm" draw:marker-end-width="0.23cm" draw:fill="solid" draw:fill-color="#a1467e" draw:textarea-horizontal-align="justify" draw:textarea-vertical-align="middle" draw:auto-grow-height="false" fo:min-height="0.23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svg:stroke-width="0.02cm" svg:stroke-color="#000000" draw:marker-start-width="0.23cm" draw:marker-end-width="0.23cm" draw:fill="solid" draw:fill-color="#dde8cb" draw:textarea-horizontal-align="justify" draw:textarea-vertical-align="middle" draw:auto-grow-height="false" fo:min-height="0.23cm" fo:min-width="1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width="0.02cm" svg:stroke-color="#000000" draw:marker-start-width="0.23cm" draw:marker-end-width="0.23cm" draw:fill="solid" draw:fill-color="#ffaa95" draw:textarea-horizontal-align="justify" draw:textarea-vertical-align="middle" draw:auto-grow-height="false" fo:min-height="0.98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svg:stroke-width="0.02cm" svg:stroke-color="#000000" draw:marker-start-width="0.23cm" draw:marker-end-width="0.23cm" draw:fill="solid" draw:fill-color="#ffdbb6" draw:textarea-horizontal-align="justify" draw:textarea-vertical-align="middle" draw:auto-grow-height="false" fo:min-height="1.23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width="0.02cm" svg:stroke-color="#000000" draw:marker-start-width="0.23cm" draw:marker-end-width="0.23cm" draw:fill="solid" draw:fill-color="#b4c7dc" draw:textarea-horizontal-align="justify" draw:textarea-vertical-align="middle" draw:auto-grow-height="false" fo:min-height="0.73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2cm" svg:stroke-color="#000000" draw:marker-start-width="0.23cm" draw:marker-end-width="0.23cm" draw:fill="solid" draw:fill-color="#729fcf" draw:textarea-horizontal-align="justify" draw:textarea-vertical-align="middle" draw:auto-grow-height="false" fo:min-height="0.73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width="0.02cm" svg:stroke-color="#000000" draw:marker-start-width="0.23cm" draw:marker-end-width="0.23cm" draw:fill="solid" draw:fill-color="#acb20c" draw:textarea-horizontal-align="justify" draw:textarea-vertical-align="middle" draw:auto-grow-height="false" fo:min-height="0.98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2cm" svg:stroke-color="#000000" draw:marker-start-width="0.23cm" draw:marker-end-width="0.23cm" draw:fill="solid" draw:fill-color="#ffff6d" draw:textarea-horizontal-align="justify" draw:textarea-vertical-align="middle" draw:auto-grow-height="false" fo:min-height="0.98cm" fo:min-width="0.48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2cm" svg:stroke-color="#000000" draw:marker-start-width="0.23cm" draw:marker-end-width="0.23cm" draw:fill="solid" draw:fill-color="#77bc65" draw:textarea-horizontal-align="justify" draw:textarea-vertical-align="middle" draw:auto-grow-height="false" fo:min-height="0cm" fo:min-width="0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466cm" fo:min-width="0cm" fo:padding-top="0.135cm" fo:padding-bottom="0.135cm" fo:padding-left="0.26cm" fo:padding-right="0.26cm" fo:wrap-option="no-wrap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2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7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706e0c" draw:fill="hatch" draw:fill-hatch-name="Red_20_90_20_Degrees_20_Crossed_20_13" draw:fill-hatch-solid="false" draw:textarea-vertical-align="middle" draw:auto-grow-height="false" fo:min-height="2.75cm" fo:min-width="2cm" loext:decorative="false"/>
    </style:style>
    <style:style style:name="gr54" style:family="graphic" style:parent-style-name="standard">
      <style:graphic-properties svg:stroke-color="#729fcf" draw:fill="hatch" draw:fill-hatch-name="Red_20_90_20_Degrees_20_Crossed_20_6" draw:textarea-vertical-align="middle" draw:auto-grow-height="false" fo:min-height="2.25cm" fo:min-width="1cm" loext:decorative="false"/>
    </style:style>
    <style:style style:name="gr55" style:family="graphic" style:parent-style-name="standard">
      <style:graphic-properties svg:stroke-color="#729fcf" draw:fill="hatch" draw:fill-hatch-name="Red_20_90_20_Degrees_20_Crossed_20_7" draw:textarea-vertical-align="middle" draw:auto-grow-height="false" fo:min-height="2.25cm" fo:min-width="2cm" loext:decorative="false"/>
    </style:style>
    <style:style style:name="gr56" style:family="graphic" style:parent-style-name="standard">
      <style:graphic-properties svg:stroke-color="#ffaa95" draw:fill="hatch" draw:fill-hatch-name="Red_20_90_20_Degrees_20_Crossed_20_4" draw:textarea-vertical-align="middle" draw:auto-grow-height="false" fo:min-height="2.25cm" fo:min-width="2cm" loext:decorative="false"/>
    </style:style>
    <style:style style:name="gr57" style:family="graphic" style:parent-style-name="standard">
      <style:graphic-properties svg:stroke-color="#ffaa95" draw:fill="hatch" draw:fill-hatch-name="Red_20_90_20_Degrees_20_Crossed_20_5" draw:textarea-vertical-align="middle" draw:auto-grow-height="false" fo:min-height="2.25cm" fo:min-width="2cm" loext:decorative="false"/>
    </style:style>
    <style:style style:name="gr58" style:family="graphic" style:parent-style-name="standard">
      <style:graphic-properties svg:stroke-color="#77bc65" draw:fill="hatch" draw:fill-hatch-name="Red_20_90_20_Degrees_20_Crossed_20_10" draw:textarea-vertical-align="middle" draw:auto-grow-height="false" fo:min-height="1.313cm" fo:min-width="3.5cm" loext:decorative="false"/>
    </style:style>
    <style:style style:name="gr59" style:family="graphic" style:parent-style-name="standard">
      <style:graphic-properties svg:stroke-color="#77bc65" draw:fill="hatch" draw:fill-hatch-name="Red_20_90_20_Degrees_20_Crossed_20_10" draw:textarea-vertical-align="middle" draw:auto-grow-height="false" fo:min-height="1.75cm" fo:min-width="2cm" loext:decorative="false"/>
    </style:style>
    <style:style style:name="gr60" style:family="graphic" style:parent-style-name="standard">
      <style:graphic-properties svg:stroke-color="#f10d0c" draw:fill="hatch" draw:fill-hatch-name="Red_20_90_20_Degrees_20_Crossed_20_2" draw:textarea-vertical-align="middle" draw:auto-grow-height="false" fo:min-height="2.75cm" fo:min-width="3cm" loext:decorative="false"/>
    </style:style>
    <style:style style:name="gr61" style:family="graphic" style:parent-style-name="standard">
      <style:graphic-properties svg:stroke-color="#706e0c" draw:fill="hatch" draw:fill-hatch-name="Red_20_90_20_Degrees_20_Crossed_20_14" draw:fill-hatch-solid="false" draw:textarea-vertical-align="middle" draw:auto-grow-height="false" fo:min-height="2.25cm" fo:min-width="2cm" loext:decorative="false"/>
    </style:style>
    <style:style style:name="gr62" style:family="graphic" style:parent-style-name="standard">
      <style:graphic-properties svg:stroke-color="#706e0c" draw:fill="hatch" draw:fill-hatch-name="Red_20_90_20_Degrees_20_Crossed_20_15" draw:fill-hatch-solid="false" draw:textarea-vertical-align="middle" draw:auto-grow-height="false" fo:min-height="2.25cm" fo:min-width="2cm" loext:decorative="false"/>
    </style:style>
    <style:style style:name="gr63" style:family="graphic" style:parent-style-name="standard">
      <style:graphic-properties svg:stroke-color="#f10d0c" draw:fill="hatch" draw:fill-hatch-name="Red_20_90_20_Degrees_20_Crossed_20_2" draw:fill-hatch-solid="false" draw:textarea-horizontal-align="justify" draw:textarea-vertical-align="middle" draw:auto-grow-height="false" fo:min-height="0.75cm" fo:min-width="0cm" loext:decorative="false"/>
    </style:style>
    <style:style style:name="gr64" style:family="graphic" style:parent-style-name="standard">
      <style:graphic-properties svg:stroke-color="#a1467e" draw:fill="hatch" draw:fill-hatch-name="Red_20_90_20_Degrees_20_Crossed_20_11" draw:textarea-vertical-align="middle" draw:auto-grow-height="false" fo:min-height="0.75cm" fo:min-width="1cm" loext:decorative="false"/>
    </style:style>
    <style:style style:name="gr65" style:family="graphic" style:parent-style-name="standard">
      <style:graphic-properties svg:stroke-color="#a1467e" draw:fill="hatch" draw:fill-hatch-name="Red_20_90_20_Degrees_20_Crossed_20_11" draw:textarea-vertical-align="middle" draw:auto-grow-height="false" fo:min-height="1.25cm" loext:decorative="false"/>
    </style:style>
    <style:style style:name="gr66" style:family="graphic" style:parent-style-name="standard">
      <style:graphic-properties svg:stroke-color="#ff8000" draw:fill="hatch" draw:fill-hatch-name="Red_20_90_20_Degrees_20_Crossed_20_12" draw:textarea-vertical-align="middle" draw:auto-grow-height="false" fo:min-height="0.25cm" fo:min-width="1.5cm" loext:decorative="false"/>
    </style:style>
    <style:style style:name="gr67" style:family="graphic" style:parent-style-name="objectwithoutfill">
      <style:graphic-properties draw:stroke="dash" draw:stroke-dash="Dash" svg:stroke-width="0.02cm" svg:stroke-color="#666666" draw:marker-start-width="0.23cm" draw:marker-end="" draw:marker-end-width="0.33cm" draw:fill="none" draw:textarea-vertical-align="middle" fo:padding-top="0.135cm" fo:padding-bottom="0.135cm" fo:padding-left="0.26cm" fo:padding-right="0.26cm" loext:decorative="false"/>
    </style:style>
    <style:style style:name="gr68" style:family="graphic" style:parent-style-name="objectwithoutfill">
      <style:graphic-properties svg:stroke-width="0.02cm" draw:marker-start-width="0.23cm" draw:marker-end="" draw:marker-end-width="0.33cm" draw:fill="none" draw:textarea-vertical-align="middle" fo:padding-top="0.135cm" fo:padding-bottom="0.135cm" fo:padding-left="0.26cm" fo:padding-right="0.26cm" loext:decorative="false"/>
    </style:style>
    <style:style style:name="gr69" style:family="graphic" style:parent-style-name="standard">
      <style:graphic-properties svg:stroke-width="0.02cm" svg:stroke-color="#000000" draw:marker-start-width="0.23cm" draw:marker-end-width="0.23cm" draw:fill="solid" draw:fill-color="#808080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0" style:family="graphic" style:parent-style-name="standard">
      <style:graphic-properties svg:stroke-width="0.02cm" svg:stroke-color="#000000" draw:marker-start-width="0.23cm" draw:marker-end-width="0.23cm" draw:fill-color="#acb20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1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2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3" style:family="graphic" style:parent-style-name="standard">
      <style:graphic-properties svg:stroke-width="0.02cm" svg:stroke-color="#000000" draw:marker-start-width="0.23cm" draw:marker-end-width="0.23cm" draw:fill="solid" draw:fill-color="#729fc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4" style:family="graphic" style:parent-style-name="standard">
      <style:graphic-properties svg:stroke-width="0.02cm" svg:stroke-color="#000000" draw:marker-start-width="0.23cm" draw:marker-end-width="0.23cm" draw:fill="solid" draw:fill-color="#b4c7d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5" style:family="graphic" style:parent-style-name="standard">
      <style:graphic-properties svg:stroke-width="0.02cm" svg:stroke-color="#000000" draw:marker-start-width="0.23cm" draw:marker-end-width="0.23cm" draw:fill-color="#b4c7d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6" style:family="graphic" style:parent-style-name="standard">
      <style:graphic-properties svg:stroke-width="0.02cm" svg:stroke-color="#000000" draw:marker-start-width="0.23cm" draw:marker-end-width="0.23cm" draw:fill-color="#ffdbb6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7" style:family="graphic" style:parent-style-name="standard">
      <style:graphic-properties svg:stroke-width="0.02cm" svg:stroke-color="#000000" draw:marker-start-width="0.23cm" draw:marker-end-width="0.23cm" draw:fill="solid" draw:fill-color="#f10d0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8" style:family="graphic" style:parent-style-name="standard">
      <style:graphic-properties svg:stroke-width="0.02cm" svg:stroke-color="#000000" draw:marker-start-width="0.23cm" draw:marker-end-width="0.23cm" draw:fill="solid" draw:fill-color="#ffff38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79" style:family="graphic" style:parent-style-name="standard">
      <style:graphic-properties svg:stroke-width="0.02cm" svg:stroke-color="#000000" draw:marker-start-width="0.23cm" draw:marker-end-width="0.23cm" draw:fill="solid" draw:fill-color="#e6e90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0" style:family="graphic" style:parent-style-name="standard">
      <style:graphic-properties svg:stroke-width="0.02cm" svg:stroke-color="#000000" draw:marker-start-width="0.23cm" draw:marker-end-width="0.23cm" draw:fill-color="#77bc6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1" style:family="graphic" style:parent-style-name="standard">
      <style:graphic-properties svg:stroke-width="0.02cm" svg:stroke-color="#000000" draw:marker-start-width="0.23cm" draw:marker-end-width="0.23cm" draw:fill-color="#dde8cb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2" style:family="graphic" style:parent-style-name="standard">
      <style:graphic-properties svg:stroke-width="0.02cm" svg:stroke-color="#000000" draw:marker-start-width="0.23cm" draw:marker-end-width="0.23cm" draw:fill-color="#ffaa9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3" style:family="graphic" style:parent-style-name="standard">
      <style:graphic-properties svg:stroke-width="0.02cm" svg:stroke-color="#000000" draw:marker-start-width="0.23cm" draw:marker-end-width="0.23cm" draw:fill="solid" draw:fill-color="#ffaa9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4" style:family="graphic" style:parent-style-name="standard">
      <style:graphic-properties svg:stroke-width="0.02cm" svg:stroke-color="#000000" draw:marker-start-width="0.23cm" draw:marker-end-width="0.23cm" draw:fill="solid" draw:fill-color="#77bc6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5" style:family="graphic" style:parent-style-name="standard">
      <style:graphic-properties svg:stroke-width="0.02cm" svg:stroke-color="#000000" draw:marker-start-width="0.23cm" draw:marker-end-width="0.23cm" draw:fill="solid" draw:fill-color="#a1467e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6" style:family="graphic" style:parent-style-name="standard">
      <style:graphic-properties svg:stroke-width="0.02cm" svg:stroke-color="#000000" draw:marker-start-width="0.23cm" draw:marker-end-width="0.23cm" draw:fill-color="#f10d0c" draw:textarea-vertical-align="middle" draw:auto-grow-height="false" fo:padding-top="0.135cm" fo:padding-bottom="0.135cm" fo:padding-left="0.26cm" fo:padding-right="0.26cm" loext:decorative="false"/>
    </style:style>
    <style:style style:name="gr87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02cm" svg:stroke-color="#000000" draw:marker-start-width="0.23cm" draw:marker-end-width="0.23cm" draw:fill="solid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9" style:family="graphic" style:parent-style-name="standard">
      <style:graphic-properties svg:stroke-width="0.02cm" svg:stroke-color="#000000" draw:marker-start-width="0.23cm" draw:marker-end-width="0.23cm" draw:fill="solid" draw:fill-color="#ff8000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90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1.293cm" fo:min-width="8.485cm" fo:padding-top="0.135cm" fo:padding-bottom="0.135cm" fo:padding-left="0.26cm" fo:padding-right="0.26cm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19cm" fo:min-width="0cm" fo:wrap-option="no-wrap" style:writing-mode="lr-tb" loext:decorative="false"/>
      <style:paragraph-properties style:writing-mode="lr-tb"/>
    </style:style>
    <style:style style:name="gr108" style:family="graphic" style:parent-style-name="standard">
      <style:graphic-properties svg:stroke-color="#729fcf" draw:fill="hatch" draw:fill-hatch-name="Red_20_90_20_Degrees_20_Crossed_20_6" draw:textarea-horizontal-align="justify" draw:textarea-vertical-align="middle" draw:auto-grow-height="false" fo:min-height="0cm" fo:min-width="0cm" loext:decorative="false"/>
    </style:style>
    <style:style style:name="gr109" style:family="graphic" style:parent-style-name="standard">
      <style:graphic-properties svg:stroke-color="#729fcf" draw:fill="hatch" draw:fill-hatch-name="Red_20_90_20_Degrees_20_Crossed_20_7" draw:textarea-horizontal-align="justify" draw:textarea-vertical-align="middle" draw:auto-grow-height="false" fo:min-height="0cm" fo:min-width="0cm" loext:decorative="false"/>
    </style:style>
    <style:style style:name="gr110" style:family="graphic" style:parent-style-name="standard">
      <style:graphic-properties svg:stroke-color="#ffaa95" draw:fill="hatch" draw:fill-hatch-name="Red_20_90_20_Degrees_20_Crossed_20_5" draw:textarea-horizontal-align="justify" draw:textarea-vertical-align="middle" draw:auto-grow-height="false" fo:min-height="0cm" fo:min-width="0cm" loext:decorative="false"/>
    </style:style>
    <style:style style:name="gr111" style:family="graphic" style:parent-style-name="standard">
      <style:graphic-properties svg:stroke-color="#ffaa95" draw:fill="hatch" draw:fill-hatch-name="Red_20_90_20_Degrees_20_Crossed_20_4" draw:textarea-horizontal-align="justify" draw:textarea-vertical-align="middle" draw:auto-grow-height="false" fo:min-height="0cm" fo:min-width="0cm" loext:decorative="false"/>
    </style:style>
    <style:style style:name="gr112" style:family="graphic" style:parent-style-name="standard">
      <style:graphic-properties svg:stroke-color="#706e0c" draw:fill="hatch" draw:fill-hatch-name="Red_20_90_20_Degrees_20_Crossed_20_13" draw:textarea-horizontal-align="justify" draw:textarea-vertical-align="middle" draw:auto-grow-height="false" fo:min-height="0cm" fo:min-width="0cm" loext:decorative="false"/>
    </style:style>
    <style:style style:name="gr113" style:family="graphic" style:parent-style-name="standard">
      <style:graphic-properties svg:stroke-color="#706e0c" draw:fill="hatch" draw:fill-hatch-name="Red_20_90_20_Degrees_20_Crossed_20_14" draw:textarea-horizontal-align="justify" draw:textarea-vertical-align="middle" draw:auto-grow-height="false" fo:min-height="0cm" fo:min-width="0cm" loext:decorative="false"/>
    </style:style>
    <style:style style:name="gr114" style:family="graphic" style:parent-style-name="standard">
      <style:graphic-properties svg:stroke-color="#706e0c" draw:fill="hatch" draw:fill-hatch-name="Red_20_90_20_Degrees_20_Crossed_20_15" draw:textarea-horizontal-align="justify" draw:textarea-vertical-align="middle" draw:auto-grow-height="false" fo:min-height="0cm" fo:min-width="0cm" loext:decorative="false"/>
    </style:style>
    <style:style style:name="gr115" style:family="graphic" style:parent-style-name="standard">
      <style:graphic-properties svg:stroke-color="#77bc65" draw:fill="hatch" draw:fill-hatch-name="Red_20_90_20_Degrees_20_Crossed_20_10" draw:textarea-horizontal-align="justify" draw:textarea-vertical-align="middle" draw:auto-grow-height="false" fo:min-height="0cm" fo:min-width="0cm" loext:decorative="false"/>
    </style:style>
    <style:style style:name="gr116" style:family="graphic" style:parent-style-name="standard">
      <style:graphic-properties svg:stroke-color="#f10d0c" draw:fill="hatch" draw:fill-hatch-name="Red_20_90_20_Degrees_20_Crossed_20_2" draw:textarea-horizontal-align="justify" draw:textarea-vertical-align="middle" draw:auto-grow-height="false" fo:min-height="0cm" fo:min-width="0cm" loext:decorative="false"/>
    </style:style>
    <style:style style:name="gr117" style:family="graphic" style:parent-style-name="standard">
      <style:graphic-properties svg:stroke-color="#ff8000" draw:fill="hatch" draw:fill-hatch-name="Red_20_90_20_Degrees_20_Crossed_20_12" draw:textarea-horizontal-align="justify" draw:textarea-vertical-align="middle" draw:auto-grow-height="false" fo:min-height="0cm" fo:min-width="0cm" loext:decorative="false"/>
    </style:style>
    <style:style style:name="gr118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24" style:family="graphic" style:parent-style-name="standard">
      <style:graphic-properties svg:stroke-color="#a1467e" draw:fill="hatch" draw:fill-hatch-name="Red_20_90_20_Degrees_20_Crossed_20_11" draw:textarea-horizontal-align="justify" draw:textarea-vertical-align="middle" draw:auto-grow-height="false" fo:min-height="0cm" fo:min-width="0cm" loext:decorative="false"/>
    </style:style>
    <style:style style:name="gr125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605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2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282cm" fo:min-width="0.032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7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64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1.293cm" fo:min-width="8.485cm" fo:padding-top="0.135cm" fo:padding-bottom="0.135cm" fo:padding-left="0.26cm" fo:padding-right="0.26cm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19cm" fo:min-width="0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84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85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186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187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88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189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605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19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26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7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227" style:family="graphic" style:parent-style-name="objectwithoutfill">
      <style:graphic-properties draw:stroke="dash" draw:stroke-dash="Dash" svg:stroke-width="0.02cm" svg:stroke-color="#808080" draw:marker-start-width="0.23cm" draw:marker-end="" draw:marker-end-width="0.33cm" draw:fill="none" draw:textarea-vertical-align="middle" fo:padding-top="0.135cm" fo:padding-bottom="0.135cm" fo:padding-left="0.26cm" fo:padding-right="0.26cm" loext:decorative="false"/>
    </style:style>
    <style:style style:name="gr228" style:family="graphic" style:parent-style-name="objectwithoutfill">
      <style:graphic-properties svg:stroke-width="0.02cm" svg:stroke-color="#808080" draw:marker-start-width="0.23cm" draw:marker-end="" draw:marker-end-width="0.33cm" draw:fill="none" draw:textarea-vertical-align="middle" fo:padding-top="0.135cm" fo:padding-bottom="0.135cm" fo:padding-left="0.26cm" fo:padding-right="0.26cm" loext:decorative="false"/>
    </style:style>
    <style:style style:name="gr229" style:family="graphic" style:parent-style-name="standard">
      <style:graphic-properties svg:stroke-width="0.02cm" svg:stroke-color="#808080" draw:marker-start-width="0.23cm" draw:marker-end-width="0.23cm" draw:fill="solid" draw:fill-color="#808080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0" style:family="graphic" style:parent-style-name="standard">
      <style:graphic-properties svg:stroke-width="0.02cm" svg:stroke-color="#808080" draw:marker-start-width="0.23cm" draw:marker-end-width="0.23cm" draw:fill-color="#acb20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1" style:family="graphic" style:parent-style-name="standard">
      <style:graphic-properties svg:stroke-width="0.02cm" svg:stroke-color="#808080" draw:marker-start-width="0.23cm" draw:marker-end-width="0.23cm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2" style:family="graphic" style:parent-style-name="standard">
      <style:graphic-properties svg:stroke-width="0.02cm" svg:stroke-color="#808080" draw:marker-start-width="0.23cm" draw:marker-end-width="0.23cm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3" style:family="graphic" style:parent-style-name="standard">
      <style:graphic-properties svg:stroke-width="0.02cm" svg:stroke-color="#808080" draw:marker-start-width="0.23cm" draw:marker-end-width="0.23cm" draw:fill="solid" draw:fill-color="#729fc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4" style:family="graphic" style:parent-style-name="standard">
      <style:graphic-properties svg:stroke-width="0.02cm" svg:stroke-color="#808080" draw:marker-start-width="0.23cm" draw:marker-end-width="0.23cm" draw:fill="solid" draw:fill-color="#b4c7d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5" style:family="graphic" style:parent-style-name="standard">
      <style:graphic-properties svg:stroke-width="0.02cm" svg:stroke-color="#808080" draw:marker-start-width="0.23cm" draw:marker-end-width="0.23cm" draw:fill-color="#b4c7d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6" style:family="graphic" style:parent-style-name="standard">
      <style:graphic-properties svg:stroke-width="0.02cm" svg:stroke-color="#808080" draw:marker-start-width="0.23cm" draw:marker-end-width="0.23cm" draw:fill-color="#ffdbb6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7" style:family="graphic" style:parent-style-name="standard">
      <style:graphic-properties svg:stroke-width="0.02cm" svg:stroke-color="#808080" draw:marker-start-width="0.23cm" draw:marker-end-width="0.23cm" draw:fill="solid" draw:fill-color="#f10d0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8" style:family="graphic" style:parent-style-name="standard">
      <style:graphic-properties svg:stroke-width="0.02cm" svg:stroke-color="#808080" draw:marker-start-width="0.23cm" draw:marker-end-width="0.23cm" draw:fill="solid" draw:fill-color="#ffff38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39" style:family="graphic" style:parent-style-name="standard">
      <style:graphic-properties svg:stroke-width="0.02cm" svg:stroke-color="#808080" draw:marker-start-width="0.23cm" draw:marker-end-width="0.23cm" draw:fill="solid" draw:fill-color="#e6e90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0" style:family="graphic" style:parent-style-name="standard">
      <style:graphic-properties svg:stroke-width="0.02cm" svg:stroke-color="#808080" draw:marker-start-width="0.23cm" draw:marker-end-width="0.23cm" draw:fill-color="#77bc6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1" style:family="graphic" style:parent-style-name="standard">
      <style:graphic-properties svg:stroke-width="0.02cm" svg:stroke-color="#808080" draw:marker-start-width="0.23cm" draw:marker-end-width="0.23cm" draw:fill-color="#dde8cb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2" style:family="graphic" style:parent-style-name="standard">
      <style:graphic-properties svg:stroke-width="0.02cm" svg:stroke-color="#808080" draw:marker-start-width="0.23cm" draw:marker-end-width="0.23cm" draw:fill-color="#ffaa9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3" style:family="graphic" style:parent-style-name="standard">
      <style:graphic-properties svg:stroke-width="0.02cm" svg:stroke-color="#808080" draw:marker-start-width="0.23cm" draw:marker-end-width="0.23cm" draw:fill="solid" draw:fill-color="#ffaa9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4" style:family="graphic" style:parent-style-name="standard">
      <style:graphic-properties svg:stroke-width="0.02cm" svg:stroke-color="#808080" draw:marker-start-width="0.23cm" draw:marker-end-width="0.23cm" draw:fill="solid" draw:fill-color="#77bc65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5" style:family="graphic" style:parent-style-name="standard">
      <style:graphic-properties svg:stroke-width="0.02cm" svg:stroke-color="#808080" draw:marker-start-width="0.23cm" draw:marker-end-width="0.23cm" draw:fill="solid" draw:fill-color="#a1467e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6" style:family="graphic" style:parent-style-name="standard">
      <style:graphic-properties svg:stroke-width="0.02cm" svg:stroke-color="#808080" draw:marker-start-width="0.23cm" draw:marker-end-width="0.23cm" draw:fill-color="#f10d0c" draw:textarea-vertical-align="middle" draw:auto-grow-height="false" fo:padding-top="0.135cm" fo:padding-bottom="0.135cm" fo:padding-left="0.26cm" fo:padding-right="0.26cm" loext:decorative="false"/>
    </style:style>
    <style:style style:name="gr247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style:writing-mode="lr-tb" loext:decorative="false"/>
      <style:paragraph-properties style:writing-mode="lr-tb"/>
    </style:style>
    <style:style style:name="gr248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49" style:family="graphic" style:parent-style-name="standard">
      <style:graphic-properties svg:stroke-width="0.02cm" svg:stroke-color="#808080" draw:marker-start-width="0.23cm" draw:marker-end-width="0.23cm" draw:fill="solid" draw:fill-color="#ff8000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250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1.293cm" fo:min-width="8.485cm" fo:padding-top="0.135cm" fo:padding-bottom="0.135cm" fo:padding-left="0.26cm" fo:padding-right="0.26cm" style:writing-mode="lr-tb" loext:decorative="false"/>
      <style:paragraph-properties style:writing-mode="lr-tb"/>
    </style:style>
    <style:style style:name="gr25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5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5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6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2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19cm" fo:min-width="0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269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270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48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271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272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273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23cm" fo:min-width="3.11cm" fo:padding-top="0.135cm" fo:padding-bottom="0.135cm" fo:padding-left="0.26cm" fo:padding-right="0.26cm" style:writing-mode="lr-tb" loext:decorative="false"/>
      <style:paragraph-properties style:writing-mode="lr-tb"/>
    </style:style>
    <style:style style:name="gr274" style:family="graphic" style:parent-style-name="standard" style:list-style-name="L2">
      <style:graphic-properties svg:stroke-width="0.02cm" svg:stroke-color="#000000" draw:marker-start-width="0.23cm" draw:marker-end-width="0.23cm" draw:fill="solid" draw:fill-color="#ffffff" draw:textarea-horizontal-align="justify" draw:textarea-vertical-align="top" draw:auto-grow-height="false" fo:min-height="0.605cm" fo:min-width="3.105cm" fo:padding-top="0.135cm" fo:padding-bottom="0.135cm" fo:padding-left="0.26cm" fo:padding-right="0.26cm" style:writing-mode="lr-tb" loext:decorative="false"/>
      <style:paragraph-properties style:writing-mode="lr-tb"/>
    </style:style>
    <style:style style:name="gr27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7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7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7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7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8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311" style:family="graphic" style:parent-style-name="standard">
      <style:graphic-properties svg:stroke-width="0.02cm" svg:stroke-color="#000000" draw:marker-start-width="0.23cm" draw:marker-end-width="0.23cm" draw:fill="solid" draw:fill-color="#7a684b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Carlito"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Carlito" fo:font-size="8pt" style:font-size-asian="8pt" style:font-size-complex="8pt"/>
    </style:style>
    <style:style style:name="P6" style:family="paragraph">
      <loext:graphic-properties draw:fill="solid" draw:fill-color="#eeeeee"/>
      <style:paragraph-properties fo:text-align="center" style:writing-mode="lr-tb"/>
      <style:text-properties style:font-name="Carlito" fo:font-size="8pt" style:font-size-asian="8pt" style:font-size-complex="8pt"/>
    </style:style>
    <style:style style:name="P7" style:family="paragraph">
      <style:paragraph-properties fo:text-align="center" style:writing-mode="lr-tb"/>
      <style:text-properties style:font-name="Carlito" fo:font-size="6pt" style:font-size-asian="6pt" style:font-size-complex="6pt"/>
    </style:style>
    <style:style style:name="P8" style:family="paragraph">
      <loext:graphic-properties draw:fill-color="#eeeeee"/>
      <style:paragraph-properties fo:text-align="center" style:writing-mode="lr-tb"/>
      <style:text-properties style:font-name="Carlito" fo:font-size="6pt" style:font-size-asian="6pt" style:font-size-complex="6pt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style:paragraph-properties fo:text-align="start" style:writing-mode="lr-tb"/>
      <style:text-properties fo:color="#000000" loext:opacity="100%" style:font-name="Carlito" fo:font-size="6pt" style:font-size-asian="6pt" style:font-size-complex="6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color="#000000" loext:opacity="100%" style:font-name="Carlito" fo:font-size="6pt" style:font-size-asian="6pt" style:font-size-complex="6pt"/>
    </style:style>
    <style:style style:name="P14" style:family="paragraph">
      <loext:graphic-properties draw:fill="solid" draw:fill-color="#afd095"/>
      <style:paragraph-properties fo:text-align="center"/>
    </style:style>
    <style:style style:name="P15" style:family="paragraph">
      <loext:graphic-properties draw:fill-color="#ffa6a6"/>
      <style:paragraph-properties fo:text-align="center"/>
    </style:style>
    <style:style style:name="P16" style:family="paragraph">
      <style:paragraph-properties fo:margin-left="0cm" fo:margin-right="0cm" fo:text-align="start" fo:text-indent="0cm" style:writing-mode="lr-tb"/>
      <style:text-properties fo:color="#000000" loext:opacity="100%" style:font-name="Carlito" fo:font-size="6pt" style:font-size-asian="6pt" style:font-size-complex="6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fo:color="#000000" loext:opacity="100%" style:font-name="Carlito" fo:font-size="6pt" style:font-size-asian="6pt" style:font-size-complex="6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style:font-name="Carlito" fo:font-size="6pt" style:font-size-asian="6pt" style:font-size-complex="6pt"/>
    </style:style>
    <style:style style:name="P21" style:family="paragraph">
      <loext:graphic-properties draw:fill-color="#eeeeee"/>
      <style:paragraph-properties fo:text-align="center" style:writing-mode="lr-tb"/>
      <style:text-properties fo:color="#808080" loext:opacity="100%" style:font-name="Carlito" fo:font-size="6pt" style:font-size-asian="6pt" style:font-size-complex="6pt"/>
    </style:style>
    <style:style style:name="P22" style:family="paragraph">
      <style:paragraph-properties fo:text-align="center" style:writing-mode="lr-tb"/>
      <style:text-properties fo:color="#808080" loext:opacity="100%" style:font-name="Carlito" fo:font-size="5pt" style:font-size-asian="5pt" style:font-size-complex="5pt"/>
    </style:style>
    <style:style style:name="P23" style:family="paragraph">
      <loext:graphic-properties draw:fill-color="#eeeeee"/>
      <style:paragraph-properties fo:text-align="center" style:writing-mode="lr-tb"/>
      <style:text-properties fo:color="#808080" loext:opacity="100%" style:font-name="Carlito" fo:font-size="5pt" style:font-size-asian="5pt" style:font-size-complex="5pt"/>
    </style:style>
    <style:style style:name="P24" style:family="paragraph">
      <loext:graphic-properties draw:fill-color="#eeeeee"/>
      <style:paragraph-properties fo:text-align="center" style:writing-mode="lr-tb"/>
      <style:text-properties style:font-name="Carlito" fo:font-size="8pt" style:font-size-asian="8pt" style:font-size-complex="8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6pt" style:font-size-asian="6pt" style:font-size-complex="6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6pt" style:font-size-asian="6pt" style:font-size-complex="6pt"/>
    </style:style>
    <style:style style:name="P29" style:family="paragraph">
      <style:paragraph-properties fo:text-align="center" style:writing-mode="lr-tb"/>
      <style:text-properties style:font-name="Carlito" fo:font-size="5pt" style:font-size-asian="5pt" style:font-size-complex="5pt"/>
    </style:style>
    <style:style style:name="P30" style:family="paragraph">
      <loext:graphic-properties draw:fill-color="#eeeeee"/>
      <style:paragraph-properties fo:text-align="center" style:writing-mode="lr-tb"/>
      <style:text-properties style:font-name="Carlito" fo:font-size="5pt" style:font-size-asian="5pt" style:font-size-complex="5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style:font-name="Carlito" fo:font-size="4pt" style:font-size-asian="4pt" style:font-size-complex="4pt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style:font-name="Carlito" fo:font-size="4pt" style:font-size-asian="4pt" style:font-size-complex="4pt"/>
    </style:style>
    <style:style style:name="P33" style:family="paragraph">
      <loext:graphic-properties draw:fill-color="#eeeeee"/>
      <style:paragraph-properties fo:text-align="center"/>
      <style:text-properties style:font-name="Carlito" fo:font-size="6pt" style:font-size-asian="6pt" style:font-size-complex="6pt"/>
    </style:style>
    <style:style style:name="P34" style:family="paragraph">
      <style:paragraph-properties fo:text-align="center"/>
      <style:text-properties style:text-position="0% 100%" style:font-name="Carlito" fo:font-size="8pt" style:font-size-asian="10pt" style:font-size-complex="10pt"/>
    </style:style>
    <style:style style:name="P35" style:family="paragraph">
      <loext:graphic-properties draw:fill="solid" draw:fill-color="#eeeeee"/>
      <style:paragraph-properties fo:text-align="center" style:writing-mode="lr-tb"/>
      <style:text-properties style:text-position="0% 100%" style:font-name="Carlito" fo:font-size="8pt" style:font-size-asian="10pt" style:font-size-complex="10pt"/>
    </style:style>
    <style:style style:name="P36" style:family="paragraph">
      <style:paragraph-properties fo:text-align="center"/>
      <style:text-properties fo:color="#808080" loext:opacity="100%" style:text-position="0% 100%" style:font-name="Carlito" fo:font-size="8pt" style:font-size-asian="10pt" style:font-size-complex="10pt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808080" loext:opacity="100%" style:text-position="0% 100%" style:font-name="Carlito" fo:font-size="8pt" style:font-size-asian="10pt" style:font-size-complex="10pt"/>
    </style:style>
    <style:style style:name="P38" style:family="paragraph">
      <style:paragraph-properties fo:text-align="center"/>
      <style:text-properties style:text-position="0% 100%" style:font-name="Carlito" fo:font-size="6pt" style:font-size-asian="6pt" style:font-size-complex="6pt"/>
    </style:style>
    <style:style style:name="P39" style:family="paragraph">
      <loext:graphic-properties draw:fill="solid" draw:fill-color="#eeeeee"/>
      <style:paragraph-properties fo:text-align="center" style:writing-mode="lr-tb"/>
      <style:text-properties style:text-position="0% 100%" style:font-name="Carlito" fo:font-size="6pt" style:font-size-asian="6pt" style:font-size-complex="6pt"/>
    </style:style>
    <style:style style:name="P40" style:family="paragraph">
      <style:paragraph-properties fo:text-align="center"/>
      <style:text-properties fo:color="#808080" loext:opacity="100%" style:font-name="Carlito" fo:font-size="8pt" style:font-size-asian="10pt" style:font-size-complex="10pt"/>
    </style:style>
    <style:style style:name="P41" style:family="paragraph">
      <loext:graphic-properties draw:fill="solid" draw:fill-color="#eeeeee"/>
      <style:paragraph-properties fo:text-align="center" style:writing-mode="lr-tb"/>
      <style:text-properties fo:color="#808080" loext:opacity="100%" style:font-name="Carlito" fo:font-size="8pt" style:font-size-asian="10pt" style:font-size-complex="10pt"/>
    </style:style>
    <style:style style:name="P42" style:family="paragraph">
      <style:paragraph-properties fo:text-align="center"/>
      <style:text-properties style:font-name="Carlito" fo:font-size="8pt" style:font-size-asian="10pt" style:font-size-complex="10pt"/>
    </style:style>
    <style:style style:name="P43" style:family="paragraph">
      <loext:graphic-properties draw:fill="solid" draw:fill-color="#eeeeee"/>
      <style:paragraph-properties fo:text-align="center" style:writing-mode="lr-tb"/>
      <style:text-properties style:font-name="Carlito" fo:font-size="8pt" style:font-size-asian="10pt" style:font-size-complex="10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4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46" style:family="paragraph">
      <loext:graphic-properties draw:fill="solid" draw:fill-color="#ffff6d"/>
      <style:paragraph-properties fo:text-align="center" style:writing-mode="lr-tb"/>
      <style:text-properties style:font-name="Carlito" fo:font-size="6pt" style:font-size-asian="6pt" style:font-size-complex="6pt"/>
    </style:style>
    <style:style style:name="P47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48" style:family="paragraph">
      <loext:graphic-properties draw:fill="solid" draw:fill-color="#a1467e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49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50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5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font-size-asian="8pt" style:font-size-complex="8pt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font-name="Carlito" fo:font-size="8pt" style:font-size-asian="8pt" style:font-size-complex="8pt"/>
    </style:style>
    <style:style style:name="P54" style:family="paragraph">
      <loext:graphic-properties draw:fill="solid" draw:fill-color="#acb20c"/>
      <style:paragraph-properties fo:text-align="center"/>
      <style:text-properties style:font-name="Carlito" fo:font-size="8pt" style:font-size-asian="8pt" style:font-size-complex="8pt"/>
    </style:style>
    <style:style style:name="P55" style:family="paragraph">
      <loext:graphic-properties draw:fill-color="#dde8cb"/>
      <style:paragraph-properties fo:text-align="center"/>
      <style:text-properties style:font-name="Carlito" fo:font-size="8pt" style:font-size-asian="8pt" style:font-size-complex="8pt"/>
    </style:style>
    <style:style style:name="P56" style:family="paragraph">
      <style:paragraph-properties fo:margin-left="0cm" fo:margin-right="0cm" fo:text-align="center" fo:text-indent="0cm" style:writing-mode="lr-tb"/>
      <style:text-properties style:font-name="Carlito" fo:font-size="6pt" style:letter-kerning="true" style:font-name-asian="Source Han Sans CN" style:font-size-asian="6pt" style:font-name-complex="Droid Sans Devanagari" style:font-size-complex="6pt"/>
    </style:style>
    <style:style style:name="P57" style:family="paragraph">
      <loext:graphic-properties draw:fill="solid" draw:fill-color="#ffffd7"/>
      <style:paragraph-properties fo:margin-left="0cm" fo:margin-right="0cm" fo:text-align="center" fo:text-indent="0cm" style:writing-mode="lr-tb"/>
      <style:text-properties style:font-name="Carlito" fo:font-size="6pt" style:letter-kerning="true" style:font-name-asian="Source Han Sans CN" style:font-size-asian="6pt" style:font-name-complex="Droid Sans Devanagari" style:font-size-complex="6pt"/>
    </style:style>
    <style:style style:name="P58" style:family="paragraph">
      <loext:graphic-properties draw:fill="solid" draw:fill-color="#a1467e"/>
      <style:paragraph-properties fo:margin-left="0cm" fo:margin-right="0cm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0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1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2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5" style:family="paragraph">
      <loext:graphic-properties draw:fill="solid" draw:fill-color="#acb20c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6pt" style:letter-kerning="true" style:font-name-asian="Source Han Sans CN" style:font-size-asian="6pt" style:font-name-complex="Droid Sans Devanagari" style:font-size-complex="6pt"/>
    </style:style>
    <style:style style:name="P67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6pt" style:letter-kerning="true" style:font-name-asian="Source Han Sans CN" style:font-size-asian="6pt" style:font-name-complex="Droid Sans Devanagari" style:font-size-complex="6pt"/>
    </style:style>
    <style:style style:name="P68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style:font-name="Carlito" fo:font-size="8pt" style:letter-kerning="true" style:font-name-asian="Source Han Sans CN" style:font-size-asian="8pt" style:font-name-complex="Droid Sans Devanagari" style:font-size-complex="8pt"/>
    </style:style>
    <style:style style:name="P69" style:family="paragraph">
      <style:paragraph-properties fo:text-align="center" style:writing-mode="lr-tb"/>
      <style:text-properties style:font-name="Carlito" fo:font-size="4pt" fo:font-weight="bold" style:font-size-asian="4pt" style:font-weight-asian="bold" style:font-size-complex="4pt" style:font-weight-complex="bold"/>
    </style:style>
    <style:style style:name="P70" style:family="paragraph">
      <loext:graphic-properties draw:fill-color="#eeeeee"/>
      <style:paragraph-properties fo:text-align="center" style:writing-mode="lr-tb"/>
      <style:text-properties style:font-name="Carlito" fo:font-size="4pt" fo:font-weight="bold" style:font-size-asian="4pt" style:font-weight-asian="bold" style:font-size-complex="4pt" style:font-weight-complex="bold"/>
    </style:style>
    <style:style style:name="P7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73" style:family="paragraph">
      <loext:graphic-properties draw:fill="hatch" draw:fill-hatch-name="Red_20_90_20_Degrees_20_Crossed_20_13" draw:fill-hatch-solid="false"/>
      <style:paragraph-properties fo:text-align="center"/>
    </style:style>
    <style:style style:name="P74" style:family="paragraph">
      <loext:graphic-properties draw:fill="hatch" draw:fill-hatch-name="Red_20_90_20_Degrees_20_Crossed_20_6"/>
      <style:paragraph-properties fo:text-align="center"/>
    </style:style>
    <style:style style:name="P75" style:family="paragraph">
      <loext:graphic-properties draw:fill="hatch" draw:fill-hatch-name="Red_20_90_20_Degrees_20_Crossed_20_7"/>
      <style:paragraph-properties fo:text-align="center"/>
    </style:style>
    <style:style style:name="P76" style:family="paragraph">
      <loext:graphic-properties draw:fill="hatch" draw:fill-hatch-name="Red_20_90_20_Degrees_20_Crossed_20_4"/>
      <style:paragraph-properties fo:text-align="center"/>
    </style:style>
    <style:style style:name="P77" style:family="paragraph">
      <loext:graphic-properties draw:fill="hatch" draw:fill-hatch-name="Red_20_90_20_Degrees_20_Crossed_20_5"/>
      <style:paragraph-properties fo:text-align="center"/>
    </style:style>
    <style:style style:name="P78" style:family="paragraph">
      <loext:graphic-properties draw:fill="hatch" draw:fill-hatch-name="Red_20_90_20_Degrees_20_Crossed_20_10"/>
      <style:paragraph-properties fo:text-align="center"/>
    </style:style>
    <style:style style:name="P79" style:family="paragraph">
      <loext:graphic-properties draw:fill="hatch" draw:fill-hatch-name="Red_20_90_20_Degrees_20_Crossed_20_2"/>
      <style:paragraph-properties fo:text-align="center"/>
    </style:style>
    <style:style style:name="P80" style:family="paragraph">
      <loext:graphic-properties draw:fill="hatch" draw:fill-hatch-name="Red_20_90_20_Degrees_20_Crossed_20_14" draw:fill-hatch-solid="false"/>
      <style:paragraph-properties fo:text-align="center"/>
    </style:style>
    <style:style style:name="P81" style:family="paragraph">
      <loext:graphic-properties draw:fill="hatch" draw:fill-hatch-name="Red_20_90_20_Degrees_20_Crossed_20_15" draw:fill-hatch-solid="false"/>
      <style:paragraph-properties fo:text-align="center"/>
    </style:style>
    <style:style style:name="P82" style:family="paragraph">
      <loext:graphic-properties draw:fill="hatch" draw:fill-hatch-name="Red_20_90_20_Degrees_20_Crossed_20_2" draw:fill-hatch-solid="false"/>
      <style:paragraph-properties fo:text-align="center"/>
    </style:style>
    <style:style style:name="P83" style:family="paragraph">
      <loext:graphic-properties draw:fill="hatch" draw:fill-hatch-name="Red_20_90_20_Degrees_20_Crossed_20_11"/>
      <style:paragraph-properties fo:text-align="center"/>
    </style:style>
    <style:style style:name="P84" style:family="paragraph">
      <loext:graphic-properties draw:fill="hatch" draw:fill-hatch-name="Red_20_90_20_Degrees_20_Crossed_20_12"/>
      <style:paragraph-properties fo:text-align="center"/>
    </style:style>
    <style:style style:name="P85" style:family="paragraph">
      <loext:graphic-properties draw:fill="solid" draw:fill-color="#808080"/>
      <style:paragraph-properties fo:text-align="center"/>
      <style:text-properties style:font-name="Carlito" fo:font-size="8pt" style:font-size-asian="8pt" style:font-size-complex="8pt"/>
    </style:style>
    <style:style style:name="P86" style:family="paragraph">
      <loext:graphic-properties draw:fill-color="#acb20c"/>
      <style:paragraph-properties fo:text-align="center"/>
      <style:text-properties style:font-name="Carlito" fo:font-size="8pt" style:font-size-asian="8pt" style:font-size-complex="8pt"/>
    </style:style>
    <style:style style:name="P87" style:family="paragraph">
      <style:paragraph-properties fo:text-align="center"/>
      <style:text-properties style:font-name="Carlito" fo:font-size="8pt" style:font-size-asian="8pt" style:font-size-complex="8pt"/>
    </style:style>
    <style:style style:name="P88" style:family="paragraph">
      <loext:graphic-properties draw:fill="solid" draw:fill-color="#729fcf"/>
      <style:paragraph-properties fo:text-align="center"/>
      <style:text-properties style:font-name="Carlito" fo:font-size="8pt" style:font-size-asian="8pt" style:font-size-complex="8pt"/>
    </style:style>
    <style:style style:name="P89" style:family="paragraph">
      <loext:graphic-properties draw:fill="solid" draw:fill-color="#b4c7dc"/>
      <style:paragraph-properties fo:text-align="center"/>
      <style:text-properties style:font-name="Carlito" fo:font-size="8pt" style:font-size-asian="8pt" style:font-size-complex="8pt"/>
    </style:style>
    <style:style style:name="P90" style:family="paragraph">
      <loext:graphic-properties draw:fill-color="#b4c7dc"/>
      <style:paragraph-properties fo:text-align="center"/>
      <style:text-properties style:font-name="Carlito" fo:font-size="8pt" style:font-size-asian="8pt" style:font-size-complex="8pt"/>
    </style:style>
    <style:style style:name="P91" style:family="paragraph">
      <loext:graphic-properties draw:fill-color="#ffdbb6"/>
      <style:paragraph-properties fo:text-align="center"/>
      <style:text-properties style:font-name="Carlito" fo:font-size="8pt" style:font-size-asian="8pt" style:font-size-complex="8pt"/>
    </style:style>
    <style:style style:name="P92" style:family="paragraph">
      <loext:graphic-properties draw:fill="solid" draw:fill-color="#f10d0c"/>
      <style:paragraph-properties fo:text-align="center"/>
      <style:text-properties style:font-name="Carlito" fo:font-size="8pt" style:font-size-asian="8pt" style:font-size-complex="8pt"/>
    </style:style>
    <style:style style:name="P93" style:family="paragraph">
      <loext:graphic-properties draw:fill="solid" draw:fill-color="#ffff38"/>
      <style:paragraph-properties fo:text-align="center"/>
      <style:text-properties style:font-name="Carlito" fo:font-size="8pt" style:font-size-asian="8pt" style:font-size-complex="8pt"/>
    </style:style>
    <style:style style:name="P94" style:family="paragraph">
      <loext:graphic-properties draw:fill="solid" draw:fill-color="#e6e905"/>
      <style:paragraph-properties fo:text-align="center"/>
      <style:text-properties style:font-name="Carlito" fo:font-size="6pt" style:font-size-asian="6pt" style:font-size-complex="6pt"/>
    </style:style>
    <style:style style:name="P95" style:family="paragraph">
      <loext:graphic-properties draw:fill-color="#77bc65"/>
      <style:paragraph-properties fo:text-align="center"/>
      <style:text-properties style:font-name="Carlito" fo:font-size="8pt" style:font-size-asian="8pt" style:font-size-complex="8pt"/>
    </style:style>
    <style:style style:name="P96" style:family="paragraph">
      <loext:graphic-properties draw:fill-color="#ffaa95"/>
      <style:paragraph-properties fo:text-align="center"/>
      <style:text-properties style:font-name="Carlito" fo:font-size="8pt" style:font-size-asian="8pt" style:font-size-complex="8pt"/>
    </style:style>
    <style:style style:name="P97" style:family="paragraph">
      <loext:graphic-properties draw:fill="solid" draw:fill-color="#ffaa95"/>
      <style:paragraph-properties fo:text-align="center"/>
      <style:text-properties style:font-name="Carlito" fo:font-size="8pt" style:font-size-asian="8pt" style:font-size-complex="8pt"/>
    </style:style>
    <style:style style:name="P98" style:family="paragraph">
      <loext:graphic-properties draw:fill="solid" draw:fill-color="#77bc65"/>
      <style:paragraph-properties fo:text-align="center"/>
      <style:text-properties style:font-name="Carlito" fo:font-size="8pt" style:font-size-asian="8pt" style:font-size-complex="8pt"/>
    </style:style>
    <style:style style:name="P99" style:family="paragraph">
      <loext:graphic-properties draw:fill="solid" draw:fill-color="#a1467e"/>
      <style:paragraph-properties fo:text-align="center"/>
      <style:text-properties style:font-name="Carlito" fo:font-size="8pt" style:font-size-asian="8pt" style:font-size-complex="8pt"/>
    </style:style>
    <style:style style:name="P100" style:family="paragraph">
      <loext:graphic-properties draw:fill-color="#f10d0c"/>
      <style:paragraph-properties fo:text-align="center"/>
      <style:text-properties style:font-name="Carlito" fo:font-size="8pt" style:font-size-asian="8pt" style:font-size-complex="8pt"/>
    </style:style>
    <style:style style:name="P101" style:family="paragraph">
      <style:paragraph-properties fo:text-align="center" style:writing-mode="lr-tb"/>
      <style:text-properties style:font-name="Carlito" fo:font-size="3pt" style:font-size-asian="3pt" style:font-size-complex="3pt"/>
    </style:style>
    <style:style style:name="P102" style:family="paragraph">
      <loext:graphic-properties draw:fill="solid" draw:fill-color="#ffffff"/>
      <style:paragraph-properties fo:text-align="center" style:writing-mode="lr-tb"/>
      <style:text-properties style:font-name="Carlito" fo:font-size="3pt" style:font-size-asian="3pt" style:font-size-complex="3pt"/>
    </style:style>
    <style:style style:name="P103" style:family="paragraph">
      <loext:graphic-properties draw:fill="solid" draw:fill-color="#eeeeee"/>
      <style:paragraph-properties fo:text-align="center"/>
      <style:text-properties style:font-name="Carlito" fo:font-size="8pt" style:font-size-asian="8pt" style:font-size-complex="8pt"/>
    </style:style>
    <style:style style:name="P104" style:family="paragraph">
      <loext:graphic-properties draw:fill="solid" draw:fill-color="#ff8000"/>
      <style:paragraph-properties fo:text-align="center"/>
      <style:text-properties style:font-name="Carlito" fo:font-size="8pt" style:font-size-asian="8pt" style:font-size-complex="8pt"/>
    </style:style>
    <style:style style:name="P10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10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9" style:family="paragraph">
      <loext:graphic-properties draw:fill="hatch" draw:fill-hatch-name="Red_20_90_20_Degrees_20_Crossed_20_13"/>
      <style:paragraph-properties fo:text-align="center"/>
    </style:style>
    <style:style style:name="P110" style:family="paragraph">
      <loext:graphic-properties draw:fill="hatch" draw:fill-hatch-name="Red_20_90_20_Degrees_20_Crossed_20_14"/>
      <style:paragraph-properties fo:text-align="center"/>
    </style:style>
    <style:style style:name="P111" style:family="paragraph">
      <loext:graphic-properties draw:fill="hatch" draw:fill-hatch-name="Red_20_90_20_Degrees_20_Crossed_20_15"/>
      <style:paragraph-properties fo:text-align="center"/>
    </style:style>
    <style:style style:name="P112" style:family="paragraph">
      <style:paragraph-properties fo:text-align="center" style:writing-mode="lr-tb"/>
    </style:style>
    <style:style style:name="P113" style:family="paragraph">
      <style:paragraph-properties fo:margin-left="0cm" fo:margin-right="0cm" fo:margin-top="0cm" fo:margin-bottom="0cm" fo:line-height="100%" fo:text-align="center" fo:text-indent="0cm"/>
      <style:text-properties style:font-name="Carlito" fo:font-size="8pt" style:font-size-asian="8pt" style:font-size-complex="8pt"/>
    </style:style>
    <style:style style:name="P114" style:family="paragraph">
      <style:paragraph-properties fo:text-align="center"/>
      <style:text-properties style:font-name="Carlito" fo:font-size="4pt" style:font-size-asian="4pt" style:font-size-complex="4pt"/>
    </style:style>
    <style:style style:name="P115" style:family="paragraph">
      <loext:graphic-properties draw:fill-color="#eeeeee"/>
      <style:paragraph-properties fo:text-align="center" style:writing-mode="lr-tb"/>
      <style:text-properties style:font-name="Carlito" fo:font-size="4pt" style:font-size-asian="4pt" style:font-size-complex="4pt"/>
    </style:style>
    <style:style style:name="P116" style:family="paragraph">
      <loext:graphic-properties draw:fill="solid" draw:fill-color="#7a684b"/>
      <style:paragraph-properties fo:text-align="center"/>
      <style:text-properties style:font-name="Carlito" fo:font-size="8pt" style:font-size-asian="8pt" style:font-size-complex="8pt"/>
    </style:style>
    <style:style style:name="T1" style:family="text">
      <style:text-properties style:font-name="Carlito" fo:font-size="8pt" style:font-size-asian="8pt" style:font-size-complex="8pt"/>
    </style:style>
    <style:style style:name="T2" style:family="text">
      <style:text-properties style:font-name="Carlito" fo:font-size="6pt" style:font-size-asian="6pt" style:font-size-complex="6pt"/>
    </style:style>
    <style:style style:name="T3" style:family="text">
      <style:text-properties style:text-position="33% 58%" style:font-name="Carlito" fo:font-size="6pt" style:font-size-asian="6pt" style:font-size-complex="6pt"/>
    </style:style>
    <style:style style:name="T4" style:family="text">
      <style:text-properties fo:color="#000000" loext:opacity="100%" style:font-name="Carlito" fo:font-size="6pt" style:font-size-asian="6pt" style:font-size-complex="6pt"/>
    </style:style>
    <style:style style:name="T5" style:family="text">
      <style:text-properties fo:color="#000000" loext:opacity="100%" style:text-position="-8% 58%" style:font-name="Carlito" fo:font-size="6pt" style:font-size-asian="6pt" style:font-size-complex="6pt"/>
    </style:style>
    <style:style style:name="T6" style:family="text">
      <style:text-properties fo:color="#000000" loext:opacity="100%" style:font-name="Carlito" fo:font-size="6pt" style:letter-kerning="true" style:font-name-asian="Microsoft YaHei" style:font-size-asian="6pt" style:font-name-complex="Mangal" style:font-size-complex="6pt"/>
    </style:style>
    <style:style style:name="T7" style:family="text">
      <style:text-properties fo:color="#000000" loext:opacity="100%" style:text-position="-8% 58%" style:font-name="Carlito" fo:font-size="6pt" style:letter-kerning="true" style:font-name-asian="Microsoft YaHei" style:font-size-asian="6pt" style:font-name-complex="Mangal" style:font-size-complex="6pt"/>
    </style:style>
    <style:style style:name="T8" style:family="text">
      <style:text-properties fo:color="#808080" loext:opacity="100%" style:font-name="Carlito" fo:font-size="5pt" style:font-size-asian="5pt" style:font-size-complex="5pt"/>
    </style:style>
    <style:style style:name="T9" style:family="text">
      <style:text-properties fo:color="#808080" loext:opacity="100%" style:font-name="Carlito" fo:font-size="4pt" style:font-size-asian="4pt" style:font-size-complex="4pt"/>
    </style:style>
    <style:style style:name="T10" style:family="text">
      <style:text-properties style:font-name="Carlito" fo:font-size="5pt" style:font-size-asian="5pt" style:font-size-complex="5pt"/>
    </style:style>
    <style:style style:name="T11" style:family="text">
      <style:text-properties style:text-position="0% 100%" style:font-name="Carlito" fo:font-size="8pt" style:font-size-asian="10pt" style:font-size-complex="10pt"/>
    </style:style>
    <style:style style:name="T12" style:family="text">
      <style:text-properties fo:color="#808080" loext:opacity="100%" style:text-position="0% 100%" style:font-name="Carlito" fo:font-size="8pt" style:font-size-asian="10pt" style:font-size-complex="10pt"/>
    </style:style>
    <style:style style:name="T13" style:family="text">
      <style:text-properties style:text-position="0% 100%" style:font-name="Carlito" fo:font-size="6pt" style:font-size-asian="6pt" style:font-size-complex="6pt"/>
    </style:style>
    <style:style style:name="T14" style:family="text">
      <style:text-properties fo:color="#808080" loext:opacity="100%" style:font-name="Carlito" fo:font-size="8pt" style:font-size-asian="10pt" style:font-size-complex="10pt"/>
    </style:style>
    <style:style style:name="T15" style:family="text">
      <style:text-properties style:font-name="Carlito" fo:font-size="8pt" style:font-size-asian="10pt" style:font-size-complex="10pt"/>
    </style:style>
    <style:style style:name="T16" style:family="text">
      <style:text-properties style:font-name="Carlito" fo:font-size="6pt" style:letter-kerning="true" style:font-name-asian="Microsoft YaHei" style:font-size-asian="6pt" style:font-name-complex="Mangal" style:font-size-complex="6pt"/>
    </style:style>
    <style:style style:name="T17" style:family="text">
      <style:text-properties style:font-name="Carlito" fo:font-size="6pt" style:letter-kerning="true" style:font-name-asian="Source Han Sans CN" style:font-size-asian="6pt" style:font-name-complex="Droid Sans Devanagari" style:font-size-complex="6pt"/>
    </style:style>
    <style:style style:name="T18" style:family="text">
      <style:text-properties style:font-name="Carlito" fo:font-size="4pt" fo:font-weight="bold" style:font-size-asian="4pt" style:font-weight-asian="bold" style:font-size-complex="4pt" style:font-weight-complex="bold"/>
    </style:style>
    <style:style style:name="T19" style:family="text">
      <style:text-properties style:font-name="Carlito" fo:font-size="6pt" fo:font-weight="normal" style:font-size-asian="6pt" style:font-weight-asian="normal" style:font-size-complex="6pt" style:font-weight-complex="normal"/>
    </style:style>
    <style:style style:name="T20" style:family="text">
      <style:text-properties style:font-name="Carlito" fo:font-size="3pt" style:font-size-asian="3pt" style:font-size-complex="3pt"/>
    </style:style>
    <style:style style:name="T21" style:family="text">
      <style:text-properties style:font-name="Carlito" fo:font-size="8pt" fo:font-weight="bold" style:font-size-asian="8pt" style:font-weight-asian="bold" style:font-size-complex="8pt" style:font-weight-complex="bold"/>
    </style:style>
    <style:style style:name="T22" style:family="text">
      <style:text-properties style:text-position="-8% 58%" style:font-name="Carlito" fo:font-size="6pt" style:font-size-asian="6pt" style:font-size-complex="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arlito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25cm" svg:height="0.125cm" svg:x="7.87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5cm" svg:y1="9cm" svg:x2="9.5cm" svg:y2="7.875cm">
          <text:p/>
        </draw:line>
        <draw:custom-shape draw:style-name="gr3" draw:text-style-name="P3" draw:layer="layout" svg:width="4.126cm" svg:height="1.375cm" svg:x="4.875cm" svg:y="13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9.001cm" svg:y="9cm">
          <text:p/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0.474cm" svg:height="1.2cm" svg:x="9.152cm" svg:y="9.375cm">
          <draw:image xlink:href="Pictures/10000001000000F60000026EDE23DFEC.png" xlink:type="simple" xlink:show="embed" xlink:actuate="onLoad" draw:mime-type="image/png">
            <text:p/>
          </draw:image>
        </draw:frame>
        <draw:custom-shape draw:style-name="gr6" draw:text-style-name="P6" draw:layer="layout" svg:width="1.125cm" svg:height="1cm" svg:x="9.751cm" svg:y="9.5cm">
          <text:p text:style-name="P5"><text:span text:style-name="T1">GateMate</text:span><text:span text:style-name="T1"><text:line-break/></text:span><text:span text:style-name="T1">FPG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5cm" svg:height="0.75cm" svg:x="9.126cm" svg:y="12.125cm">
          <text:p text:style-name="P7"><text:span text:style-name="T2">QSPI</text:span><text:span text:style-name="T2"><text:line-break/></text:span><text:span text:style-name="T2">Flash </text:span><text:span text:style-name="T3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0.125cm" svg:height="0.125cm" svg:x="10.938cm" svg:y="8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14.25cm" svg:x2="6.375cm" svg:y2="14.25cm">
          <text:p/>
        </draw:line>
        <draw:custom-shape draw:style-name="gr9" draw:text-style-name="P10" draw:layer="layout" svg:width="0.125cm" svg:height="0.125cm" svg:x="6.375cm" svg:y="14.1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0.125cm" svg:height="0.125cm" svg:x="6.375cm" svg:y="14.6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438cm" svg:height="0.125cm" svg:x="6.562cm" svg:y="14.187cm">
          <text:p text:style-name="P12"><text:span text:style-name="T4">0.9V - 1.1V 3A (V</text:span><text:span text:style-name="T5">core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126cm" svg:height="0.126cm" svg:x="9.876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15cm" svg:x2="6.375cm" svg:y2="15cm">
          <text:p/>
        </draw:line>
        <draw:custom-shape draw:style-name="gr13" draw:text-style-name="P15" draw:layer="layout" svg:width="0.125cm" svg:height="0.125cm" svg:x="6.375cm" svg:y="14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38cm" svg:height="0.125cm" svg:x="6.562cm" svg:y="14.937cm">
          <text:p text:style-name="P16"><text:span text:style-name="T6">3.3V 2A (V</text:span><text:span text:style-name="T7">io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8cm" svg:height="0.687cm" svg:x="4.751cm" svg:y="16cm">
          <text:p text:style-name="P18"><text:span text:style-name="T4">(1) Flash programming via JTAG-SPI-by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0.438cm" svg:height="0.25cm" svg:x="9.312cm" svg:y="8.312cm">
          <text:p text:style-name="P20"><text:span text:style-name="T8">Latch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0.438cm" svg:height="0.25cm" svg:x="9.249cm" svg:y="8.437cm">
          <text:p text:style-name="P22"><text:span text:style-name="T8">Latch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0.75cm" svg:height="0.375cm" svg:x="9.125cm" svg:y="7.5cm">
          <text:p text:style-name="P7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0.126cm" svg:height="0.126cm" svg:x="9.749cm" svg:y="8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cm" svg:height="0.5cm" svg:x="5.001cm" svg:y="14cm">
          <text:p text:style-name="P5"><text:span text:style-name="T2">DC-DC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" draw:layer="layout" svg:x1="11cm" svg:y1="9.562cm" svg:x2="12.125cm" svg:y2="9.562cm">
          <text:p text:style-name="P25"><text:span text:style-name="T9">USB</text:span></text:p>
          <text:p text:style-name="P25"><text:span text:style-name="T9"/></text:p>
        </draw:line>
        <draw:custom-shape draw:style-name="gr11" draw:text-style-name="P17" draw:layer="layout" svg:width="1.438cm" svg:height="0.125cm" svg:x="6.562cm" svg:y="14.687cm">
          <text:p text:style-name="P16"><text:span text:style-name="T6">1.8V 3A (V</text:span><text:span text:style-name="T7">io</text:span><text:span text:style-name="T6">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4.75cm" svg:x2="6.375cm" svg:y2="14.75cm">
          <text:p/>
        </draw:line>
        <draw:custom-shape draw:style-name="gr12" draw:text-style-name="P14" draw:layer="layout" svg:width="0.126cm" svg:height="0.126cm" svg:x="10.999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0.75cm" svg:height="0.75cm" svg:x="7.125cm" svg:y="9.125cm">
          <text:p text:style-name="P5"><text:span text:style-name="T2">LAN</text:span><text:span text:style-name="T2"><text:line-break/></text:span><text:span text:style-name="T2">8720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0.126cm" svg:height="0.126cm" svg:x="7.936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7.875cm" svg:y1="9.5cm" svg:x2="9cm" svg:y2="9.5cm">
          <text:p text:style-name="P25"><text:span text:style-name="T9">RMII</text:span></text:p>
          <text:p text:style-name="P25"><text:span text:style-name="T9"/></text:p>
        </draw:line>
        <draw:line draw:style-name="gr18" draw:text-style-name="P2" draw:layer="layout" svg:x1="10.999cm" svg:y1="10.558cm" svg:x2="13.124cm" svg:y2="10.558cm">
          <text:p text:style-name="P25"><text:span text:style-name="T9">HDMI0/1</text:span></text:p>
          <text:p text:style-name="P25"><text:span text:style-name="T9"/></text:p>
        </draw:line>
        <draw:line draw:style-name="gr18" draw:text-style-name="P2" draw:layer="layout" svg:x1="10.999cm" svg:y1="10.308cm" svg:x2="13.124cm" svg:y2="10.308cm">
          <text:p text:style-name="P25"><text:span text:style-name="T9">CSI0/1 + DSI0/1</text:span></text:p>
          <text:p text:style-name="P25"><text:span text:style-name="T9"/></text:p>
        </draw:line>
        <draw:line draw:style-name="gr18" draw:text-style-name="P2" draw:layer="layout" svg:x1="6.875cm" svg:y1="10.812cm" svg:x2="9cm" svg:y2="10.812cm">
          <text:p text:style-name="P25"><text:span text:style-name="T9">SD/eMMC</text:span></text:p>
          <text:p text:style-name="P25"><text:span text:style-name="T9"/></text:p>
        </draw:line>
        <draw:line draw:style-name="gr18" draw:text-style-name="P2" draw:layer="layout" svg:x1="9.5cm" svg:y1="12.125cm" svg:x2="9.5cm" svg:y2="11cm">
          <text:p text:style-name="P25"><text:span text:style-name="T9">QSPI</text:span></text:p>
          <text:p text:style-name="P25"><text:span text:style-name="T9"/></text:p>
        </draw:line>
        <draw:g draw:style-name="gr19">
          <draw:custom-shape draw:style-name="gr20" draw:text-style-name="P26" draw:layer="layout" svg:width="0.125cm" svg:height="0.242cm" svg:x="13.375cm" svg:y="9.9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yout" svg:width="0.125cm" svg:height="0.24cm" svg:x="13.5cm" svg:y="10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yout" svg:width="0.75cm" svg:height="1.875cm" svg:x="13.125cm" svg:y="9.062cm">
            <text:p text:style-name="P27"><text:span text:style-name="T2">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" draw:text-style-name="P2" draw:layer="layout" svg:x1="6.875cm" svg:y1="9.5cm" svg:x2="7.125cm" svg:y2="9.5cm">
          <text:p/>
        </draw:line>
        <draw:custom-shape draw:style-name="gr22" draw:text-style-name="P28" draw:layer="layout" svg:width="0.75cm" svg:height="1.875cm" svg:x="6.125cm" svg:y="9.062cm">
          <text:p text:style-name="P27"><text:span text:style-name="T2">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" draw:layer="layout" svg:x1="6.875cm" svg:y1="10.562cm" svg:x2="9cm" svg:y2="10.562cm">
          <text:p text:style-name="P25"><text:span text:style-name="T9">GPIO</text:span></text:p>
          <text:p text:style-name="P25"><text:span text:style-name="T9"/></text:p>
        </draw:line>
        <draw:custom-shape draw:style-name="gr7" draw:text-style-name="P8" draw:layer="layout" svg:width="0.75cm" svg:height="0.75cm" svg:x="10.125cm" svg:y="12.125cm">
          <text:p text:style-name="P7"><text:span text:style-name="T2">OPI</text:span><text:span text:style-name="T2"><text:line-break/></text:span><text:span text:style-name="T2">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0.126cm" svg:height="0.126cm" svg:x="10.874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1cm" svg:y1="10.812cm" svg:x2="13.125cm" svg:y2="10.812cm">
          <text:p text:style-name="P25"><text:span text:style-name="T9">SerDes/PCIe</text:span></text:p>
          <text:p text:style-name="P25"><text:span text:style-name="T9"/></text:p>
        </draw:line>
        <draw:line draw:style-name="gr18" draw:text-style-name="P2" draw:layer="layout" svg:x1="10.5cm" svg:y1="12.125cm" svg:x2="10.5cm" svg:y2="11cm">
          <text:p text:style-name="P25"><text:span text:style-name="T9">Octal SPI</text:span></text:p>
          <text:p text:style-name="P25"><text:span text:style-name="T9"/></text:p>
        </draw:line>
        <draw:custom-shape draw:style-name="gr7" draw:text-style-name="P8" draw:layer="layout" svg:width="0.75cm" svg:height="0.75cm" svg:x="12.125cm" svg:y="9.187cm">
          <text:p text:style-name="P7"><text:span text:style-name="T2">USB</text:span></text:p>
          <text:p text:style-name="P7"><text:span text:style-name="T2">3343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0.126cm" svg:height="0.126cm" svg:x="12.875cm" svg:y="9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75cm" svg:y1="9.562cm" svg:x2="13.125cm" svg:y2="9.562cm">
          <text:p/>
        </draw:line>
        <draw:custom-shape draw:style-name="gr23" draw:text-style-name="P8" draw:layer="layout" svg:width="0.75cm" svg:height="0.375cm" svg:x="10.125cm" svg:y="7.5cm">
          <text:p text:style-name="P7"><text:span text:style-name="T2">JTA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" draw:layer="layout" svg:x1="10.5cm" svg:y1="9cm" svg:x2="10.5cm" svg:y2="7.875cm">
          <text:p text:style-name="P25"><text:span text:style-name="T9">JTAG</text:span></text:p>
          <text:p text:style-name="P25"><text:span text:style-name="T9"/></text:p>
        </draw:line>
        <draw:custom-shape draw:style-name="gr15" draw:text-style-name="P30" draw:layer="layout" svg:width="0.438cm" svg:height="0.25cm" svg:x="11.561cm" svg:y="9.683cm">
          <text:p text:style-name="P29"><text:span text:style-name="T10">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0.75cm" svg:height="0.375cm" svg:x="9.126cm" svg:y="7.499cm">
          <text:p text:style-name="P7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499cm" svg:y1="10.058cm" svg:x2="13.124cm" svg:y2="10.058cm">
          <text:p/>
        </draw:line>
        <draw:custom-shape draw:style-name="gr17" draw:text-style-name="P24" draw:layer="layout" svg:width="1cm" svg:height="0.5cm" svg:x="5cm" svg:y="14.625cm">
          <text:p text:style-name="P5"><text:span text:style-name="T2">LDO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0.625cm" svg:height="0.25cm" svg:x="6.187cm" svg:y="11cm">
          <text:p text:style-name="P31"><text:span text:style-name="T9">DF40C-100DS-0.4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2" draw:layer="layout" svg:width="0.625cm" svg:height="0.25cm" svg:x="13.187cm" svg:y="11cm">
          <text:p text:style-name="P31"><text:span text:style-name="T9">DF40C-100DS-0.4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draw:layer="layout" svg:width="0.125cm" svg:height="0.125cm" draw:transform="rotate (1.5707963267949) translate (11.124cm 9.8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33" draw:layer="layout" svg:width="0.126cm" svg:height="0.125cm" draw:transform="rotate (-1.5707963267949) translate (11.499cm 9.9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1.249cm" svg:y1="9.808cm" svg:x2="11.561cm" svg:y2="9.808cm">
          <text:p/>
        </draw:line>
        <draw:line draw:style-name="gr2" draw:text-style-name="P2" draw:layer="layout" svg:x1="10.999cm" svg:y1="9.808cm" svg:x2="11.124cm" svg:y2="9.808cm">
          <text:p/>
        </draw:line>
        <draw:polyline draw:style-name="gr2" draw:text-style-name="P2" draw:layer="layout" svg:width="0.249cm" svg:height="0.062cm" draw:transform="rotate (1.5707963267949) translate (11.311cm 10.058cm)" svg:viewBox="0 0 250 63" draw:points="250,0 0,0 0,63">
          <text:p/>
        </draw:polyline>
      </draw:page>
      <draw:page draw:name="page2" draw:style-name="dp1" draw:master-page-name="Default">
        <draw:frame draw:style-name="gr5" draw:text-style-name="P2" draw:layer="layout" svg:width="7.908cm" svg:height="13.662cm" svg:x="2cm" svg:y="9cm">
          <draw:image xlink:href="Pictures/100000010000030A000005407CAB8CD6.png" xlink:type="simple" xlink:show="embed" xlink:actuate="onLoad" draw:mime-type="image/png">
            <text:p/>
          </draw:image>
        </draw:frame>
        <draw:frame draw:style-name="gr5" draw:text-style-name="P2" draw:layer="layout" svg:width="7.908cm" svg:height="13.661cm" svg:x="10cm" svg:y="9cm">
          <draw:image xlink:href="Pictures/100000010000030A000005405062EC6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5" draw:text-style-name="P2" draw:layer="layout" svg:width="18.999cm" svg:height="3.246cm" draw:transform="rotate (-3.14159265358979) translate (20cm 20.246cm)">
          <draw:image xlink:href="Pictures/1000000100000BD30000020531F0E192.png" xlink:type="simple" xlink:show="embed" xlink:actuate="onLoad" draw:mime-type="image/png">
            <text:p/>
          </draw:image>
        </draw:frame>
        <draw:frame draw:style-name="gr5" draw:text-style-name="P2" draw:layer="layout" svg:width="18.999cm" svg:height="3.206cm" draw:transform="rotate (-3.14159265358979) translate (20cm 7cm)">
          <draw:image xlink:href="Pictures/1000000100000BDA00000200CB6F2E56.png" xlink:type="simple" xlink:show="embed" xlink:actuate="onLoad" draw:mime-type="image/png">
            <text:p/>
          </draw:image>
        </draw:frame>
        <draw:g draw:style-name="gr19">
          <draw:custom-shape draw:style-name="gr27" draw:text-style-name="P35" draw:layer="layout" svg:width="2cm" svg:height="0.5cm" svg:x="10cm" svg:y="15.5cm">
            <text:p text:style-name="P34"><text:span text:style-name="T11">PCI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2cm" svg:height="0.5cm" svg:x="8cm" svg:y="15.5cm">
            <text:p text:style-name="P34"><text:span text:style-name="T11">CAM0 (6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7" draw:layer="layout" svg:width="2cm" svg:height="1cm" svg:x="6cm" svg:y="15cm">
            <text:p text:style-name="P36"><text:span text:style-name="T12">HDMI1 (8+2)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2cm" svg:height="0.5cm" svg:x="4cm" svg:y="15.5cm">
            <text:p text:style-name="P38"><text:span text:style-name="T13">HDMI0 (8+2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7" draw:layer="layout" svg:width="2cm" svg:height="1cm" svg:x="2cm" svg:y="15cm">
            <text:p text:style-name="P36"><text:span text:style-name="T12">DSI1 (10)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2cm" svg:height="0.5cm" svg:x="4cm" svg:y="15cm">
            <text:p text:style-name="P34"><text:span text:style-name="T11">DSI0 (6)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7" draw:layer="layout" svg:width="2cm" svg:height="0.5cm" svg:x="8cm" svg:y="15cm">
            <text:p text:style-name="P36"><text:span text:style-name="T12">CAM1 (10)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2cm" svg:height="0.5cm" svg:x="10cm" svg:y="15cm">
            <text:p text:style-name="P34"><text:span text:style-name="T11">USB (2)</text:span></text:p>
            <draw:enhanced-geometry svg:viewBox="0 0 21600 21600" draw:type="rectangle" draw:enhanced-path="M 0 0 L 21600 0 21600 21600 0 21600 0 0 Z N"/>
          </draw:custom-shape>
        </draw:g>
        <draw:g draw:style-name="gr19">
          <draw:custom-shape draw:style-name="gr27" draw:text-style-name="P41" draw:layer="layout" svg:width="2cm" svg:height="0.5cm" svg:x="10cm" svg:y="8.5cm">
            <text:p text:style-name="P40"><text:span text:style-name="T14">ETH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1" draw:layer="layout" svg:width="2cm" svg:height="0.5cm" svg:x="8cm" svg:y="8.5cm">
            <text:p text:style-name="P40"><text:span text:style-name="T14">ETH0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1" draw:layer="layout" svg:width="2cm" svg:height="0.5cm" svg:x="10cm" svg:y="8cm">
            <text:p text:style-name="P40"><text:span text:style-name="T14">ETH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1" draw:layer="layout" svg:width="2cm" svg:height="0.5cm" svg:x="8cm" svg:y="8cm">
            <text:p text:style-name="P40"><text:span text:style-name="T14">ETH2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3" draw:layer="layout" svg:width="2cm" svg:height="1cm" svg:x="6cm" svg:y="8cm">
            <text:p text:style-name="P42"><text:span text:style-name="T15">GPIO (26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3" draw:layer="layout" svg:width="2cm" svg:height="1cm" svg:x="4cm" svg:y="8cm">
            <text:p text:style-name="P42"><text:span text:style-name="T15">SD (6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1" draw:layer="layout" svg:width="2cm" svg:height="1cm" svg:x="2cm" svg:y="8cm">
            <text:p text:style-name="P40"><text:span text:style-name="T14">PWR</text:span></text:p>
            <draw:enhanced-geometry svg:viewBox="0 0 21600 21600" draw:type="rectangle" draw:enhanced-path="M 0 0 L 21600 0 21600 21600 0 21600 0 0 Z N"/>
          </draw:custom-shape>
        </draw:g>
        <draw:g draw:style-name="gr19">
          <draw:custom-shape draw:style-name="gr29" draw:text-style-name="P4" draw:layer="layout" svg:width="4cm" svg:height="4cm" svg:x="5cm" svg:y="1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125cm" svg:height="1cm" svg:x="6.75cm" svg:y="11.5cm">
            <text:p text:style-name="P5"><text:span text:style-name="T1">GateMate</text:span><text:span text:style-name="T1"><text:line-break/></text:span><text:span text:style-name="T1">FPGA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5" draw:layer="layout" svg:width="1cm" svg:height="1.25cm" svg:x="5cm" svg:y="12.75cm">
            <text:p text:style-name="P44"><text:span text:style-name="T2">CFG</text:span><text:span text:style-name="T2"><text:line-break/></text:span><text:span text:style-name="T2">(WA)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6" draw:layer="layout" svg:width="1cm" svg:height="1.25cm" svg:x="5cm" svg:y="11.5cm">
            <text:p text:style-name="P7"><text:span text:style-name="T2">WB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7" draw:layer="layout" svg:width="1cm" svg:height="1cm" svg:x="6cm" svg:y="13cm">
            <text:p text:style-name="P44"><text:span text:style-name="T2">SA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8" draw:layer="layout" svg:width="1cm" svg:height="0.5cm" svg:x="7cm" svg:y="13.5cm">
            <text:p text:style-name="P44"><text:span text:style-name="T2">SERDE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9" draw:layer="layout" svg:width="1cm" svg:height="1.25cm" svg:x="8cm" svg:y="11.5cm">
            <text:p text:style-name="P44"><text:span text:style-name="T2">EA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1cm" svg:height="1.5cm" svg:x="8cm" svg:y="10cm">
            <text:p text:style-name="P44"><text:span text:style-name="T2">EB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1" draw:layer="layout" svg:width="1cm" svg:height="1cm" svg:x="7cm" svg:y="10cm">
            <text:p text:style-name="P44"><text:span text:style-name="T16">NB</text:span></text:p>
            <draw:enhanced-geometry svg:viewBox="0 0 21600 21600" draw:type="rectangle" draw:enhanced-path="M 0 0 L 21600 0 21600 21600 0 21600 0 0 Z N"/>
          </draw:custom-shape>
          <draw:polygon draw:style-name="gr37" draw:text-style-name="P53" draw:layer="layout" svg:width="1.999cm" svg:height="0.999cm" svg:x="5cm" svg:y="10cm" svg:viewBox="0 0 2000 1000" draw:points="2000,1000 2000,0 0,0 1000,1000">
            <text:p text:style-name="P52"><text:span text:style-name="T16"><text:s text:c="11"/></text:span><text:span text:style-name="T16">NA</text:span></text:p>
          </draw:polygon>
          <draw:polygon draw:style-name="gr38" draw:text-style-name="P54" draw:layer="layout" svg:width="0.999cm" svg:height="1.499cm" svg:x="5cm" svg:y="10cm" svg:viewBox="0 0 1000 1500" draw:points="0,1500 1000,1500 1000,1000 0,0">
            <text:p text:style-name="P52"><text:span text:style-name="T2"/></text:p>
            <text:p text:style-name="P52"><text:span text:style-name="T2"/></text:p>
            <text:p text:style-name="P52"><text:span text:style-name="T2"/></text:p>
            <text:p text:style-name="P52"><text:span text:style-name="T2">WC</text:span></text:p>
          </draw:polygon>
          <draw:polygon draw:style-name="gr39" draw:text-style-name="P55" draw:layer="layout" svg:width="1.999cm" svg:height="0.749cm" svg:x="7cm" svg:y="12.75cm" svg:viewBox="0 0 2000 750" draw:points="0,250 0,750 2000,750 2000,0 1000,0 1000,250">
            <text:p text:style-name="P52"><text:span text:style-name="T2"/></text:p>
            <text:p text:style-name="P52"><text:span text:style-name="T2">SB</text:span></text:p>
          </draw:polygon>
          <draw:frame draw:style-name="gr5" draw:text-style-name="P2" draw:layer="layout" svg:width="0.474cm" svg:height="1.2cm" svg:x="6.151cm" svg:y="11.375cm">
            <draw:image xlink:href="Pictures/10000001000000F60000026EDE23DFEC.png" xlink:type="simple" xlink:show="embed" xlink:actuate="onLoad" draw:mime-type="image/png">
              <text:p/>
            </draw:image>
          </draw:frame>
        </draw:g>
        <draw:custom-shape draw:style-name="gr7" draw:text-style-name="P24" draw:layer="layout" svg:width="0.75cm" svg:height="0.75cm" svg:x="10.125cm" svg:y="10.125cm">
          <text:p text:style-name="P5"><text:span text:style-name="T2">RTL</text:span><text:span text:style-name="T2"><text:line-break/></text:span><text:span text:style-name="T2">8211E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4" draw:layer="layout" svg:width="0.75cm" svg:height="0.75cm" svg:x="4.125cm" svg:y="13.125cm">
          <text:p text:style-name="P5"><text:span text:style-name="T2">QSPI</text:span><text:span text:style-name="T2"><text:line-break/></text:span><text:span text:style-name="T2">Flash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4" draw:layer="layout" svg:width="0.75cm" svg:height="0.75cm" svg:x="2.125cm" svg:y="11.125cm">
          <text:p text:style-name="P5"><text:span text:style-name="T2">SDRAM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7" draw:layer="layout" svg:width="0.375cm" svg:height="0.375cm" svg:x="5.062cm" svg:y="14.25cm">
          <text:p text:style-name="P56"><text:span text:style-name="T17">W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8" draw:layer="layout" svg:width="0.375cm" svg:height="0.375cm" svg:x="11.562cm" svg:y="15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0" draw:layer="layout" svg:width="0.375cm" svg:height="0.375cm" svg:x="9.812cm" svg:y="15.312cm">
          <text:p text:style-name="P59"><text:span text:style-name="T17">S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1" draw:layer="layout" svg:width="0.375cm" svg:height="0.375cm" svg:x="9.437cm" svg:y="12.062cm">
          <text:p text:style-name="P59"><text:span text:style-name="T17">E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2" draw:layer="layout" svg:width="0.375cm" svg:height="0.375cm" svg:x="10.875cm" svg:y="9.75cm">
          <text:p text:style-name="P59"><text:span text:style-name="T17">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3" draw:layer="layout" svg:width="0.375cm" svg:height="0.375cm" svg:x="7.437cm" svg:y="9.312cm">
          <text:p text:style-name="P59"><text:span text:style-name="T17">N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4" draw:layer="layout" svg:width="0.375cm" svg:height="0.375cm" svg:x="6cm" svg:y="9.312cm">
          <text:p text:style-name="P59"><text:span text:style-name="T17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5" draw:layer="layout" svg:width="0.375cm" svg:height="0.375cm" svg:x="4.187cm" svg:y="10.437cm">
          <text:p text:style-name="P59"><text:span text:style-name="T17">W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7" draw:layer="layout" svg:width="0.375cm" svg:height="0.375cm" svg:x="4.125cm" svg:y="12cm">
          <text:p text:style-name="P66"><text:span text:style-name="T17">W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8" draw:layer="layout" svg:width="0.375cm" svg:height="0.375cm" svg:x="5.562cm" svg:y="15.312cm">
          <text:p text:style-name="P59"><text:span text:style-name="T17">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4" draw:layer="layout" svg:width="0.75cm" svg:height="0.75cm" svg:x="10.125cm" svg:y="12.125cm">
          <text:p/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0" draw:layer="layout" svg:width="0.375cm" svg:height="0.75cm" svg:x="2.125cm" svg:y="13.125cm">
          <text:p text:style-name="P69"><text:span text:style-name="T18">U</text:span><text:span text:style-name="T18"><text:line-break/></text:span><text:span text:style-name="T18">S</text:span><text:span text:style-name="T18"><text:line-break/></text:span><text:span text:style-name="T18">B</text:span></text:p>
          <draw:enhanced-geometry svg:viewBox="0 0 21600 21600" draw:path-stretchpoint-x="10800" draw:path-stretchpoint-y="10800" draw:text-areas="?f3 ?f4 ?f5 ?f6" draw:type="round-rectangle" draw:modifiers="1435.68215892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2" draw:layer="layout" svg:x1="2.562cm" svg:y1="13.5cm" svg:x2="4.812cm" svg:y2="12.937cm">
          <text:p/>
        </draw:line>
      </draw:page>
      <draw:page draw:name="page4" draw:style-name="dp1" draw:master-page-name="Default">
        <draw:custom-shape draw:style-name="gr52" draw:text-style-name="P72" draw:layer="layout" svg:width="3.63cm" svg:height="1cm" svg:x="16.375cm" svg:y="6.88cm">
          <text:p text:style-name="P71"><text:span text:style-name="T19">IO_WA</text:span><text:span text:style-name="T19"><text:tab/></text:span><text:span text:style-name="T19">1.2 – 2.5V</text:span></text:p>
          <text:p text:style-name="P71"><text:span text:style-name="T19">IO_WB</text:span></text:p>
          <text:p text:style-name="P71"><text:span text:style-name="T19">IO_WC</text:span></text:p>
          <draw:enhanced-geometry svg:viewBox="0 0 21600 21600" draw:type="rectangle" draw:enhanced-path="M 0 0 L 21600 0 21600 21600 0 21600 0 0 Z N"/>
        </draw:custom-shape>
        <draw:polygon draw:style-name="gr53" draw:text-style-name="P73" draw:layer="layout" svg:width="2.499cm" svg:height="2.999cm" svg:x="5.875cm" svg:y="6.875cm" svg:viewBox="0 0 2500 3000" draw:points="0,0 1000,0 1000,1000 2000,1000 2000,1500 2500,1500 2500,3000 0,3000">
          <text:p/>
        </draw:polygon>
        <draw:polygon draw:style-name="gr54" draw:text-style-name="P74" draw:layer="layout" svg:width="3.499cm" svg:height="2.999cm" svg:x="6.875cm" svg:y="6.875cm" svg:viewBox="0 0 3500 3000" draw:points="3000,0 3000,1000 3500,1000 3500,2500 2500,2500 2500,3000 1500,3000 1500,1500 1000,1500 1000,1000 0,1000 0,0">
          <text:p/>
        </draw:polygon>
        <draw:polygon draw:style-name="gr55" draw:text-style-name="P75" draw:layer="layout" svg:width="2.999cm" svg:height="2.999cm" svg:x="9.875cm" svg:y="6.875cm" svg:viewBox="0 0 3000 3000" draw:points="0,0 0,1000 500,1000 500,2500 500,2937 500,3000 2000,3000 2000,2500 2000,2500 2000,2000 3000,2000 3000,0">
          <text:p/>
        </draw:polygon>
        <draw:polygon draw:style-name="gr56" draw:text-style-name="P76" draw:layer="layout" svg:width="2.999cm" svg:height="2.999cm" svg:x="11.875cm" svg:y="6.875cm" svg:viewBox="0 0 3000 3000" draw:points="1000,0 1000,2000 0,2000 0,3000 3000,3000 3000,0">
          <text:p/>
        </draw:polygon>
        <draw:polygon draw:style-name="gr57" draw:text-style-name="P77" draw:layer="layout" svg:width="2.499cm" svg:height="2.999cm" svg:x="12.375cm" svg:y="9.875cm" svg:viewBox="0 0 2500 3000" draw:points="0,0 0,3000 1000,3000 1000,2500 2500,2500 2500,0">
          <text:p/>
        </draw:polygon>
        <draw:polygon draw:style-name="gr58" draw:text-style-name="P78" draw:layer="layout" svg:width="3.999cm" svg:height="2.999cm" svg:x="10.875cm" svg:y="12.375cm" svg:viewBox="0 0 4000 3000" draw:points="2500,0 4000,0 4000,3000 3000,3000 3000,1000 2500,1000 2500,2000 0,2000 0,500 2500,500">
          <text:p/>
        </draw:polygon>
        <draw:polygon draw:style-name="gr59" draw:text-style-name="P78" draw:layer="layout" svg:width="2.999cm" svg:height="2.499cm" svg:x="7.875cm" svg:y="13.375cm" svg:viewBox="0 0 3000 2500" draw:points="3000,0 500,0 500,1437 500,1500 0,1500 0,2500 3000,2500">
          <text:p/>
        </draw:polygon>
        <draw:polygon draw:style-name="gr60" draw:text-style-name="P79" draw:layer="layout" svg:width="3.999cm" svg:height="3.999cm" svg:x="8.375cm" svg:y="9.375cm" svg:viewBox="0 0 4000 4000" draw:points="0,500 1000,500 1000,0 2000,0 2000,500 3500,500 4000,500 4000,3500 2500,3500 2500,4000 0,4000">
          <text:p/>
        </draw:polygon>
        <draw:polygon draw:style-name="gr61" draw:text-style-name="P80" draw:layer="layout" svg:width="2.499cm" svg:height="3.499cm" svg:x="5.875cm" svg:y="9.875cm" svg:viewBox="0 0 2500 3500" draw:points="0,0 0,3500 1000,3500 1000,3000 2500,3000 2500,0">
          <text:p/>
        </draw:polygon>
        <draw:polygon draw:style-name="gr62" draw:text-style-name="P81" draw:layer="layout" svg:width="2.499cm" svg:height="2.999cm" svg:x="5.875cm" svg:y="12.875cm" svg:viewBox="0 0 2500 3000" draw:points="0,500 1000,500 1000,0 2500,0 2500,2000 2000,2000 2000,3000 0,3000">
          <text:p/>
        </draw:polygon>
        <draw:custom-shape draw:style-name="gr63" draw:text-style-name="P82" draw:layer="layout" svg:width="0.5cm" svg:height="1cm" svg:x="13.38cm" svg:y="13.38cm">
          <text:p/>
          <draw:enhanced-geometry svg:viewBox="0 0 21600 21600" draw:type="rectangle" draw:enhanced-path="M 0 0 L 21600 0 21600 21600 0 21600 0 0 Z N"/>
        </draw:custom-shape>
        <draw:polygon draw:style-name="gr64" draw:text-style-name="P83" draw:layer="layout" svg:width="1.999cm" svg:height="1.499cm" svg:x="10.875cm" svg:y="14.375cm" svg:viewBox="0 0 2000 1500" draw:points="0,0 500,0 500,500 1500,500 1500,1000 2000,1000 2000,1500 0,1500">
          <text:p/>
        </draw:polygon>
        <draw:polygon draw:style-name="gr65" draw:text-style-name="P83" draw:layer="layout" svg:width="1.499cm" svg:height="1.499cm" svg:x="13.375cm" svg:y="14.375cm" svg:viewBox="0 0 1500 1500" draw:points="0,0 0,1500 1500,1500 1500,1000 500,1000 500,0">
          <text:p/>
        </draw:polygon>
        <draw:polygon draw:style-name="gr66" draw:text-style-name="P84" draw:layer="layout" svg:width="1.999cm" svg:height="1.499cm" svg:x="11.375cm" svg:y="14.375cm" svg:viewBox="0 0 2000 1500" draw:points="0,0 0,500 1000,500 1000,1000 1500,1000 1500,1500 2000,1500 2000,0">
          <text:p/>
        </draw:polygon>
        <draw:line draw:style-name="gr67" draw:text-style-name="P2" draw:layer="layout" svg:x1="10.38cm" svg:y1="6.88cm" svg:x2="10.38cm" svg:y2="15.88cm">
          <text:p/>
        </draw:line>
        <draw:line draw:style-name="gr67" draw:text-style-name="P2" draw:layer="layout" svg:x1="5.88cm" svg:y1="11.38cm" svg:x2="14.88cm" svg:y2="11.38cm">
          <text:p/>
        </draw:line>
        <draw:line draw:style-name="gr68" draw:text-style-name="P2" draw:layer="layout" svg:x1="13.636cm" svg:y1="8.136cm" svg:x2="13.886cm" svg:y2="7.886cm">
          <text:p/>
        </draw:line>
        <draw:line draw:style-name="gr68" draw:text-style-name="P2" draw:layer="layout" svg:x1="13.136cm" svg:y1="8.136cm" svg:x2="13.386cm" svg:y2="7.886cm">
          <text:p/>
        </draw:line>
        <draw:line draw:style-name="gr68" draw:text-style-name="P2" draw:layer="layout" svg:x1="12.636cm" svg:y1="8.136cm" svg:x2="12.886cm" svg:y2="7.886cm">
          <text:p/>
        </draw:line>
        <draw:line draw:style-name="gr68" draw:text-style-name="P2" draw:layer="layout" svg:x1="12.136cm" svg:y1="8.136cm" svg:x2="12.386cm" svg:y2="7.886cm">
          <text:p/>
        </draw:line>
        <draw:line draw:style-name="gr68" draw:text-style-name="P2" draw:layer="layout" svg:x1="11.636cm" svg:y1="8.136cm" svg:x2="11.886cm" svg:y2="7.886cm">
          <text:p/>
        </draw:line>
        <draw:line draw:style-name="gr68" draw:text-style-name="P2" draw:layer="layout" svg:x1="11.136cm" svg:y1="8.136cm" svg:x2="11.386cm" svg:y2="7.886cm">
          <text:p/>
        </draw:line>
        <draw:line draw:style-name="gr68" draw:text-style-name="P2" draw:layer="layout" svg:x1="6.886cm" svg:y1="7.886cm" svg:x2="7.136cm" svg:y2="8.136cm">
          <text:p/>
        </draw:line>
        <draw:line draw:style-name="gr68" draw:text-style-name="P2" draw:layer="layout" svg:x1="7.386cm" svg:y1="7.886cm" svg:x2="7.636cm" svg:y2="8.136cm">
          <text:p/>
        </draw:line>
        <draw:line draw:style-name="gr68" draw:text-style-name="P2" draw:layer="layout" svg:x1="7.886cm" svg:y1="7.886cm" svg:x2="8.136cm" svg:y2="8.136cm">
          <text:p/>
        </draw:line>
        <draw:line draw:style-name="gr68" draw:text-style-name="P2" draw:layer="layout" svg:x1="8.386cm" svg:y1="7.886cm" svg:x2="8.636cm" svg:y2="8.136cm">
          <text:p/>
        </draw:line>
        <draw:line draw:style-name="gr68" draw:text-style-name="P2" draw:layer="layout" svg:x1="8.886cm" svg:y1="7.886cm" svg:x2="9.136cm" svg:y2="8.136cm">
          <text:p/>
        </draw:line>
        <draw:line draw:style-name="gr68" draw:text-style-name="P2" draw:layer="layout" svg:x1="9.386cm" svg:y1="7.886cm" svg:x2="9.636cm" svg:y2="8.136cm">
          <text:p/>
        </draw:line>
        <draw:line draw:style-name="gr68" draw:text-style-name="P2" draw:layer="layout" svg:x1="9.886cm" svg:y1="7.886cm" svg:x2="10.136cm" svg:y2="8.136cm">
          <text:p/>
        </draw:line>
        <draw:line draw:style-name="gr68" draw:text-style-name="P2" draw:layer="layout" svg:x1="10.636cm" svg:y1="8.136cm" svg:x2="10.886cm" svg:y2="7.886cm">
          <text:p/>
        </draw:line>
        <draw:line draw:style-name="gr68" draw:text-style-name="P2" draw:layer="layout" svg:x1="6.886cm" svg:y1="8.386cm" svg:x2="7.136cm" svg:y2="8.636cm">
          <text:p/>
        </draw:line>
        <draw:line draw:style-name="gr68" draw:text-style-name="P2" draw:layer="layout" svg:x1="7.386cm" svg:y1="8.386cm" svg:x2="7.636cm" svg:y2="8.636cm">
          <text:p/>
        </draw:line>
        <draw:line draw:style-name="gr68" draw:text-style-name="P2" draw:layer="layout" svg:x1="7.886cm" svg:y1="8.386cm" svg:x2="8.136cm" svg:y2="8.636cm">
          <text:p/>
        </draw:line>
        <draw:line draw:style-name="gr68" draw:text-style-name="P2" draw:layer="layout" svg:x1="8.386cm" svg:y1="8.386cm" svg:x2="8.636cm" svg:y2="8.636cm">
          <text:p/>
        </draw:line>
        <draw:line draw:style-name="gr68" draw:text-style-name="P2" draw:layer="layout" svg:x1="8.886cm" svg:y1="8.386cm" svg:x2="9.136cm" svg:y2="8.636cm">
          <text:p/>
        </draw:line>
        <draw:line draw:style-name="gr68" draw:text-style-name="P2" draw:layer="layout" svg:x1="9.386cm" svg:y1="8.386cm" svg:x2="9.636cm" svg:y2="8.636cm">
          <text:p/>
        </draw:line>
        <draw:line draw:style-name="gr68" draw:text-style-name="P2" draw:layer="layout" svg:x1="9.886cm" svg:y1="8.386cm" svg:x2="10.136cm" svg:y2="8.636cm">
          <text:p/>
        </draw:line>
        <draw:line draw:style-name="gr68" draw:text-style-name="P2" draw:layer="layout" svg:x1="13.636cm" svg:y1="8.636cm" svg:x2="13.886cm" svg:y2="8.386cm">
          <text:p/>
        </draw:line>
        <draw:line draw:style-name="gr68" draw:text-style-name="P2" draw:layer="layout" svg:x1="13.136cm" svg:y1="8.636cm" svg:x2="13.386cm" svg:y2="8.386cm">
          <text:p/>
        </draw:line>
        <draw:line draw:style-name="gr68" draw:text-style-name="P2" draw:layer="layout" svg:x1="12.636cm" svg:y1="8.636cm" svg:x2="12.886cm" svg:y2="8.386cm">
          <text:p/>
        </draw:line>
        <draw:line draw:style-name="gr68" draw:text-style-name="P2" draw:layer="layout" svg:x1="12.136cm" svg:y1="8.636cm" svg:x2="12.386cm" svg:y2="8.386cm">
          <text:p/>
        </draw:line>
        <draw:line draw:style-name="gr68" draw:text-style-name="P2" draw:layer="layout" svg:x1="11.636cm" svg:y1="8.636cm" svg:x2="11.886cm" svg:y2="8.386cm">
          <text:p/>
        </draw:line>
        <draw:line draw:style-name="gr68" draw:text-style-name="P2" draw:layer="layout" svg:x1="11.136cm" svg:y1="8.636cm" svg:x2="11.386cm" svg:y2="8.386cm">
          <text:p/>
        </draw:line>
        <draw:line draw:style-name="gr68" draw:text-style-name="P2" draw:layer="layout" svg:x1="10.636cm" svg:y1="8.636cm" svg:x2="10.886cm" svg:y2="8.386cm">
          <text:p/>
        </draw:line>
        <draw:custom-shape draw:style-name="gr69" draw:text-style-name="P85" draw:layer="layout" svg:width="0.249cm" svg:height="0.25cm" svg:x="6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6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8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17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8" draw:layer="layout" svg:width="0.249cm" svg:height="0.25cm" svg:x="9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9" draw:layer="layout" svg:width="0.25cm" svg:height="0.25cm" svg:x="10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2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4.506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6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6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6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6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8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16cm" svg:y="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17cm" svg:y="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6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4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8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9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0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6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1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6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8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9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1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16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7.016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6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6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8.0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8.0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8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8.0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8.506cm" svg:y="1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9.506cm" svg:y="1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10.505cm" svg:y="1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1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2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4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0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17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7" draw:layer="layout" svg:width="0.25cm" svg:height="0.25cm" svg:x="14.017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8" draw:layer="layout" svg:width="0.249cm" svg:height="0.25cm" svg:x="10.006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8.505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17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2.016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17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017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5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2.0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2.0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0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0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0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0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5" draw:text-style-name="P99" draw:layer="layout" svg:width="0.249cm" svg:height="0.25cm" svg:x="11.506cm" svg:y="15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1.755cm 15.255cm)" draw:kind="cut" draw:start-angle="225" draw:end-angle="44.32">
            <text:p/>
          </draw:circle>
        </draw:g>
        <draw:g draw:style-name="gr19">
          <draw:custom-shape draw:style-name="gr85" draw:text-style-name="P99" draw:layer="layout" svg:width="0.249cm" svg:height="0.25cm" svg:x="14.006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4.255cm 15.755cm)" draw:kind="cut" draw:start-angle="225" draw:end-angle="44.32">
            <text:p/>
          </draw:circle>
        </draw:g>
        <draw:custom-shape draw:style-name="gr72" draw:text-style-name="P4" draw:layer="layout" svg:width="0.123cm" svg:height="0.124cm" svg:x="9.823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17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9cm" svg:y="8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9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7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7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3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5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7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9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7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5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6.886cm" svg:y1="8.886cm" svg:x2="7.136cm" svg:y2="9.136cm">
          <text:p/>
        </draw:line>
        <draw:line draw:style-name="gr68" draw:text-style-name="P2" draw:layer="layout" svg:x1="7.386cm" svg:y1="8.886cm" svg:x2="7.636cm" svg:y2="9.136cm">
          <text:p/>
        </draw:line>
        <draw:line draw:style-name="gr68" draw:text-style-name="P2" draw:layer="layout" svg:x1="6.886cm" svg:y1="9.386cm" svg:x2="7.136cm" svg:y2="9.636cm">
          <text:p/>
        </draw:line>
        <draw:line draw:style-name="gr68" draw:text-style-name="P2" draw:layer="layout" svg:x1="7.386cm" svg:y1="9.386cm" svg:x2="7.636cm" svg:y2="9.636cm">
          <text:p/>
        </draw:line>
        <draw:line draw:style-name="gr68" draw:text-style-name="P2" draw:layer="layout" svg:x1="6.886cm" svg:y1="9.886cm" svg:x2="7.136cm" svg:y2="10.136cm">
          <text:p/>
        </draw:line>
        <draw:line draw:style-name="gr68" draw:text-style-name="P2" draw:layer="layout" svg:x1="7.386cm" svg:y1="9.886cm" svg:x2="7.636cm" svg:y2="10.136cm">
          <text:p/>
        </draw:line>
        <draw:line draw:style-name="gr68" draw:text-style-name="P2" draw:layer="layout" svg:x1="6.886cm" svg:y1="10.386cm" svg:x2="7.136cm" svg:y2="10.636cm">
          <text:p/>
        </draw:line>
        <draw:line draw:style-name="gr68" draw:text-style-name="P2" draw:layer="layout" svg:x1="7.386cm" svg:y1="10.386cm" svg:x2="7.636cm" svg:y2="10.636cm">
          <text:p/>
        </draw:line>
        <draw:line draw:style-name="gr68" draw:text-style-name="P2" draw:layer="layout" svg:x1="6.886cm" svg:y1="10.886cm" svg:x2="7.136cm" svg:y2="11.136cm">
          <text:p/>
        </draw:line>
        <draw:line draw:style-name="gr68" draw:text-style-name="P2" draw:layer="layout" svg:x1="7.386cm" svg:y1="10.886cm" svg:x2="7.636cm" svg:y2="11.136cm">
          <text:p/>
        </draw:line>
        <draw:line draw:style-name="gr68" draw:text-style-name="P2" draw:layer="layout" svg:x1="7.375cm" svg:y1="11.875cm" svg:x2="7.625cm" svg:y2="11.625cm">
          <text:p/>
        </draw:line>
        <draw:line draw:style-name="gr68" draw:text-style-name="P2" draw:layer="layout" svg:x1="6.875cm" svg:y1="11.875cm" svg:x2="7.125cm" svg:y2="11.625cm">
          <text:p/>
        </draw:line>
        <draw:line draw:style-name="gr68" draw:text-style-name="P2" draw:layer="layout" svg:x1="7.386cm" svg:y1="12.386cm" svg:x2="7.636cm" svg:y2="12.136cm">
          <text:p/>
        </draw:line>
        <draw:line draw:style-name="gr68" draw:text-style-name="P2" draw:layer="layout" svg:x1="6.886cm" svg:y1="12.386cm" svg:x2="7.136cm" svg:y2="12.136cm">
          <text:p/>
        </draw:line>
        <draw:line draw:style-name="gr68" draw:text-style-name="P2" draw:layer="layout" svg:x1="7.386cm" svg:y1="12.886cm" svg:x2="7.636cm" svg:y2="12.636cm">
          <text:p/>
        </draw:line>
        <draw:line draw:style-name="gr68" draw:text-style-name="P2" draw:layer="layout" svg:x1="6.886cm" svg:y1="12.886cm" svg:x2="7.136cm" svg:y2="12.636cm">
          <text:p/>
        </draw:line>
        <draw:line draw:style-name="gr68" draw:text-style-name="P2" draw:layer="layout" svg:x1="7.386cm" svg:y1="13.386cm" svg:x2="7.636cm" svg:y2="13.136cm">
          <text:p/>
        </draw:line>
        <draw:line draw:style-name="gr68" draw:text-style-name="P2" draw:layer="layout" svg:x1="6.886cm" svg:y1="13.386cm" svg:x2="7.136cm" svg:y2="13.136cm">
          <text:p/>
        </draw:line>
        <draw:line draw:style-name="gr68" draw:text-style-name="P2" draw:layer="layout" svg:x1="7.386cm" svg:y1="13.886cm" svg:x2="7.636cm" svg:y2="13.636cm">
          <text:p/>
        </draw:line>
        <draw:line draw:style-name="gr68" draw:text-style-name="P2" draw:layer="layout" svg:x1="6.886cm" svg:y1="13.886cm" svg:x2="7.136cm" svg:y2="13.636cm">
          <text:p/>
        </draw:line>
        <draw:line draw:style-name="gr68" draw:text-style-name="P2" draw:layer="layout" svg:x1="7.375cm" svg:y1="14.375cm" svg:x2="7.625cm" svg:y2="14.125cm">
          <text:p/>
        </draw:line>
        <draw:line draw:style-name="gr68" draw:text-style-name="P2" draw:layer="layout" svg:x1="6.875cm" svg:y1="14.375cm" svg:x2="7.125cm" svg:y2="14.125cm">
          <text:p/>
        </draw:line>
        <draw:line draw:style-name="gr68" draw:text-style-name="P2" draw:layer="layout" svg:x1="7.386cm" svg:y1="14.886cm" svg:x2="7.636cm" svg:y2="14.636cm">
          <text:p/>
        </draw:line>
        <draw:line draw:style-name="gr68" draw:text-style-name="P2" draw:layer="layout" svg:x1="6.886cm" svg:y1="14.886cm" svg:x2="7.136cm" svg:y2="14.636cm">
          <text:p/>
        </draw:line>
        <draw:line draw:style-name="gr68" draw:text-style-name="P2" draw:layer="layout" svg:x1="8.375cm" svg:y1="14.375cm" svg:x2="8.625cm" svg:y2="14.125cm">
          <text:p/>
        </draw:line>
        <draw:line draw:style-name="gr68" draw:text-style-name="P2" draw:layer="layout" svg:x1="7.875cm" svg:y1="14.375cm" svg:x2="8.125cm" svg:y2="14.125cm">
          <text:p/>
        </draw:line>
        <draw:line draw:style-name="gr68" draw:text-style-name="P2" draw:layer="layout" svg:x1="8.386cm" svg:y1="14.886cm" svg:x2="8.636cm" svg:y2="14.636cm">
          <text:p/>
        </draw:line>
        <draw:line draw:style-name="gr68" draw:text-style-name="P2" draw:layer="layout" svg:x1="7.886cm" svg:y1="14.886cm" svg:x2="8.136cm" svg:y2="14.636cm">
          <text:p/>
        </draw:line>
        <draw:line draw:style-name="gr68" draw:text-style-name="P2" draw:layer="layout" svg:x1="9.375cm" svg:y1="14.375cm" svg:x2="9.625cm" svg:y2="14.125cm">
          <text:p/>
        </draw:line>
        <draw:line draw:style-name="gr68" draw:text-style-name="P2" draw:layer="layout" svg:x1="8.875cm" svg:y1="14.375cm" svg:x2="9.125cm" svg:y2="14.125cm">
          <text:p/>
        </draw:line>
        <draw:line draw:style-name="gr68" draw:text-style-name="P2" draw:layer="layout" svg:x1="9.386cm" svg:y1="14.886cm" svg:x2="9.636cm" svg:y2="14.636cm">
          <text:p/>
        </draw:line>
        <draw:line draw:style-name="gr68" draw:text-style-name="P2" draw:layer="layout" svg:x1="8.886cm" svg:y1="14.886cm" svg:x2="9.136cm" svg:y2="14.636cm">
          <text:p/>
        </draw:line>
        <draw:line draw:style-name="gr68" draw:text-style-name="P2" draw:layer="layout" svg:x1="9.886cm" svg:y1="14.386cm" svg:x2="10.136cm" svg:y2="14.136cm">
          <text:p/>
        </draw:line>
        <draw:line draw:style-name="gr68" draw:text-style-name="P2" draw:layer="layout" svg:x1="9.886cm" svg:y1="14.886cm" svg:x2="10.136cm" svg:y2="14.636cm">
          <text:p/>
        </draw:line>
        <draw:line draw:style-name="gr68" draw:text-style-name="P2" draw:layer="layout" svg:x1="10.886cm" svg:y1="14.886cm" svg:x2="10.636cm" svg:y2="14.636cm">
          <text:p/>
        </draw:line>
        <draw:line draw:style-name="gr68" draw:text-style-name="P2" draw:layer="layout" svg:x1="10.886cm" svg:y1="14.386cm" svg:x2="10.636cm" svg:y2="14.136cm">
          <text:p/>
        </draw:line>
        <draw:line draw:style-name="gr68" draw:text-style-name="P2" draw:layer="layout" svg:x1="11.386cm" svg:y1="14.886cm" svg:x2="11.136cm" svg:y2="14.636cm">
          <text:p/>
        </draw:line>
        <draw:line draw:style-name="gr68" draw:text-style-name="P2" draw:layer="layout" svg:x1="11.375cm" svg:y1="14.375cm" svg:x2="11.125cm" svg:y2="14.125cm">
          <text:p/>
        </draw:line>
        <draw:line draw:style-name="gr68" draw:text-style-name="P2" draw:layer="layout" svg:x1="11.886cm" svg:y1="14.886cm" svg:x2="11.636cm" svg:y2="14.636cm">
          <text:p/>
        </draw:line>
        <draw:line draw:style-name="gr68" draw:text-style-name="P2" draw:layer="layout" svg:x1="11.875cm" svg:y1="14.375cm" svg:x2="11.625cm" svg:y2="14.125cm">
          <text:p/>
        </draw:line>
        <draw:line draw:style-name="gr68" draw:text-style-name="P2" draw:layer="layout" svg:x1="12.386cm" svg:y1="14.886cm" svg:x2="12.136cm" svg:y2="14.636cm">
          <text:p/>
        </draw:line>
        <draw:line draw:style-name="gr68" draw:text-style-name="P2" draw:layer="layout" svg:x1="12.375cm" svg:y1="14.375cm" svg:x2="12.125cm" svg:y2="14.125cm">
          <text:p/>
        </draw:line>
        <draw:line draw:style-name="gr68" draw:text-style-name="P2" draw:layer="layout" svg:x1="12.886cm" svg:y1="14.886cm" svg:x2="12.636cm" svg:y2="14.636cm">
          <text:p/>
        </draw:line>
        <draw:line draw:style-name="gr68" draw:text-style-name="P2" draw:layer="layout" svg:x1="12.875cm" svg:y1="14.375cm" svg:x2="12.625cm" svg:y2="14.125cm">
          <text:p/>
        </draw:line>
        <draw:line draw:style-name="gr68" draw:text-style-name="P2" draw:layer="layout" svg:x1="13.386cm" svg:y1="14.886cm" svg:x2="13.136cm" svg:y2="14.636cm">
          <text:p/>
        </draw:line>
        <draw:line draw:style-name="gr68" draw:text-style-name="P2" draw:layer="layout" svg:x1="13.375cm" svg:y1="14.375cm" svg:x2="13.125cm" svg:y2="14.125cm">
          <text:p/>
        </draw:line>
        <draw:line draw:style-name="gr68" draw:text-style-name="P2" draw:layer="layout" svg:x1="13.886cm" svg:y1="14.886cm" svg:x2="13.636cm" svg:y2="14.636cm">
          <text:p/>
        </draw:line>
        <draw:line draw:style-name="gr68" draw:text-style-name="P2" draw:layer="layout" svg:x1="13.875cm" svg:y1="14.375cm" svg:x2="13.625cm" svg:y2="14.125cm">
          <text:p/>
        </draw:line>
        <draw:line draw:style-name="gr68" draw:text-style-name="P2" draw:layer="layout" svg:x1="13.384cm" svg:y1="13.886cm" svg:x2="13.134cm" svg:y2="13.636cm">
          <text:p/>
        </draw:line>
        <draw:line draw:style-name="gr68" draw:text-style-name="P2" draw:layer="layout" svg:x1="13.384cm" svg:y1="13.386cm" svg:x2="13.134cm" svg:y2="13.136cm">
          <text:p/>
        </draw:line>
        <draw:line draw:style-name="gr68" draw:text-style-name="P2" draw:layer="layout" svg:x1="13.884cm" svg:y1="13.886cm" svg:x2="13.634cm" svg:y2="13.636cm">
          <text:p/>
        </draw:line>
        <draw:line draw:style-name="gr68" draw:text-style-name="P2" draw:layer="layout" svg:x1="13.386cm" svg:y1="12.886cm" svg:x2="13.136cm" svg:y2="12.636cm">
          <text:p/>
        </draw:line>
        <draw:line draw:style-name="gr68" draw:text-style-name="P2" draw:layer="layout" svg:x1="13.888cm" svg:y1="12.886cm" svg:x2="13.638cm" svg:y2="12.636cm">
          <text:p/>
        </draw:line>
        <draw:line draw:style-name="gr68" draw:text-style-name="P2" draw:layer="layout" svg:x1="13.386cm" svg:y1="12.386cm" svg:x2="13.136cm" svg:y2="12.136cm">
          <text:p/>
        </draw:line>
        <draw:line draw:style-name="gr68" draw:text-style-name="P2" draw:layer="layout" svg:x1="13.888cm" svg:y1="12.386cm" svg:x2="13.638cm" svg:y2="12.136cm">
          <text:p/>
        </draw:line>
        <draw:line draw:style-name="gr68" draw:text-style-name="P2" draw:layer="layout" svg:x1="13.384cm" svg:y1="11.886cm" svg:x2="13.134cm" svg:y2="11.636cm">
          <text:p/>
        </draw:line>
        <draw:line draw:style-name="gr68" draw:text-style-name="P2" draw:layer="layout" svg:x1="13.886cm" svg:y1="11.886cm" svg:x2="13.636cm" svg:y2="11.636cm">
          <text:p/>
        </draw:line>
        <draw:line draw:style-name="gr68" draw:text-style-name="P2" draw:layer="layout" svg:x1="13.636cm" svg:y1="9.136cm" svg:x2="13.886cm" svg:y2="8.886cm">
          <text:p/>
        </draw:line>
        <draw:line draw:style-name="gr68" draw:text-style-name="P2" draw:layer="layout" svg:x1="13.136cm" svg:y1="9.136cm" svg:x2="13.386cm" svg:y2="8.886cm">
          <text:p/>
        </draw:line>
        <draw:line draw:style-name="gr68" draw:text-style-name="P2" draw:layer="layout" svg:x1="13.636cm" svg:y1="9.636cm" svg:x2="13.886cm" svg:y2="9.386cm">
          <text:p/>
        </draw:line>
        <draw:line draw:style-name="gr68" draw:text-style-name="P2" draw:layer="layout" svg:x1="13.136cm" svg:y1="9.636cm" svg:x2="13.386cm" svg:y2="9.386cm">
          <text:p/>
        </draw:line>
        <draw:line draw:style-name="gr68" draw:text-style-name="P2" draw:layer="layout" svg:x1="13.636cm" svg:y1="10.136cm" svg:x2="13.886cm" svg:y2="9.886cm">
          <text:p/>
        </draw:line>
        <draw:line draw:style-name="gr68" draw:text-style-name="P2" draw:layer="layout" svg:x1="13.136cm" svg:y1="10.136cm" svg:x2="13.386cm" svg:y2="9.886cm">
          <text:p/>
        </draw:line>
        <draw:line draw:style-name="gr68" draw:text-style-name="P2" draw:layer="layout" svg:x1="13.636cm" svg:y1="10.636cm" svg:x2="13.886cm" svg:y2="10.386cm">
          <text:p/>
        </draw:line>
        <draw:line draw:style-name="gr68" draw:text-style-name="P2" draw:layer="layout" svg:x1="13.136cm" svg:y1="10.636cm" svg:x2="13.386cm" svg:y2="10.386cm">
          <text:p/>
        </draw:line>
        <draw:line draw:style-name="gr68" draw:text-style-name="P2" draw:layer="layout" svg:x1="13.636cm" svg:y1="11.136cm" svg:x2="13.886cm" svg:y2="10.886cm">
          <text:p/>
        </draw:line>
        <draw:line draw:style-name="gr68" draw:text-style-name="P2" draw:layer="layout" svg:x1="13.136cm" svg:y1="11.136cm" svg:x2="13.386cm" svg:y2="10.886cm">
          <text:p/>
        </draw:line>
        <draw:custom-shape draw:style-name="gr72" draw:text-style-name="P4" draw:layer="layout" svg:width="0.249cm" svg:height="0.25cm" svg:x="13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005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16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3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02" draw:layer="layout" svg:width="0.249cm" svg:height="0.25cm" svg:x="13.505cm" svg:y="13.005cm">
          <text:p text:style-name="P101"><text:span text:style-name="T20">n.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16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8" draw:text-style-name="P103" draw:layer="layout" svg:width="0.249cm" svg:height="0.25cm" svg:x="13.506cm" svg:y="13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3.755cm 13.755cm)" draw:kind="cut" draw:start-angle="225" draw:end-angle="44.32">
            <text:p/>
          </draw:circle>
        </draw:g>
        <draw:custom-shape draw:style-name="gr72" draw:text-style-name="P4" draw:layer="layout" svg:width="0.249cm" svg:height="0.25cm" svg:x="7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17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7.0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5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7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9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7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5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cm" svg:y="1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2cm" svg:y="1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8cm" svg:y="1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1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8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cm" svg:y="1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13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9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8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7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9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9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4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5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5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6.017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18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4.506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6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17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6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6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3.005cm" svg:y="14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5" draw:text-style-name="P99" draw:layer="layout" svg:width="0.249cm" svg:height="0.25cm" svg:x="13.506cm" svg:y="14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3.755cm 14.755cm)" draw:kind="cut" draw:start-angle="225" draw:end-angle="44.32">
            <text:p/>
          </draw:circle>
        </draw:g>
        <draw:custom-shape draw:style-name="gr72" draw:text-style-name="P4" draw:layer="layout" svg:width="0.249cm" svg:height="0.25cm" svg:x="7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7.517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18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7.386cm" svg:y1="8.887cm" svg:x2="7.636cm" svg:y2="9.137cm">
          <text:p/>
        </draw:line>
        <draw:line draw:style-name="gr68" draw:text-style-name="P2" draw:layer="layout" svg:x1="7.386cm" svg:y1="9.387cm" svg:x2="7.636cm" svg:y2="9.637cm">
          <text:p/>
        </draw:line>
        <draw:line draw:style-name="gr68" draw:text-style-name="P2" draw:layer="layout" svg:x1="7.386cm" svg:y1="9.887cm" svg:x2="7.636cm" svg:y2="10.137cm">
          <text:p/>
        </draw:line>
        <draw:line draw:style-name="gr68" draw:text-style-name="P2" draw:layer="layout" svg:x1="7.386cm" svg:y1="10.387cm" svg:x2="7.636cm" svg:y2="10.637cm">
          <text:p/>
        </draw:line>
        <draw:line draw:style-name="gr68" draw:text-style-name="P2" draw:layer="layout" svg:x1="7.386cm" svg:y1="10.887cm" svg:x2="7.636cm" svg:y2="11.137cm">
          <text:p/>
        </draw:line>
        <draw:line draw:style-name="gr68" draw:text-style-name="P2" draw:layer="layout" svg:x1="7.386cm" svg:y1="12.387cm" svg:x2="7.636cm" svg:y2="12.137cm">
          <text:p/>
        </draw:line>
        <draw:line draw:style-name="gr68" draw:text-style-name="P2" draw:layer="layout" svg:x1="7.386cm" svg:y1="12.887cm" svg:x2="7.636cm" svg:y2="12.637cm">
          <text:p/>
        </draw:line>
        <draw:line draw:style-name="gr68" draw:text-style-name="P2" draw:layer="layout" svg:x1="7.386cm" svg:y1="13.387cm" svg:x2="7.636cm" svg:y2="13.137cm">
          <text:p/>
        </draw:line>
        <draw:line draw:style-name="gr68" draw:text-style-name="P2" draw:layer="layout" svg:x1="7.386cm" svg:y1="13.887cm" svg:x2="7.636cm" svg:y2="13.637cm">
          <text:p/>
        </draw:line>
        <draw:custom-shape draw:style-name="gr72" draw:text-style-name="P4" draw:layer="layout" svg:width="0.123cm" svg:height="0.124cm" svg:x="7.31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9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5cm" svg:y="1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2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7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4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3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3cm" svg:height="0.124cm" svg:x="11.30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3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9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3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86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3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5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14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4cm" svg:y="1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7cm" svg:y="1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4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3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3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5cm" svg:y="8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1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7cm" svg:y="1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7cm" svg:y="13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3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3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8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7cm" svg:y="8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7cm" svg:y="1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3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8cm" svg:y="1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9cm" svg:y="1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5cm" svg:y="1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3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9cm" svg:y="12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9" draw:text-style-name="P104" draw:layer="layout" svg:width="0.249cm" svg:height="0.25cm" svg:x="12.505cm" svg:y="14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0" draw:text-style-name="P106" draw:layer="layout" svg:width="9.005cm" svg:height="1.563cm" svg:x="10.005cm" svg:y="17.442cm">
          <text:p text:style-name="P105"><text:span text:style-name="T21">Legend</text:span></text:p>
          <draw:enhanced-geometry svg:viewBox="0 0 21600 21600" draw:type="rectangle" draw:enhanced-path="M 0 0 L 21600 0 21600 21600 0 21600 0 0 Z N"/>
        </draw:custom-shape>
        <draw:custom-shape draw:style-name="gr80" draw:text-style-name="P95" draw:layer="layout" svg:width="0.249cm" svg:height="0.25cm" svg:x="11.01cm" svg:y="18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1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13.0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3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14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14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15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5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6.0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08" draw:layer="layout" svg:width="0.25cm" svg:height="0.25cm" svg:x="11.01cm" svg:y="18.136cm">
          <text:p text:style-name="P107"><text:span text:style-name="T2">SA</text:span></text:p>
          <draw:enhanced-geometry svg:viewBox="0 0 21600 21600" draw:type="rectangle" draw:enhanced-path="M 0 0 L 21600 0 21600 21600 0 21600 0 0 Z N"/>
        </draw:custom-shape>
        <draw:custom-shape draw:style-name="gr92" draw:text-style-name="P108" draw:layer="layout" svg:width="0.25cm" svg:height="0.25cm" svg:x="11.51cm" svg:y="18.136cm">
          <text:p text:style-name="P107"><text:span text:style-name="T2">SB</text:span></text:p>
          <draw:enhanced-geometry svg:viewBox="0 0 21600 21600" draw:type="rectangle" draw:enhanced-path="M 0 0 L 21600 0 21600 21600 0 21600 0 0 Z N"/>
        </draw:custom-shape>
        <draw:custom-shape draw:style-name="gr93" draw:text-style-name="P108" draw:layer="layout" svg:width="0.25cm" svg:height="0.25cm" svg:x="12.01cm" svg:y="18.136cm">
          <text:p text:style-name="P107"><text:span text:style-name="T2">EA</text:span></text:p>
          <draw:enhanced-geometry svg:viewBox="0 0 21600 21600" draw:type="rectangle" draw:enhanced-path="M 0 0 L 21600 0 21600 21600 0 21600 0 0 Z N"/>
        </draw:custom-shape>
        <draw:custom-shape draw:style-name="gr94" draw:text-style-name="P108" draw:layer="layout" svg:width="0.25cm" svg:height="0.25cm" svg:x="12.51cm" svg:y="18.136cm">
          <text:p text:style-name="P107"><text:span text:style-name="T2">EB</text:span></text:p>
          <draw:enhanced-geometry svg:viewBox="0 0 21600 21600" draw:type="rectangle" draw:enhanced-path="M 0 0 L 21600 0 21600 21600 0 21600 0 0 Z N"/>
        </draw:custom-shape>
        <draw:custom-shape draw:style-name="gr95" draw:text-style-name="P108" draw:layer="layout" svg:width="0.25cm" svg:height="0.25cm" svg:x="13.01cm" svg:y="18.136cm">
          <text:p text:style-name="P107"><text:span text:style-name="T2">NA</text:span></text:p>
          <draw:enhanced-geometry svg:viewBox="0 0 21600 21600" draw:type="rectangle" draw:enhanced-path="M 0 0 L 21600 0 21600 21600 0 21600 0 0 Z N"/>
        </draw:custom-shape>
        <draw:custom-shape draw:style-name="gr96" draw:text-style-name="P108" draw:layer="layout" svg:width="0.25cm" svg:height="0.25cm" svg:x="13.51cm" svg:y="18.136cm">
          <text:p text:style-name="P107"><text:span text:style-name="T2">NB</text:span></text:p>
          <draw:enhanced-geometry svg:viewBox="0 0 21600 21600" draw:type="rectangle" draw:enhanced-path="M 0 0 L 21600 0 21600 21600 0 21600 0 0 Z N"/>
        </draw:custom-shape>
        <draw:custom-shape draw:style-name="gr97" draw:text-style-name="P108" draw:layer="layout" svg:width="0.25cm" svg:height="0.25cm" svg:x="14.01cm" svg:y="18.136cm">
          <text:p text:style-name="P107"><text:span text:style-name="T2">WA</text:span></text:p>
          <draw:enhanced-geometry svg:viewBox="0 0 21600 21600" draw:type="rectangle" draw:enhanced-path="M 0 0 L 21600 0 21600 21600 0 21600 0 0 Z N"/>
        </draw:custom-shape>
        <draw:custom-shape draw:style-name="gr98" draw:text-style-name="P108" draw:layer="layout" svg:width="0.25cm" svg:height="0.25cm" svg:x="14.51cm" svg:y="18.136cm">
          <text:p text:style-name="P107"><text:span text:style-name="T2">WB</text:span></text:p>
          <draw:enhanced-geometry svg:viewBox="0 0 21600 21600" draw:type="rectangle" draw:enhanced-path="M 0 0 L 21600 0 21600 21600 0 21600 0 0 Z N"/>
        </draw:custom-shape>
        <draw:custom-shape draw:style-name="gr99" draw:text-style-name="P108" draw:layer="layout" svg:width="0.25cm" svg:height="0.25cm" svg:x="15.01cm" svg:y="18.136cm">
          <text:p text:style-name="P107"><text:span text:style-name="T2">WC</text:span></text:p>
          <draw:enhanced-geometry svg:viewBox="0 0 21600 21600" draw:type="rectangle" draw:enhanced-path="M 0 0 L 21600 0 21600 21600 0 21600 0 0 Z N"/>
        </draw:custom-shape>
        <draw:custom-shape draw:style-name="gr100" draw:text-style-name="P108" draw:layer="layout" svg:width="0.25cm" svg:height="0.25cm" svg:x="15.51cm" svg:y="18.136cm">
          <text:p text:style-name="P107"><text:span text:style-name="T2">GPIO</text:span></text:p>
          <draw:enhanced-geometry svg:viewBox="0 0 21600 21600" draw:type="rectangle" draw:enhanced-path="M 0 0 L 21600 0 21600 21600 0 21600 0 0 Z N"/>
        </draw:custom-shape>
        <draw:custom-shape draw:style-name="gr101" draw:text-style-name="P108" draw:layer="layout" svg:width="0.25cm" svg:height="0.25cm" svg:x="16.01cm" svg:y="18.136cm">
          <text:p text:style-name="P107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77" draw:text-style-name="P92" draw:layer="layout" svg:width="0.249cm" svg:height="0.25cm" svg:x="16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08" draw:layer="layout" svg:width="0.25cm" svg:height="0.25cm" svg:x="16.51cm" svg:y="18.136cm">
          <text:p text:style-name="P107"><text:span text:style-name="T2">V</text:span><text:span text:style-name="T22">core</text:span></text:p>
          <draw:enhanced-geometry svg:viewBox="0 0 21600 21600" draw:type="rectangle" draw:enhanced-path="M 0 0 L 21600 0 21600 21600 0 21600 0 0 Z N"/>
        </draw:custom-shape>
        <draw:custom-shape draw:style-name="gr103" draw:text-style-name="P108" draw:layer="layout" svg:width="0.25cm" svg:height="0.25cm" svg:x="17.01cm" svg:y="18.136cm">
          <text:p text:style-name="P107"><text:span text:style-name="T2">V</text:span><text:span text:style-name="T22">ser</text:span></text:p>
          <draw:enhanced-geometry svg:viewBox="0 0 21600 21600" draw:type="rectangle" draw:enhanced-path="M 0 0 L 21600 0 21600 21600 0 21600 0 0 Z N"/>
        </draw:custom-shape>
        <draw:custom-shape draw:style-name="gr104" draw:text-style-name="P108" draw:layer="layout" svg:width="0.25cm" svg:height="0.25cm" svg:x="18.51cm" svg:y="18.136cm">
          <text:p text:style-name="P107"><text:span text:style-name="T2">V</text:span><text:span text:style-name="T22">clk</text:span></text:p>
          <draw:enhanced-geometry svg:viewBox="0 0 21600 21600" draw:type="rectangle" draw:enhanced-path="M 0 0 L 21600 0 21600 21600 0 21600 0 0 Z N"/>
        </draw:custom-shape>
        <draw:custom-shape draw:style-name="gr105" draw:text-style-name="P108" draw:layer="layout" svg:width="0.25cm" svg:height="0.25cm" svg:x="18.01cm" svg:y="18.136cm">
          <text:p text:style-name="P107"><text:span text:style-name="T2">V</text:span><text:span text:style-name="T22">pll</text:span></text:p>
          <draw:enhanced-geometry svg:viewBox="0 0 21600 21600" draw:type="rectangle" draw:enhanced-path="M 0 0 L 21600 0 21600 21600 0 21600 0 0 Z N"/>
        </draw:custom-shape>
        <draw:custom-shape draw:style-name="gr106" draw:text-style-name="P108" draw:layer="layout" svg:width="0.25cm" svg:height="0.25cm" svg:x="17.51cm" svg:y="18.136cm">
          <text:p text:style-name="P107"><text:span text:style-name="T2">V</text:span><text:span text:style-name="T22">spll</text:span></text:p>
          <draw:enhanced-geometry svg:viewBox="0 0 21600 21600" draw:type="rectangle" draw:enhanced-path="M 0 0 L 21600 0 21600 21600 0 21600 0 0 Z N"/>
        </draw:custom-shape>
        <draw:g draw:style-name="gr19">
          <draw:custom-shape draw:style-name="gr85" draw:text-style-name="P99" draw:layer="layout" svg:width="0.249cm" svg:height="0.25cm" svg:x="17.01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7.26cm 18.761cm)" draw:kind="cut" draw:start-angle="225" draw:end-angle="44.32">
            <text:p/>
          </draw:circle>
        </draw:g>
        <draw:g draw:style-name="gr19">
          <draw:custom-shape draw:style-name="gr85" draw:text-style-name="P99" draw:layer="layout" svg:width="0.249cm" svg:height="0.25cm" svg:x="17.5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7.76cm 18.761cm)" draw:kind="cut" draw:start-angle="225" draw:end-angle="44.32">
            <text:p/>
          </draw:circle>
        </draw:g>
        <draw:g draw:style-name="gr19">
          <draw:custom-shape draw:style-name="gr88" draw:text-style-name="P103" draw:layer="layout" svg:width="0.249cm" svg:height="0.25cm" svg:x="18.01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8.26cm 18.761cm)" draw:kind="cut" draw:start-angle="225" draw:end-angle="44.32">
            <text:p/>
          </draw:circle>
        </draw:g>
        <draw:line draw:style-name="gr68" draw:text-style-name="P2" draw:layer="layout" svg:x1="10.69cm" svg:y1="18.63cm" svg:x2="10.571cm" svg:y2="18.511cm">
          <text:p/>
        </draw:line>
        <draw:custom-shape draw:style-name="gr72" draw:text-style-name="P4" draw:layer="layout" svg:width="0.123cm" svg:height="0.124cm" svg:x="10.631cm" svg:y="18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08" draw:layer="layout" svg:width="0.25cm" svg:height="0.269cm" svg:x="10.567cm" svg:y="18.13cm">
          <text:p text:style-name="P107"><text:span text:style-name="T2">Via</text:span></text:p>
          <draw:enhanced-geometry svg:viewBox="0 0 21600 21600" draw:type="rectangle" draw:enhanced-path="M 0 0 L 21600 0 21600 21600 0 21600 0 0 Z N"/>
        </draw:custom-shape>
        <draw:g draw:style-name="gr19">
          <draw:custom-shape draw:style-name="gr89" draw:text-style-name="P104" draw:layer="layout" svg:width="0.249cm" svg:height="0.25cm" svg:x="18.506cm" svg:y="1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8" draw:text-style-name="P74" draw:layer="layout" svg:width="0.25cm" svg:height="0.25cm" svg:x="16.005cm" svg:y="8.00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75" draw:layer="layout" svg:width="0.25cm" svg:height="0.25cm" svg:x="16.005cm" svg:y="8.25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7" draw:layer="layout" svg:width="0.25cm" svg:height="0.25cm" svg:x="16.005cm" svg:y="8.75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6" draw:layer="layout" svg:width="0.25cm" svg:height="0.25cm" svg:x="16.005cm" svg:y="9.00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9" draw:layer="layout" svg:width="0.25cm" svg:height="0.25cm" svg:x="16.005cm" svg:y="7.00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10" draw:layer="layout" svg:width="0.25cm" svg:height="0.25cm" svg:x="16.005cm" svg:y="7.25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11" draw:layer="layout" svg:width="0.25cm" svg:height="0.25cm" svg:x="16.005cm" svg:y="7.5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8" draw:layer="layout" svg:width="0.25cm" svg:height="0.25cm" svg:x="16.005cm" svg:y="9.5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8" draw:layer="layout" svg:width="0.25cm" svg:height="0.25cm" svg:x="16.005cm" svg:y="9.7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9" draw:layer="layout" svg:width="0.25cm" svg:height="0.25cm" svg:x="16.005cm" svg:y="10.2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9" draw:layer="layout" svg:width="0.25cm" svg:height="0.25cm" svg:x="16.005cm" svg:y="10.7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84" draw:layer="layout" svg:width="0.25cm" svg:height="0.25cm" svg:x="16.005cm" svg:y="11.25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2" draw:layer="layout" svg:width="3.63cm" svg:height="0.75cm" svg:x="16.375cm" svg:y="7.88cm">
          <text:p text:style-name="P71"><text:span text:style-name="T19">IO_NA</text:span><text:span text:style-name="T19"><text:tab/></text:span><text:span text:style-name="T19">1.2 – 2.5V</text:span></text:p>
          <text:p text:style-name="P71"><text:span text:style-name="T19">IO_NB</text:span></text:p>
          <draw:enhanced-geometry svg:viewBox="0 0 21600 21600" draw:type="rectangle" draw:enhanced-path="M 0 0 L 21600 0 21600 21600 0 21600 0 0 Z N"/>
        </draw:custom-shape>
        <draw:custom-shape draw:style-name="gr119" draw:text-style-name="P72" draw:layer="layout" svg:width="3.63cm" svg:height="0.75cm" svg:x="16.375cm" svg:y="8.63cm">
          <text:p text:style-name="P71"><text:span text:style-name="T19">IO_EA</text:span><text:span text:style-name="T19"><text:tab/></text:span><text:span text:style-name="T19">1.2 – 2.5V</text:span></text:p>
          <text:p text:style-name="P71"><text:span text:style-name="T19">IO_EB</text:span></text:p>
          <draw:enhanced-geometry svg:viewBox="0 0 21600 21600" draw:type="rectangle" draw:enhanced-path="M 0 0 L 21600 0 21600 21600 0 21600 0 0 Z N"/>
        </draw:custom-shape>
        <draw:custom-shape draw:style-name="gr120" draw:text-style-name="P72" draw:layer="layout" svg:width="3.625cm" svg:height="0.75cm" svg:x="16.38cm" svg:y="9.38cm">
          <text:p text:style-name="P71"><text:span text:style-name="T19">IO_SA</text:span><text:span text:style-name="T19"><text:tab/></text:span><text:span text:style-name="T19">1.2 – 2.5V</text:span></text:p>
          <text:p text:style-name="P71"><text:span text:style-name="T19">IO_SB</text:span></text:p>
          <draw:enhanced-geometry svg:viewBox="0 0 21600 21600" draw:type="rectangle" draw:enhanced-path="M 0 0 L 21600 0 21600 21600 0 21600 0 0 Z N"/>
        </draw:custom-shape>
        <draw:custom-shape draw:style-name="gr121" draw:text-style-name="P72" draw:layer="layout" svg:width="3.625cm" svg:height="0.5cm" svg:x="16.38cm" svg:y="10.13cm">
          <text:p text:style-name="P71"><text:span text:style-name="T19">Core</text:span><text:span text:style-name="T19"><text:tab/></text:span><text:span text:style-name="T19">0.8 – 1.1V ± 50 mV</text:span></text:p>
          <draw:enhanced-geometry svg:viewBox="0 0 21600 21600" draw:type="rectangle" draw:enhanced-path="M 0 0 L 21600 0 21600 21600 0 21600 0 0 Z N"/>
        </draw:custom-shape>
        <draw:custom-shape draw:style-name="gr122" draw:text-style-name="P72" draw:layer="layout" svg:width="3.63cm" svg:height="0.5cm" svg:x="16.375cm" svg:y="10.63cm">
          <text:p text:style-name="P71"><text:span text:style-name="T19">PLL</text:span><text:span text:style-name="T19"><text:tab/></text:span><text:span text:style-name="T19">0.8 – 1.1V ± 50 mV</text:span></text:p>
          <draw:enhanced-geometry svg:viewBox="0 0 21600 21600" draw:type="rectangle" draw:enhanced-path="M 0 0 L 21600 0 21600 21600 0 21600 0 0 Z N"/>
        </draw:custom-shape>
        <draw:custom-shape draw:style-name="gr123" draw:text-style-name="P72" draw:layer="layout" svg:width="3.63cm" svg:height="0.5cm" svg:x="16.375cm" svg:y="11.13cm">
          <text:p text:style-name="P71"><text:span text:style-name="T23">CLK</text:span><text:span text:style-name="T23"><text:tab/></text:span><text:span text:style-name="T19">1.2 – 2.5V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0.25cm" svg:height="0.25cm" svg:x="16.005cm" svg:y="11.75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72" draw:layer="layout" svg:width="3.625cm" svg:height="0.875cm" svg:x="16.38cm" svg:y="11.63cm">
          <text:p text:style-name="P71"><text:span text:style-name="T23">SERDES</text:span><text:span text:style-name="T23"><text:tab/></text:span><text:span text:style-name="T23">1.0 – 1.1V </text:span><text:span text:style-name="T19">± 50 mV</text:span></text:p>
          <text:p text:style-name="P71"><text:span text:style-name="T19">SER_PLL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0.25cm" svg:height="0.25cm" svg:x="16.005cm" svg:y="12.00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08" draw:layer="layout" svg:width="0.25cm" svg:height="0.25cm" svg:x="6.005cm" svg:y="6.505cm">
          <text:p text:style-name="P10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7" draw:text-style-name="P108" draw:layer="layout" svg:width="0.25cm" svg:height="0.25cm" svg:x="6.505cm" svg:y="6.505cm">
          <text:p text:style-name="P10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8" draw:text-style-name="P108" draw:layer="layout" svg:width="0.25cm" svg:height="0.25cm" svg:x="7.005cm" svg:y="6.505cm">
          <text:p text:style-name="P107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9" draw:text-style-name="P108" draw:layer="layout" svg:width="0.25cm" svg:height="0.25cm" svg:x="7.505cm" svg:y="6.505cm">
          <text:p text:style-name="P107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30" draw:text-style-name="P108" draw:layer="layout" svg:width="0.25cm" svg:height="0.25cm" svg:x="8.005cm" svg:y="6.505cm">
          <text:p text:style-name="P10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31" draw:text-style-name="P108" draw:layer="layout" svg:width="0.25cm" svg:height="0.25cm" svg:x="8.505cm" svg:y="6.505cm">
          <text:p text:style-name="P107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32" draw:text-style-name="P108" draw:layer="layout" svg:width="0.25cm" svg:height="0.25cm" svg:x="9.005cm" svg:y="6.505cm">
          <text:p text:style-name="P107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33" draw:text-style-name="P108" draw:layer="layout" svg:width="0.25cm" svg:height="0.25cm" svg:x="9.505cm" svg:y="6.505cm">
          <text:p text:style-name="P10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34" draw:text-style-name="P108" draw:layer="layout" svg:width="0.25cm" svg:height="0.25cm" svg:x="10.005cm" svg:y="6.505cm">
          <text:p text:style-name="P107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108" draw:layer="layout" svg:width="0.25cm" svg:height="0.25cm" svg:x="10.505cm" svg:y="6.505cm">
          <text:p text:style-name="P107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36" draw:text-style-name="P108" draw:layer="layout" svg:width="0.25cm" svg:height="0.25cm" svg:x="11.005cm" svg:y="6.505cm">
          <text:p text:style-name="P107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37" draw:text-style-name="P108" draw:layer="layout" svg:width="0.25cm" svg:height="0.25cm" svg:x="11.505cm" svg:y="6.505cm">
          <text:p text:style-name="P107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38" draw:text-style-name="P108" draw:layer="layout" svg:width="0.25cm" svg:height="0.25cm" svg:x="12.005cm" svg:y="6.505cm">
          <text:p text:style-name="P10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39" draw:text-style-name="P108" draw:layer="layout" svg:width="0.25cm" svg:height="0.25cm" svg:x="12.505cm" svg:y="6.505cm">
          <text:p text:style-name="P107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40" draw:text-style-name="P108" draw:layer="layout" svg:width="0.25cm" svg:height="0.25cm" svg:x="13.005cm" svg:y="6.505cm">
          <text:p text:style-name="P107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41" draw:text-style-name="P108" draw:layer="layout" svg:width="0.25cm" svg:height="0.25cm" svg:x="13.505cm" svg:y="6.505cm">
          <text:p text:style-name="P107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42" draw:text-style-name="P108" draw:layer="layout" svg:width="0.25cm" svg:height="0.25cm" svg:x="14.005cm" svg:y="6.505cm">
          <text:p text:style-name="P107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8" draw:layer="layout" svg:width="0.25cm" svg:height="0.25cm" svg:x="14.505cm" svg:y="6.505cm">
          <text:p text:style-name="P107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144" draw:text-style-name="P108" draw:layer="layout" svg:width="0.25cm" svg:height="0.25cm" svg:x="5.505cm" svg:y="7.005cm">
          <text:p text:style-name="P107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45" draw:text-style-name="P108" draw:layer="layout" svg:width="0.25cm" svg:height="0.25cm" svg:x="5.505cm" svg:y="7.505cm">
          <text:p text:style-name="P107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8" draw:layer="layout" svg:width="0.25cm" svg:height="0.25cm" svg:x="5.505cm" svg:y="8.005cm">
          <text:p text:style-name="P107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47" draw:text-style-name="P108" draw:layer="layout" svg:width="0.25cm" svg:height="0.25cm" svg:x="5.505cm" svg:y="8.505cm">
          <text:p text:style-name="P107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48" draw:text-style-name="P108" draw:layer="layout" svg:width="0.25cm" svg:height="0.25cm" svg:x="5.505cm" svg:y="9.005cm">
          <text:p text:style-name="P107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8" draw:layer="layout" svg:width="0.25cm" svg:height="0.25cm" svg:x="5.505cm" svg:y="9.505cm">
          <text:p text:style-name="P107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150" draw:text-style-name="P108" draw:layer="layout" svg:width="0.25cm" svg:height="0.25cm" svg:x="5.505cm" svg:y="10.005cm">
          <text:p text:style-name="P107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151" draw:text-style-name="P108" draw:layer="layout" svg:width="0.25cm" svg:height="0.25cm" svg:x="5.505cm" svg:y="10.505cm">
          <text:p text:style-name="P107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8" draw:layer="layout" svg:width="0.25cm" svg:height="0.25cm" svg:x="5.505cm" svg:y="11.005cm">
          <text:p text:style-name="P107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153" draw:text-style-name="P108" draw:layer="layout" svg:width="0.25cm" svg:height="0.25cm" svg:x="5.505cm" svg:y="11.505cm">
          <text:p text:style-name="P107"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154" draw:text-style-name="P108" draw:layer="layout" svg:width="0.25cm" svg:height="0.25cm" svg:x="5.505cm" svg:y="12.005cm">
          <text:p text:style-name="P107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8" draw:layer="layout" svg:width="0.25cm" svg:height="0.25cm" svg:x="5.505cm" svg:y="12.505cm">
          <text:p text:style-name="P107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56" draw:text-style-name="P108" draw:layer="layout" svg:width="0.25cm" svg:height="0.25cm" svg:x="5.505cm" svg:y="13.005cm">
          <text:p text:style-name="P107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57" draw:text-style-name="P108" draw:layer="layout" svg:width="0.25cm" svg:height="0.25cm" svg:x="5.505cm" svg:y="13.505cm">
          <text:p text:style-name="P107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58" draw:text-style-name="P108" draw:layer="layout" svg:width="0.25cm" svg:height="0.25cm" svg:x="5.505cm" svg:y="15.005cm">
          <text:p text:style-name="P107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159" draw:text-style-name="P108" draw:layer="layout" svg:width="0.25cm" svg:height="0.25cm" svg:x="5.505cm" svg:y="15.505cm">
          <text:p text:style-name="P107"><text:span text:style-name="T2">V</text:span></text:p>
          <draw:enhanced-geometry svg:viewBox="0 0 21600 21600" draw:type="rectangle" draw:enhanced-path="M 0 0 L 21600 0 21600 21600 0 21600 0 0 Z N"/>
        </draw:custom-shape>
        <draw:custom-shape draw:style-name="gr160" draw:text-style-name="P108" draw:layer="layout" svg:width="0.25cm" svg:height="0.25cm" svg:x="5.505cm" svg:y="14.005cm">
          <text:p text:style-name="P107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61" draw:text-style-name="P108" draw:layer="layout" svg:width="0.25cm" svg:height="0.25cm" svg:x="5.505cm" svg:y="14.505cm">
          <text:p text:style-name="P107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0.123cm" svg:height="0.124cm" svg:x="7.32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1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2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2" draw:layer="layout" svg:width="0.75cm" svg:height="0.75cm" svg:x="4.062cm" svg:y="3.75cm">
          <text:p text:style-name="P26"/>
          <text:p text:style-name="P26"/>
          <text:p text:style-name="P26">New 2024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2" draw:text-style-name="P4" draw:layer="layout" svg:width="0.123cm" svg:height="0.124cm" svg:x="12.3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2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4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5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9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9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63" draw:text-style-name="P72" draw:layer="layout" svg:width="3.63cm" svg:height="1cm" svg:x="16.375cm" svg:y="6.88cm">
          <text:p text:style-name="P71"><text:span text:style-name="T19">IO_WA</text:span><text:span text:style-name="T19"><text:tab/></text:span><text:span text:style-name="T19">1.2 – 2.5V</text:span></text:p>
          <text:p text:style-name="P71"><text:span text:style-name="T19">IO_WB</text:span></text:p>
          <text:p text:style-name="P71"><text:span text:style-name="T19">IO_WC</text:span></text:p>
          <draw:enhanced-geometry svg:viewBox="0 0 21600 21600" draw:type="rectangle" draw:enhanced-path="M 0 0 L 21600 0 21600 21600 0 21600 0 0 Z N"/>
        </draw:custom-shape>
        <draw:polygon draw:style-name="gr53" draw:text-style-name="P73" draw:layer="layout" svg:width="2.499cm" svg:height="2.999cm" svg:x="5.875cm" svg:y="6.875cm" svg:viewBox="0 0 2500 3000" draw:points="0,0 1000,0 1000,1000 2000,1000 2000,1500 2500,1500 2500,3000 0,3000">
          <text:p/>
        </draw:polygon>
        <draw:polygon draw:style-name="gr54" draw:text-style-name="P74" draw:layer="layout" svg:width="3.499cm" svg:height="2.999cm" svg:x="6.875cm" svg:y="6.875cm" svg:viewBox="0 0 3500 3000" draw:points="3000,0 3000,1000 3500,1000 3500,2500 2500,2500 2500,3000 1500,3000 1500,1500 1000,1500 1000,1000 0,1000 0,0">
          <text:p/>
        </draw:polygon>
        <draw:polygon draw:style-name="gr55" draw:text-style-name="P75" draw:layer="layout" svg:width="2.999cm" svg:height="2.999cm" svg:x="9.875cm" svg:y="6.875cm" svg:viewBox="0 0 3000 3000" draw:points="0,0 0,1000 500,1000 500,2500 500,2937 500,3000 2000,3000 2000,2500 2000,2500 2000,2000 3000,2000 3000,0">
          <text:p/>
        </draw:polygon>
        <draw:polygon draw:style-name="gr56" draw:text-style-name="P76" draw:layer="layout" svg:width="2.999cm" svg:height="2.999cm" svg:x="11.875cm" svg:y="6.875cm" svg:viewBox="0 0 3000 3000" draw:points="1000,0 1000,2000 0,2000 0,3000 3000,3000 3000,0">
          <text:p/>
        </draw:polygon>
        <draw:polygon draw:style-name="gr57" draw:text-style-name="P77" draw:layer="layout" svg:width="2.499cm" svg:height="2.999cm" svg:x="12.375cm" svg:y="9.875cm" svg:viewBox="0 0 2500 3000" draw:points="0,0 0,3000 1000,3000 1000,2500 2500,2500 2500,0">
          <text:p/>
        </draw:polygon>
        <draw:polygon draw:style-name="gr58" draw:text-style-name="P78" draw:layer="layout" svg:width="3.999cm" svg:height="2.999cm" svg:x="10.875cm" svg:y="12.375cm" svg:viewBox="0 0 4000 3000" draw:points="2500,0 4000,0 4000,3000 3000,3000 3000,1000 2500,1000 2500,2000 0,2000 0,500 2500,500">
          <text:p/>
        </draw:polygon>
        <draw:polygon draw:style-name="gr59" draw:text-style-name="P78" draw:layer="layout" svg:width="2.999cm" svg:height="2.499cm" svg:x="7.875cm" svg:y="13.375cm" svg:viewBox="0 0 3000 2500" draw:points="3000,0 500,0 500,1437 500,1500 0,1500 0,2500 3000,2500">
          <text:p/>
        </draw:polygon>
        <draw:polygon draw:style-name="gr60" draw:text-style-name="P79" draw:layer="layout" svg:width="3.999cm" svg:height="3.999cm" svg:x="8.375cm" svg:y="9.375cm" svg:viewBox="0 0 4000 4000" draw:points="0,500 1000,500 1000,0 2000,0 2000,500 3500,500 4000,500 4000,3500 2500,3500 2500,4000 0,4000">
          <text:p/>
        </draw:polygon>
        <draw:polygon draw:style-name="gr61" draw:text-style-name="P80" draw:layer="layout" svg:width="2.499cm" svg:height="3.499cm" svg:x="5.875cm" svg:y="9.875cm" svg:viewBox="0 0 2500 3500" draw:points="0,0 0,3500 1000,3500 1000,3000 2500,3000 2500,0">
          <text:p/>
        </draw:polygon>
        <draw:polygon draw:style-name="gr62" draw:text-style-name="P81" draw:layer="layout" svg:width="2.499cm" svg:height="2.999cm" svg:x="5.875cm" svg:y="12.875cm" svg:viewBox="0 0 2500 3000" draw:points="0,500 1000,500 1000,0 2500,0 2500,2000 2000,2000 2000,3000 0,3000">
          <text:p/>
        </draw:polygon>
        <draw:custom-shape draw:style-name="gr63" draw:text-style-name="P82" draw:layer="layout" svg:width="0.5cm" svg:height="1cm" svg:x="13.38cm" svg:y="13.38cm">
          <text:p/>
          <draw:enhanced-geometry svg:viewBox="0 0 21600 21600" draw:type="rectangle" draw:enhanced-path="M 0 0 L 21600 0 21600 21600 0 21600 0 0 Z N"/>
        </draw:custom-shape>
        <draw:polygon draw:style-name="gr64" draw:text-style-name="P83" draw:layer="layout" svg:width="1.999cm" svg:height="1.499cm" svg:x="10.875cm" svg:y="14.375cm" svg:viewBox="0 0 2000 1500" draw:points="0,0 500,0 500,500 1500,500 1500,1000 2000,1000 2000,1500 0,1500">
          <text:p/>
        </draw:polygon>
        <draw:polygon draw:style-name="gr65" draw:text-style-name="P83" draw:layer="layout" svg:width="1.499cm" svg:height="1.499cm" svg:x="13.375cm" svg:y="14.375cm" svg:viewBox="0 0 1500 1500" draw:points="0,0 0,1500 1500,1500 1500,1000 500,1000 500,0">
          <text:p/>
        </draw:polygon>
        <draw:polygon draw:style-name="gr66" draw:text-style-name="P84" draw:layer="layout" svg:width="1.999cm" svg:height="1.499cm" svg:x="11.375cm" svg:y="14.375cm" svg:viewBox="0 0 2000 1500" draw:points="0,0 0,500 1000,500 1000,1000 1500,1000 1500,1500 2000,1500 2000,0">
          <text:p/>
        </draw:polygon>
        <draw:line draw:style-name="gr67" draw:text-style-name="P2" draw:layer="layout" svg:x1="10.38cm" svg:y1="6.88cm" svg:x2="10.38cm" svg:y2="15.88cm">
          <text:p/>
        </draw:line>
        <draw:line draw:style-name="gr67" draw:text-style-name="P2" draw:layer="layout" svg:x1="5.88cm" svg:y1="11.38cm" svg:x2="14.88cm" svg:y2="11.38cm">
          <text:p/>
        </draw:line>
        <draw:line draw:style-name="gr68" draw:text-style-name="P2" draw:layer="layout" svg:x1="13.636cm" svg:y1="8.136cm" svg:x2="13.886cm" svg:y2="7.886cm">
          <text:p/>
        </draw:line>
        <draw:line draw:style-name="gr68" draw:text-style-name="P2" draw:layer="layout" svg:x1="13.136cm" svg:y1="8.136cm" svg:x2="13.386cm" svg:y2="7.886cm">
          <text:p/>
        </draw:line>
        <draw:line draw:style-name="gr68" draw:text-style-name="P2" draw:layer="layout" svg:x1="12.636cm" svg:y1="8.136cm" svg:x2="12.886cm" svg:y2="7.886cm">
          <text:p/>
        </draw:line>
        <draw:line draw:style-name="gr68" draw:text-style-name="P2" draw:layer="layout" svg:x1="12.136cm" svg:y1="8.136cm" svg:x2="12.386cm" svg:y2="7.886cm">
          <text:p/>
        </draw:line>
        <draw:line draw:style-name="gr68" draw:text-style-name="P2" draw:layer="layout" svg:x1="11.636cm" svg:y1="8.136cm" svg:x2="11.886cm" svg:y2="7.886cm">
          <text:p/>
        </draw:line>
        <draw:line draw:style-name="gr68" draw:text-style-name="P2" draw:layer="layout" svg:x1="11.136cm" svg:y1="8.136cm" svg:x2="11.386cm" svg:y2="7.886cm">
          <text:p/>
        </draw:line>
        <draw:line draw:style-name="gr68" draw:text-style-name="P2" draw:layer="layout" svg:x1="6.886cm" svg:y1="7.886cm" svg:x2="7.136cm" svg:y2="8.136cm">
          <text:p/>
        </draw:line>
        <draw:line draw:style-name="gr68" draw:text-style-name="P2" draw:layer="layout" svg:x1="7.386cm" svg:y1="7.886cm" svg:x2="7.636cm" svg:y2="8.136cm">
          <text:p/>
        </draw:line>
        <draw:line draw:style-name="gr68" draw:text-style-name="P2" draw:layer="layout" svg:x1="7.886cm" svg:y1="7.886cm" svg:x2="8.136cm" svg:y2="8.136cm">
          <text:p/>
        </draw:line>
        <draw:line draw:style-name="gr68" draw:text-style-name="P2" draw:layer="layout" svg:x1="8.386cm" svg:y1="7.886cm" svg:x2="8.636cm" svg:y2="8.136cm">
          <text:p/>
        </draw:line>
        <draw:line draw:style-name="gr68" draw:text-style-name="P2" draw:layer="layout" svg:x1="8.886cm" svg:y1="7.886cm" svg:x2="9.136cm" svg:y2="8.136cm">
          <text:p/>
        </draw:line>
        <draw:line draw:style-name="gr68" draw:text-style-name="P2" draw:layer="layout" svg:x1="9.386cm" svg:y1="7.886cm" svg:x2="9.636cm" svg:y2="8.136cm">
          <text:p/>
        </draw:line>
        <draw:line draw:style-name="gr68" draw:text-style-name="P2" draw:layer="layout" svg:x1="9.886cm" svg:y1="7.886cm" svg:x2="10.136cm" svg:y2="8.136cm">
          <text:p/>
        </draw:line>
        <draw:line draw:style-name="gr68" draw:text-style-name="P2" draw:layer="layout" svg:x1="10.636cm" svg:y1="8.136cm" svg:x2="10.886cm" svg:y2="7.886cm">
          <text:p/>
        </draw:line>
        <draw:line draw:style-name="gr68" draw:text-style-name="P2" draw:layer="layout" svg:x1="6.886cm" svg:y1="8.386cm" svg:x2="7.136cm" svg:y2="8.636cm">
          <text:p/>
        </draw:line>
        <draw:line draw:style-name="gr68" draw:text-style-name="P2" draw:layer="layout" svg:x1="7.386cm" svg:y1="8.386cm" svg:x2="7.636cm" svg:y2="8.636cm">
          <text:p/>
        </draw:line>
        <draw:line draw:style-name="gr68" draw:text-style-name="P2" draw:layer="layout" svg:x1="7.886cm" svg:y1="8.386cm" svg:x2="8.136cm" svg:y2="8.636cm">
          <text:p/>
        </draw:line>
        <draw:line draw:style-name="gr68" draw:text-style-name="P2" draw:layer="layout" svg:x1="8.386cm" svg:y1="8.386cm" svg:x2="8.636cm" svg:y2="8.636cm">
          <text:p/>
        </draw:line>
        <draw:line draw:style-name="gr68" draw:text-style-name="P2" draw:layer="layout" svg:x1="8.886cm" svg:y1="8.386cm" svg:x2="9.136cm" svg:y2="8.636cm">
          <text:p/>
        </draw:line>
        <draw:line draw:style-name="gr68" draw:text-style-name="P2" draw:layer="layout" svg:x1="9.386cm" svg:y1="8.386cm" svg:x2="9.636cm" svg:y2="8.636cm">
          <text:p/>
        </draw:line>
        <draw:line draw:style-name="gr68" draw:text-style-name="P2" draw:layer="layout" svg:x1="9.886cm" svg:y1="8.386cm" svg:x2="10.136cm" svg:y2="8.636cm">
          <text:p/>
        </draw:line>
        <draw:line draw:style-name="gr68" draw:text-style-name="P2" draw:layer="layout" svg:x1="13.636cm" svg:y1="8.636cm" svg:x2="13.886cm" svg:y2="8.386cm">
          <text:p/>
        </draw:line>
        <draw:line draw:style-name="gr68" draw:text-style-name="P2" draw:layer="layout" svg:x1="13.136cm" svg:y1="8.636cm" svg:x2="13.386cm" svg:y2="8.386cm">
          <text:p/>
        </draw:line>
        <draw:line draw:style-name="gr68" draw:text-style-name="P2" draw:layer="layout" svg:x1="12.636cm" svg:y1="8.636cm" svg:x2="12.886cm" svg:y2="8.386cm">
          <text:p/>
        </draw:line>
        <draw:line draw:style-name="gr68" draw:text-style-name="P2" draw:layer="layout" svg:x1="12.136cm" svg:y1="8.636cm" svg:x2="12.386cm" svg:y2="8.386cm">
          <text:p/>
        </draw:line>
        <draw:line draw:style-name="gr68" draw:text-style-name="P2" draw:layer="layout" svg:x1="11.636cm" svg:y1="8.636cm" svg:x2="11.886cm" svg:y2="8.386cm">
          <text:p/>
        </draw:line>
        <draw:line draw:style-name="gr68" draw:text-style-name="P2" draw:layer="layout" svg:x1="11.136cm" svg:y1="8.636cm" svg:x2="11.386cm" svg:y2="8.386cm">
          <text:p/>
        </draw:line>
        <draw:line draw:style-name="gr68" draw:text-style-name="P2" draw:layer="layout" svg:x1="10.636cm" svg:y1="8.636cm" svg:x2="10.886cm" svg:y2="8.386cm">
          <text:p/>
        </draw:line>
        <draw:custom-shape draw:style-name="gr69" draw:text-style-name="P85" draw:layer="layout" svg:width="0.249cm" svg:height="0.25cm" svg:x="6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6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8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17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6.0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8" draw:layer="layout" svg:width="0.249cm" svg:height="0.25cm" svg:x="9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9" draw:layer="layout" svg:width="0.25cm" svg:height="0.25cm" svg:x="10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2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4.506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6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06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6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6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8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50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16cm" svg:y="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017cm" svg:y="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6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4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8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9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0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6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1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6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8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9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1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0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16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7.016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6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6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8.0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8.0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8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8.0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8.506cm" svg:y="1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9.506cm" svg:y="1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10.505cm" svg:y="13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1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2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4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006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17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7" draw:layer="layout" svg:width="0.25cm" svg:height="0.25cm" svg:x="14.017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8" draw:layer="layout" svg:width="0.249cm" svg:height="0.25cm" svg:x="10.006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9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5" draw:layer="layout" svg:width="0.249cm" svg:height="0.25cm" svg:x="8.505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0.505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17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2.016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17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017cm" svg:y="1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5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2.0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2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2.0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0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8.5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0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0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506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0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8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9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9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0.5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0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2" draw:layer="layout" svg:width="0.249cm" svg:height="0.25cm" svg:x="11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5" draw:text-style-name="P99" draw:layer="layout" svg:width="0.249cm" svg:height="0.25cm" svg:x="11.506cm" svg:y="15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1.755cm 15.255cm)" draw:kind="cut" draw:start-angle="225" draw:end-angle="44.32">
            <text:p/>
          </draw:circle>
        </draw:g>
        <draw:g draw:style-name="gr19">
          <draw:custom-shape draw:style-name="gr85" draw:text-style-name="P99" draw:layer="layout" svg:width="0.249cm" svg:height="0.25cm" svg:x="14.006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4.255cm 15.755cm)" draw:kind="cut" draw:start-angle="225" draw:end-angle="44.32">
            <text:p/>
          </draw:circle>
        </draw:g>
        <draw:custom-shape draw:style-name="gr72" draw:text-style-name="P4" draw:layer="layout" svg:width="0.123cm" svg:height="0.124cm" svg:x="9.823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17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9cm" svg:y="8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9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7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7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3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5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7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9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7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5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6.886cm" svg:y1="8.886cm" svg:x2="7.136cm" svg:y2="9.136cm">
          <text:p/>
        </draw:line>
        <draw:line draw:style-name="gr68" draw:text-style-name="P2" draw:layer="layout" svg:x1="7.386cm" svg:y1="8.886cm" svg:x2="7.636cm" svg:y2="9.136cm">
          <text:p/>
        </draw:line>
        <draw:line draw:style-name="gr68" draw:text-style-name="P2" draw:layer="layout" svg:x1="6.886cm" svg:y1="9.386cm" svg:x2="7.136cm" svg:y2="9.636cm">
          <text:p/>
        </draw:line>
        <draw:line draw:style-name="gr68" draw:text-style-name="P2" draw:layer="layout" svg:x1="7.386cm" svg:y1="9.386cm" svg:x2="7.636cm" svg:y2="9.636cm">
          <text:p/>
        </draw:line>
        <draw:line draw:style-name="gr68" draw:text-style-name="P2" draw:layer="layout" svg:x1="6.886cm" svg:y1="9.886cm" svg:x2="7.136cm" svg:y2="10.136cm">
          <text:p/>
        </draw:line>
        <draw:line draw:style-name="gr68" draw:text-style-name="P2" draw:layer="layout" svg:x1="7.386cm" svg:y1="9.886cm" svg:x2="7.636cm" svg:y2="10.136cm">
          <text:p/>
        </draw:line>
        <draw:line draw:style-name="gr68" draw:text-style-name="P2" draw:layer="layout" svg:x1="6.886cm" svg:y1="10.386cm" svg:x2="7.136cm" svg:y2="10.636cm">
          <text:p/>
        </draw:line>
        <draw:line draw:style-name="gr68" draw:text-style-name="P2" draw:layer="layout" svg:x1="7.386cm" svg:y1="10.386cm" svg:x2="7.636cm" svg:y2="10.636cm">
          <text:p/>
        </draw:line>
        <draw:line draw:style-name="gr68" draw:text-style-name="P2" draw:layer="layout" svg:x1="6.886cm" svg:y1="10.886cm" svg:x2="7.136cm" svg:y2="11.136cm">
          <text:p/>
        </draw:line>
        <draw:line draw:style-name="gr68" draw:text-style-name="P2" draw:layer="layout" svg:x1="7.386cm" svg:y1="10.886cm" svg:x2="7.636cm" svg:y2="11.136cm">
          <text:p/>
        </draw:line>
        <draw:line draw:style-name="gr68" draw:text-style-name="P2" draw:layer="layout" svg:x1="7.375cm" svg:y1="11.875cm" svg:x2="7.625cm" svg:y2="11.625cm">
          <text:p/>
        </draw:line>
        <draw:line draw:style-name="gr68" draw:text-style-name="P2" draw:layer="layout" svg:x1="6.875cm" svg:y1="11.875cm" svg:x2="7.125cm" svg:y2="11.625cm">
          <text:p/>
        </draw:line>
        <draw:line draw:style-name="gr68" draw:text-style-name="P2" draw:layer="layout" svg:x1="7.386cm" svg:y1="12.386cm" svg:x2="7.636cm" svg:y2="12.136cm">
          <text:p/>
        </draw:line>
        <draw:line draw:style-name="gr68" draw:text-style-name="P2" draw:layer="layout" svg:x1="6.886cm" svg:y1="12.386cm" svg:x2="7.136cm" svg:y2="12.136cm">
          <text:p/>
        </draw:line>
        <draw:line draw:style-name="gr68" draw:text-style-name="P2" draw:layer="layout" svg:x1="7.386cm" svg:y1="12.886cm" svg:x2="7.636cm" svg:y2="12.636cm">
          <text:p/>
        </draw:line>
        <draw:line draw:style-name="gr68" draw:text-style-name="P2" draw:layer="layout" svg:x1="6.886cm" svg:y1="12.886cm" svg:x2="7.136cm" svg:y2="12.636cm">
          <text:p/>
        </draw:line>
        <draw:line draw:style-name="gr68" draw:text-style-name="P2" draw:layer="layout" svg:x1="7.386cm" svg:y1="13.386cm" svg:x2="7.636cm" svg:y2="13.136cm">
          <text:p/>
        </draw:line>
        <draw:line draw:style-name="gr68" draw:text-style-name="P2" draw:layer="layout" svg:x1="6.886cm" svg:y1="13.386cm" svg:x2="7.136cm" svg:y2="13.136cm">
          <text:p/>
        </draw:line>
        <draw:line draw:style-name="gr68" draw:text-style-name="P2" draw:layer="layout" svg:x1="7.386cm" svg:y1="13.886cm" svg:x2="7.636cm" svg:y2="13.636cm">
          <text:p/>
        </draw:line>
        <draw:line draw:style-name="gr68" draw:text-style-name="P2" draw:layer="layout" svg:x1="6.886cm" svg:y1="13.886cm" svg:x2="7.136cm" svg:y2="13.636cm">
          <text:p/>
        </draw:line>
        <draw:line draw:style-name="gr68" draw:text-style-name="P2" draw:layer="layout" svg:x1="7.375cm" svg:y1="14.375cm" svg:x2="7.625cm" svg:y2="14.125cm">
          <text:p/>
        </draw:line>
        <draw:line draw:style-name="gr68" draw:text-style-name="P2" draw:layer="layout" svg:x1="6.875cm" svg:y1="14.375cm" svg:x2="7.125cm" svg:y2="14.125cm">
          <text:p/>
        </draw:line>
        <draw:line draw:style-name="gr68" draw:text-style-name="P2" draw:layer="layout" svg:x1="7.386cm" svg:y1="14.886cm" svg:x2="7.636cm" svg:y2="14.636cm">
          <text:p/>
        </draw:line>
        <draw:line draw:style-name="gr68" draw:text-style-name="P2" draw:layer="layout" svg:x1="6.886cm" svg:y1="14.886cm" svg:x2="7.136cm" svg:y2="14.636cm">
          <text:p/>
        </draw:line>
        <draw:line draw:style-name="gr68" draw:text-style-name="P2" draw:layer="layout" svg:x1="8.375cm" svg:y1="14.375cm" svg:x2="8.625cm" svg:y2="14.125cm">
          <text:p/>
        </draw:line>
        <draw:line draw:style-name="gr68" draw:text-style-name="P2" draw:layer="layout" svg:x1="7.875cm" svg:y1="14.375cm" svg:x2="8.125cm" svg:y2="14.125cm">
          <text:p/>
        </draw:line>
        <draw:line draw:style-name="gr68" draw:text-style-name="P2" draw:layer="layout" svg:x1="8.386cm" svg:y1="14.886cm" svg:x2="8.636cm" svg:y2="14.636cm">
          <text:p/>
        </draw:line>
        <draw:line draw:style-name="gr68" draw:text-style-name="P2" draw:layer="layout" svg:x1="7.886cm" svg:y1="14.886cm" svg:x2="8.136cm" svg:y2="14.636cm">
          <text:p/>
        </draw:line>
        <draw:line draw:style-name="gr68" draw:text-style-name="P2" draw:layer="layout" svg:x1="9.375cm" svg:y1="14.375cm" svg:x2="9.625cm" svg:y2="14.125cm">
          <text:p/>
        </draw:line>
        <draw:line draw:style-name="gr68" draw:text-style-name="P2" draw:layer="layout" svg:x1="8.875cm" svg:y1="14.375cm" svg:x2="9.125cm" svg:y2="14.125cm">
          <text:p/>
        </draw:line>
        <draw:line draw:style-name="gr68" draw:text-style-name="P2" draw:layer="layout" svg:x1="9.386cm" svg:y1="14.886cm" svg:x2="9.636cm" svg:y2="14.636cm">
          <text:p/>
        </draw:line>
        <draw:line draw:style-name="gr68" draw:text-style-name="P2" draw:layer="layout" svg:x1="8.886cm" svg:y1="14.886cm" svg:x2="9.136cm" svg:y2="14.636cm">
          <text:p/>
        </draw:line>
        <draw:line draw:style-name="gr68" draw:text-style-name="P2" draw:layer="layout" svg:x1="9.886cm" svg:y1="14.386cm" svg:x2="10.136cm" svg:y2="14.136cm">
          <text:p/>
        </draw:line>
        <draw:line draw:style-name="gr68" draw:text-style-name="P2" draw:layer="layout" svg:x1="9.886cm" svg:y1="14.886cm" svg:x2="10.136cm" svg:y2="14.636cm">
          <text:p/>
        </draw:line>
        <draw:line draw:style-name="gr68" draw:text-style-name="P2" draw:layer="layout" svg:x1="10.886cm" svg:y1="14.886cm" svg:x2="10.636cm" svg:y2="14.636cm">
          <text:p/>
        </draw:line>
        <draw:line draw:style-name="gr68" draw:text-style-name="P2" draw:layer="layout" svg:x1="10.886cm" svg:y1="14.386cm" svg:x2="10.636cm" svg:y2="14.136cm">
          <text:p/>
        </draw:line>
        <draw:line draw:style-name="gr68" draw:text-style-name="P2" draw:layer="layout" svg:x1="11.386cm" svg:y1="14.886cm" svg:x2="11.136cm" svg:y2="14.636cm">
          <text:p/>
        </draw:line>
        <draw:line draw:style-name="gr68" draw:text-style-name="P2" draw:layer="layout" svg:x1="11.375cm" svg:y1="14.375cm" svg:x2="11.125cm" svg:y2="14.125cm">
          <text:p/>
        </draw:line>
        <draw:line draw:style-name="gr68" draw:text-style-name="P2" draw:layer="layout" svg:x1="11.886cm" svg:y1="14.886cm" svg:x2="11.636cm" svg:y2="14.636cm">
          <text:p/>
        </draw:line>
        <draw:line draw:style-name="gr68" draw:text-style-name="P2" draw:layer="layout" svg:x1="11.875cm" svg:y1="14.375cm" svg:x2="11.625cm" svg:y2="14.125cm">
          <text:p/>
        </draw:line>
        <draw:line draw:style-name="gr68" draw:text-style-name="P2" draw:layer="layout" svg:x1="12.386cm" svg:y1="14.886cm" svg:x2="12.136cm" svg:y2="14.636cm">
          <text:p/>
        </draw:line>
        <draw:line draw:style-name="gr68" draw:text-style-name="P2" draw:layer="layout" svg:x1="12.375cm" svg:y1="14.375cm" svg:x2="12.125cm" svg:y2="14.125cm">
          <text:p/>
        </draw:line>
        <draw:line draw:style-name="gr68" draw:text-style-name="P2" draw:layer="layout" svg:x1="12.886cm" svg:y1="14.886cm" svg:x2="12.636cm" svg:y2="14.636cm">
          <text:p/>
        </draw:line>
        <draw:line draw:style-name="gr68" draw:text-style-name="P2" draw:layer="layout" svg:x1="12.875cm" svg:y1="14.375cm" svg:x2="12.625cm" svg:y2="14.125cm">
          <text:p/>
        </draw:line>
        <draw:line draw:style-name="gr68" draw:text-style-name="P2" draw:layer="layout" svg:x1="13.386cm" svg:y1="14.886cm" svg:x2="13.136cm" svg:y2="14.636cm">
          <text:p/>
        </draw:line>
        <draw:line draw:style-name="gr68" draw:text-style-name="P2" draw:layer="layout" svg:x1="13.375cm" svg:y1="14.375cm" svg:x2="13.125cm" svg:y2="14.125cm">
          <text:p/>
        </draw:line>
        <draw:line draw:style-name="gr68" draw:text-style-name="P2" draw:layer="layout" svg:x1="13.886cm" svg:y1="14.886cm" svg:x2="13.636cm" svg:y2="14.636cm">
          <text:p/>
        </draw:line>
        <draw:line draw:style-name="gr68" draw:text-style-name="P2" draw:layer="layout" svg:x1="13.875cm" svg:y1="14.375cm" svg:x2="13.625cm" svg:y2="14.125cm">
          <text:p/>
        </draw:line>
        <draw:line draw:style-name="gr68" draw:text-style-name="P2" draw:layer="layout" svg:x1="13.384cm" svg:y1="13.886cm" svg:x2="13.134cm" svg:y2="13.636cm">
          <text:p/>
        </draw:line>
        <draw:line draw:style-name="gr68" draw:text-style-name="P2" draw:layer="layout" svg:x1="13.384cm" svg:y1="13.386cm" svg:x2="13.134cm" svg:y2="13.136cm">
          <text:p/>
        </draw:line>
        <draw:line draw:style-name="gr68" draw:text-style-name="P2" draw:layer="layout" svg:x1="13.884cm" svg:y1="13.886cm" svg:x2="13.634cm" svg:y2="13.636cm">
          <text:p/>
        </draw:line>
        <draw:line draw:style-name="gr68" draw:text-style-name="P2" draw:layer="layout" svg:x1="13.386cm" svg:y1="12.886cm" svg:x2="13.136cm" svg:y2="12.636cm">
          <text:p/>
        </draw:line>
        <draw:line draw:style-name="gr68" draw:text-style-name="P2" draw:layer="layout" svg:x1="13.888cm" svg:y1="12.886cm" svg:x2="13.638cm" svg:y2="12.636cm">
          <text:p/>
        </draw:line>
        <draw:line draw:style-name="gr68" draw:text-style-name="P2" draw:layer="layout" svg:x1="13.386cm" svg:y1="12.386cm" svg:x2="13.136cm" svg:y2="12.136cm">
          <text:p/>
        </draw:line>
        <draw:line draw:style-name="gr68" draw:text-style-name="P2" draw:layer="layout" svg:x1="13.888cm" svg:y1="12.386cm" svg:x2="13.638cm" svg:y2="12.136cm">
          <text:p/>
        </draw:line>
        <draw:line draw:style-name="gr68" draw:text-style-name="P2" draw:layer="layout" svg:x1="13.384cm" svg:y1="11.886cm" svg:x2="13.134cm" svg:y2="11.636cm">
          <text:p/>
        </draw:line>
        <draw:line draw:style-name="gr68" draw:text-style-name="P2" draw:layer="layout" svg:x1="13.886cm" svg:y1="11.886cm" svg:x2="13.636cm" svg:y2="11.636cm">
          <text:p/>
        </draw:line>
        <draw:line draw:style-name="gr68" draw:text-style-name="P2" draw:layer="layout" svg:x1="13.636cm" svg:y1="9.136cm" svg:x2="13.886cm" svg:y2="8.886cm">
          <text:p/>
        </draw:line>
        <draw:line draw:style-name="gr68" draw:text-style-name="P2" draw:layer="layout" svg:x1="13.136cm" svg:y1="9.136cm" svg:x2="13.386cm" svg:y2="8.886cm">
          <text:p/>
        </draw:line>
        <draw:line draw:style-name="gr68" draw:text-style-name="P2" draw:layer="layout" svg:x1="13.636cm" svg:y1="9.636cm" svg:x2="13.886cm" svg:y2="9.386cm">
          <text:p/>
        </draw:line>
        <draw:line draw:style-name="gr68" draw:text-style-name="P2" draw:layer="layout" svg:x1="13.136cm" svg:y1="9.636cm" svg:x2="13.386cm" svg:y2="9.386cm">
          <text:p/>
        </draw:line>
        <draw:line draw:style-name="gr68" draw:text-style-name="P2" draw:layer="layout" svg:x1="13.636cm" svg:y1="10.136cm" svg:x2="13.886cm" svg:y2="9.886cm">
          <text:p/>
        </draw:line>
        <draw:line draw:style-name="gr68" draw:text-style-name="P2" draw:layer="layout" svg:x1="13.136cm" svg:y1="10.136cm" svg:x2="13.386cm" svg:y2="9.886cm">
          <text:p/>
        </draw:line>
        <draw:line draw:style-name="gr68" draw:text-style-name="P2" draw:layer="layout" svg:x1="13.636cm" svg:y1="10.636cm" svg:x2="13.886cm" svg:y2="10.386cm">
          <text:p/>
        </draw:line>
        <draw:line draw:style-name="gr68" draw:text-style-name="P2" draw:layer="layout" svg:x1="13.136cm" svg:y1="10.636cm" svg:x2="13.386cm" svg:y2="10.386cm">
          <text:p/>
        </draw:line>
        <draw:line draw:style-name="gr68" draw:text-style-name="P2" draw:layer="layout" svg:x1="13.636cm" svg:y1="11.136cm" svg:x2="13.886cm" svg:y2="10.886cm">
          <text:p/>
        </draw:line>
        <draw:line draw:style-name="gr68" draw:text-style-name="P2" draw:layer="layout" svg:x1="13.136cm" svg:y1="11.136cm" svg:x2="13.386cm" svg:y2="10.886cm">
          <text:p/>
        </draw:line>
        <draw:custom-shape draw:style-name="gr72" draw:text-style-name="P4" draw:layer="layout" svg:width="0.249cm" svg:height="0.25cm" svg:x="13.0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005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16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3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6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02" draw:layer="layout" svg:width="0.249cm" svg:height="0.25cm" svg:x="13.505cm" svg:y="13.005cm">
          <text:p text:style-name="P101"><text:span text:style-name="T20">n.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16cm" svg:y="10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5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8" draw:text-style-name="P103" draw:layer="layout" svg:width="0.249cm" svg:height="0.25cm" svg:x="13.506cm" svg:y="13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3.755cm 13.755cm)" draw:kind="cut" draw:start-angle="225" draw:end-angle="44.32">
            <text:p/>
          </draw:circle>
        </draw:g>
        <draw:custom-shape draw:style-name="gr72" draw:text-style-name="P4" draw:layer="layout" svg:width="0.249cm" svg:height="0.25cm" svg:x="7.506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17cm" svg:y="1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16cm" svg:y="15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7.006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5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7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9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7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5cm" svg:y="14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5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cm" svg:y="1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2cm" svg:y="1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8cm" svg:y="1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2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1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7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8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25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3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1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cm" svg:y="1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7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13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7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9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25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3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8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7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9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9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14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5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5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6.823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6.017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6.518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4.5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4.506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4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1.5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5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2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10.005cm" svg:y="14.505cm">
          <text:p text:style-name="P113"><text:span text:style-name="T24">B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10.506cm" svg:y="14.505cm">
          <text:p text:style-name="P113"><text:span text:style-name="T24">B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17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8.505cm" svg:y="14.505cm">
          <text:p text:style-name="P113"><text:span text:style-name="T24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9.006cm" svg:y="14.505cm">
          <text:p text:style-name="P113"><text:span text:style-name="T24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9.506cm" svg:y="14.505cm">
          <text:p text:style-name="P113"><text:span text:style-name="T24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8.006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15" draw:layer="layout" svg:width="0.249cm" svg:height="0.25cm" svg:x="8.505cm" svg:y="14.005cm">
          <text:p text:style-name="P114"><text:span text:style-name="T24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9.006cm" svg:y="14.005cm">
          <text:p text:style-name="P113"><text:span text:style-name="T24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9.505cm" svg:y="14.005cm">
          <text:p text:style-name="P113"><text:span text:style-name="T24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10.005cm" svg:y="14.005cm">
          <text:p text:style-name="P113"><text:span text:style-name="T24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24" draw:layer="layout" svg:width="0.249cm" svg:height="0.25cm" svg:x="10.505cm" svg:y="14.005cm">
          <text:p text:style-name="P113"><text:span text:style-name="T24">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1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3.0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3.005cm" svg:y="14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3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5" draw:text-style-name="P99" draw:layer="layout" svg:width="0.249cm" svg:height="0.25cm" svg:x="13.506cm" svg:y="14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3.755cm 14.755cm)" draw:kind="cut" draw:start-angle="225" draw:end-angle="44.32">
            <text:p/>
          </draw:circle>
        </draw:g>
        <draw:custom-shape draw:style-name="gr72" draw:text-style-name="P4" draw:layer="layout" svg:width="0.249cm" svg:height="0.25cm" svg:x="7.5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7.517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018cm" svg:y="14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7.386cm" svg:y1="8.887cm" svg:x2="7.636cm" svg:y2="9.137cm">
          <text:p/>
        </draw:line>
        <draw:line draw:style-name="gr68" draw:text-style-name="P2" draw:layer="layout" svg:x1="7.386cm" svg:y1="9.387cm" svg:x2="7.636cm" svg:y2="9.637cm">
          <text:p/>
        </draw:line>
        <draw:line draw:style-name="gr68" draw:text-style-name="P2" draw:layer="layout" svg:x1="7.386cm" svg:y1="9.887cm" svg:x2="7.636cm" svg:y2="10.137cm">
          <text:p/>
        </draw:line>
        <draw:line draw:style-name="gr68" draw:text-style-name="P2" draw:layer="layout" svg:x1="7.386cm" svg:y1="10.387cm" svg:x2="7.636cm" svg:y2="10.637cm">
          <text:p/>
        </draw:line>
        <draw:line draw:style-name="gr68" draw:text-style-name="P2" draw:layer="layout" svg:x1="7.386cm" svg:y1="10.887cm" svg:x2="7.636cm" svg:y2="11.137cm">
          <text:p/>
        </draw:line>
        <draw:line draw:style-name="gr68" draw:text-style-name="P2" draw:layer="layout" svg:x1="7.386cm" svg:y1="12.387cm" svg:x2="7.636cm" svg:y2="12.137cm">
          <text:p/>
        </draw:line>
        <draw:line draw:style-name="gr68" draw:text-style-name="P2" draw:layer="layout" svg:x1="7.386cm" svg:y1="12.887cm" svg:x2="7.636cm" svg:y2="12.637cm">
          <text:p/>
        </draw:line>
        <draw:line draw:style-name="gr68" draw:text-style-name="P2" draw:layer="layout" svg:x1="7.386cm" svg:y1="13.387cm" svg:x2="7.636cm" svg:y2="13.137cm">
          <text:p/>
        </draw:line>
        <draw:line draw:style-name="gr68" draw:text-style-name="P2" draw:layer="layout" svg:x1="7.386cm" svg:y1="13.887cm" svg:x2="7.636cm" svg:y2="13.637cm">
          <text:p/>
        </draw:line>
        <draw:custom-shape draw:style-name="gr72" draw:text-style-name="P4" draw:layer="layout" svg:width="0.123cm" svg:height="0.124cm" svg:x="7.31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9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5cm" svg:y="1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2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23cm" svg:y="1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6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6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7.5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7.50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4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3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3cm" svg:height="0.124cm" svg:x="11.30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3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9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3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86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3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25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14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4cm" svg:y="1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7cm" svg:y="1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4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4cm" svg:y="1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3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3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25cm" svg:y="8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1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3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25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17cm" svg:y="1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7cm" svg:y="13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5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25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23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823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8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817cm" svg:y="8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7cm" svg:y="1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3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88cm" svg:y="1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9cm" svg:y="1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5cm" svg:y="1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23cm" svg:y="1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9cm" svg:y="12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8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89" draw:text-style-name="P104" draw:layer="layout" svg:width="0.249cm" svg:height="0.25cm" svg:x="12.505cm" svg:y="14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5" draw:text-style-name="P106" draw:layer="layout" svg:width="9.005cm" svg:height="1.563cm" svg:x="10.005cm" svg:y="17.442cm">
          <text:p text:style-name="P105"><text:span text:style-name="T21">Legend</text:span></text:p>
          <draw:enhanced-geometry svg:viewBox="0 0 21600 21600" draw:type="rectangle" draw:enhanced-path="M 0 0 L 21600 0 21600 21600 0 21600 0 0 Z N"/>
        </draw:custom-shape>
        <draw:custom-shape draw:style-name="gr80" draw:text-style-name="P95" draw:layer="layout" svg:width="0.249cm" svg:height="0.25cm" svg:x="11.01cm" svg:y="18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1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13.0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3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14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14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15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5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6.0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08" draw:layer="layout" svg:width="0.25cm" svg:height="0.25cm" svg:x="11.01cm" svg:y="18.136cm">
          <text:p text:style-name="P107"><text:span text:style-name="T2">SA</text:span></text:p>
          <draw:enhanced-geometry svg:viewBox="0 0 21600 21600" draw:type="rectangle" draw:enhanced-path="M 0 0 L 21600 0 21600 21600 0 21600 0 0 Z N"/>
        </draw:custom-shape>
        <draw:custom-shape draw:style-name="gr167" draw:text-style-name="P108" draw:layer="layout" svg:width="0.25cm" svg:height="0.25cm" svg:x="11.51cm" svg:y="18.136cm">
          <text:p text:style-name="P107"><text:span text:style-name="T2">SB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8" draw:layer="layout" svg:width="0.25cm" svg:height="0.25cm" svg:x="12.01cm" svg:y="18.136cm">
          <text:p text:style-name="P107"><text:span text:style-name="T2">EA</text:span></text:p>
          <draw:enhanced-geometry svg:viewBox="0 0 21600 21600" draw:type="rectangle" draw:enhanced-path="M 0 0 L 21600 0 21600 21600 0 21600 0 0 Z N"/>
        </draw:custom-shape>
        <draw:custom-shape draw:style-name="gr169" draw:text-style-name="P108" draw:layer="layout" svg:width="0.25cm" svg:height="0.25cm" svg:x="12.51cm" svg:y="18.136cm">
          <text:p text:style-name="P107"><text:span text:style-name="T2">EB</text:span></text:p>
          <draw:enhanced-geometry svg:viewBox="0 0 21600 21600" draw:type="rectangle" draw:enhanced-path="M 0 0 L 21600 0 21600 21600 0 21600 0 0 Z N"/>
        </draw:custom-shape>
        <draw:custom-shape draw:style-name="gr170" draw:text-style-name="P108" draw:layer="layout" svg:width="0.25cm" svg:height="0.25cm" svg:x="13.01cm" svg:y="18.136cm">
          <text:p text:style-name="P107"><text:span text:style-name="T2">NA</text:span></text:p>
          <draw:enhanced-geometry svg:viewBox="0 0 21600 21600" draw:type="rectangle" draw:enhanced-path="M 0 0 L 21600 0 21600 21600 0 21600 0 0 Z N"/>
        </draw:custom-shape>
        <draw:custom-shape draw:style-name="gr171" draw:text-style-name="P108" draw:layer="layout" svg:width="0.25cm" svg:height="0.25cm" svg:x="13.51cm" svg:y="18.136cm">
          <text:p text:style-name="P107"><text:span text:style-name="T2">NB</text:span></text:p>
          <draw:enhanced-geometry svg:viewBox="0 0 21600 21600" draw:type="rectangle" draw:enhanced-path="M 0 0 L 21600 0 21600 21600 0 21600 0 0 Z N"/>
        </draw:custom-shape>
        <draw:custom-shape draw:style-name="gr172" draw:text-style-name="P108" draw:layer="layout" svg:width="0.25cm" svg:height="0.25cm" svg:x="14.01cm" svg:y="18.136cm">
          <text:p text:style-name="P107"><text:span text:style-name="T2">WA</text:span></text:p>
          <draw:enhanced-geometry svg:viewBox="0 0 21600 21600" draw:type="rectangle" draw:enhanced-path="M 0 0 L 21600 0 21600 21600 0 21600 0 0 Z N"/>
        </draw:custom-shape>
        <draw:custom-shape draw:style-name="gr173" draw:text-style-name="P108" draw:layer="layout" svg:width="0.25cm" svg:height="0.25cm" svg:x="14.51cm" svg:y="18.136cm">
          <text:p text:style-name="P107"><text:span text:style-name="T2">WB</text:span></text:p>
          <draw:enhanced-geometry svg:viewBox="0 0 21600 21600" draw:type="rectangle" draw:enhanced-path="M 0 0 L 21600 0 21600 21600 0 21600 0 0 Z N"/>
        </draw:custom-shape>
        <draw:custom-shape draw:style-name="gr174" draw:text-style-name="P108" draw:layer="layout" svg:width="0.25cm" svg:height="0.25cm" svg:x="15.01cm" svg:y="18.136cm">
          <text:p text:style-name="P107"><text:span text:style-name="T2">WC</text:span></text:p>
          <draw:enhanced-geometry svg:viewBox="0 0 21600 21600" draw:type="rectangle" draw:enhanced-path="M 0 0 L 21600 0 21600 21600 0 21600 0 0 Z N"/>
        </draw:custom-shape>
        <draw:custom-shape draw:style-name="gr175" draw:text-style-name="P108" draw:layer="layout" svg:width="0.25cm" svg:height="0.25cm" svg:x="15.51cm" svg:y="18.136cm">
          <text:p text:style-name="P107"><text:span text:style-name="T2">GPIO</text:span></text:p>
          <draw:enhanced-geometry svg:viewBox="0 0 21600 21600" draw:type="rectangle" draw:enhanced-path="M 0 0 L 21600 0 21600 21600 0 21600 0 0 Z N"/>
        </draw:custom-shape>
        <draw:custom-shape draw:style-name="gr176" draw:text-style-name="P108" draw:layer="layout" svg:width="0.25cm" svg:height="0.25cm" svg:x="16.01cm" svg:y="18.136cm">
          <text:p text:style-name="P107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77" draw:text-style-name="P92" draw:layer="layout" svg:width="0.249cm" svg:height="0.25cm" svg:x="16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08" draw:layer="layout" svg:width="0.25cm" svg:height="0.25cm" svg:x="16.51cm" svg:y="18.136cm">
          <text:p text:style-name="P107"><text:span text:style-name="T2">V</text:span><text:span text:style-name="T22">core</text:span></text:p>
          <draw:enhanced-geometry svg:viewBox="0 0 21600 21600" draw:type="rectangle" draw:enhanced-path="M 0 0 L 21600 0 21600 21600 0 21600 0 0 Z N"/>
        </draw:custom-shape>
        <draw:custom-shape draw:style-name="gr178" draw:text-style-name="P108" draw:layer="layout" svg:width="0.25cm" svg:height="0.25cm" svg:x="17.01cm" svg:y="18.136cm">
          <text:p text:style-name="P107"><text:span text:style-name="T2">V</text:span><text:span text:style-name="T22">ser</text:span></text:p>
          <draw:enhanced-geometry svg:viewBox="0 0 21600 21600" draw:type="rectangle" draw:enhanced-path="M 0 0 L 21600 0 21600 21600 0 21600 0 0 Z N"/>
        </draw:custom-shape>
        <draw:custom-shape draw:style-name="gr179" draw:text-style-name="P108" draw:layer="layout" svg:width="0.25cm" svg:height="0.25cm" svg:x="18.51cm" svg:y="18.136cm">
          <text:p text:style-name="P107"><text:span text:style-name="T2">V</text:span><text:span text:style-name="T22">clk</text:span></text:p>
          <draw:enhanced-geometry svg:viewBox="0 0 21600 21600" draw:type="rectangle" draw:enhanced-path="M 0 0 L 21600 0 21600 21600 0 21600 0 0 Z N"/>
        </draw:custom-shape>
        <draw:custom-shape draw:style-name="gr180" draw:text-style-name="P108" draw:layer="layout" svg:width="0.25cm" svg:height="0.25cm" svg:x="18.01cm" svg:y="18.136cm">
          <text:p text:style-name="P107"><text:span text:style-name="T2">V</text:span><text:span text:style-name="T22">pll</text:span></text:p>
          <draw:enhanced-geometry svg:viewBox="0 0 21600 21600" draw:type="rectangle" draw:enhanced-path="M 0 0 L 21600 0 21600 21600 0 21600 0 0 Z N"/>
        </draw:custom-shape>
        <draw:custom-shape draw:style-name="gr181" draw:text-style-name="P108" draw:layer="layout" svg:width="0.25cm" svg:height="0.25cm" svg:x="17.51cm" svg:y="18.136cm">
          <text:p text:style-name="P107"><text:span text:style-name="T2">V</text:span><text:span text:style-name="T22">spll</text:span></text:p>
          <draw:enhanced-geometry svg:viewBox="0 0 21600 21600" draw:type="rectangle" draw:enhanced-path="M 0 0 L 21600 0 21600 21600 0 21600 0 0 Z N"/>
        </draw:custom-shape>
        <draw:g draw:style-name="gr19">
          <draw:custom-shape draw:style-name="gr85" draw:text-style-name="P99" draw:layer="layout" svg:width="0.249cm" svg:height="0.25cm" svg:x="17.01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7.26cm 18.761cm)" draw:kind="cut" draw:start-angle="225" draw:end-angle="44.32">
            <text:p/>
          </draw:circle>
        </draw:g>
        <draw:g draw:style-name="gr19">
          <draw:custom-shape draw:style-name="gr85" draw:text-style-name="P99" draw:layer="layout" svg:width="0.249cm" svg:height="0.25cm" svg:x="17.5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7.76cm 18.761cm)" draw:kind="cut" draw:start-angle="225" draw:end-angle="44.32">
            <text:p/>
          </draw:circle>
        </draw:g>
        <draw:g draw:style-name="gr19">
          <draw:custom-shape draw:style-name="gr88" draw:text-style-name="P103" draw:layer="layout" svg:width="0.249cm" svg:height="0.25cm" svg:x="18.01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8.26cm 18.761cm)" draw:kind="cut" draw:start-angle="225" draw:end-angle="44.32">
            <text:p/>
          </draw:circle>
        </draw:g>
        <draw:line draw:style-name="gr68" draw:text-style-name="P2" draw:layer="layout" svg:x1="10.69cm" svg:y1="18.63cm" svg:x2="10.571cm" svg:y2="18.511cm">
          <text:p/>
        </draw:line>
        <draw:custom-shape draw:style-name="gr72" draw:text-style-name="P4" draw:layer="layout" svg:width="0.123cm" svg:height="0.124cm" svg:x="10.631cm" svg:y="18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108" draw:layer="layout" svg:width="0.25cm" svg:height="0.269cm" svg:x="10.567cm" svg:y="18.13cm">
          <text:p text:style-name="P107"><text:span text:style-name="T2">Via</text:span></text:p>
          <draw:enhanced-geometry svg:viewBox="0 0 21600 21600" draw:type="rectangle" draw:enhanced-path="M 0 0 L 21600 0 21600 21600 0 21600 0 0 Z N"/>
        </draw:custom-shape>
        <draw:g draw:style-name="gr19">
          <draw:custom-shape draw:style-name="gr89" draw:text-style-name="P104" draw:layer="layout" svg:width="0.249cm" svg:height="0.25cm" svg:x="18.506cm" svg:y="1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8" draw:text-style-name="P74" draw:layer="layout" svg:width="0.25cm" svg:height="0.25cm" svg:x="16.005cm" svg:y="8.00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75" draw:layer="layout" svg:width="0.25cm" svg:height="0.25cm" svg:x="16.005cm" svg:y="8.25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7" draw:layer="layout" svg:width="0.25cm" svg:height="0.25cm" svg:x="16.005cm" svg:y="8.75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6" draw:layer="layout" svg:width="0.25cm" svg:height="0.25cm" svg:x="16.005cm" svg:y="9.00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9" draw:layer="layout" svg:width="0.25cm" svg:height="0.25cm" svg:x="16.005cm" svg:y="7.00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10" draw:layer="layout" svg:width="0.25cm" svg:height="0.25cm" svg:x="16.005cm" svg:y="7.25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11" draw:layer="layout" svg:width="0.25cm" svg:height="0.25cm" svg:x="16.005cm" svg:y="7.5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8" draw:layer="layout" svg:width="0.25cm" svg:height="0.25cm" svg:x="16.005cm" svg:y="9.5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8" draw:layer="layout" svg:width="0.25cm" svg:height="0.25cm" svg:x="16.005cm" svg:y="9.7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9" draw:layer="layout" svg:width="0.25cm" svg:height="0.25cm" svg:x="16.005cm" svg:y="10.2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9" draw:layer="layout" svg:width="0.25cm" svg:height="0.25cm" svg:x="16.005cm" svg:y="10.7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84" draw:layer="layout" svg:width="0.25cm" svg:height="0.25cm" svg:x="16.005cm" svg:y="11.255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2" draw:layer="layout" svg:width="3.63cm" svg:height="0.75cm" svg:x="16.375cm" svg:y="7.88cm">
          <text:p text:style-name="P71"><text:span text:style-name="T19">IO_NA</text:span><text:span text:style-name="T19"><text:tab/></text:span><text:span text:style-name="T19">1.2 – 2.5V</text:span></text:p>
          <text:p text:style-name="P71"><text:span text:style-name="T19">IO_NB</text:span></text:p>
          <draw:enhanced-geometry svg:viewBox="0 0 21600 21600" draw:type="rectangle" draw:enhanced-path="M 0 0 L 21600 0 21600 21600 0 21600 0 0 Z N"/>
        </draw:custom-shape>
        <draw:custom-shape draw:style-name="gr184" draw:text-style-name="P72" draw:layer="layout" svg:width="3.63cm" svg:height="0.75cm" svg:x="16.375cm" svg:y="8.63cm">
          <text:p text:style-name="P71"><text:span text:style-name="T19">IO_EA</text:span><text:span text:style-name="T19"><text:tab/></text:span><text:span text:style-name="T19">1.2 – 2.5V</text:span></text:p>
          <text:p text:style-name="P71"><text:span text:style-name="T19">IO_EB</text:span></text:p>
          <draw:enhanced-geometry svg:viewBox="0 0 21600 21600" draw:type="rectangle" draw:enhanced-path="M 0 0 L 21600 0 21600 21600 0 21600 0 0 Z N"/>
        </draw:custom-shape>
        <draw:custom-shape draw:style-name="gr185" draw:text-style-name="P72" draw:layer="layout" svg:width="3.625cm" svg:height="0.75cm" svg:x="16.38cm" svg:y="9.38cm">
          <text:p text:style-name="P71"><text:span text:style-name="T19">IO_SA</text:span><text:span text:style-name="T19"><text:tab/></text:span><text:span text:style-name="T19">1.2 – 2.5V</text:span></text:p>
          <text:p text:style-name="P71"><text:span text:style-name="T19">IO_SB</text:span></text:p>
          <draw:enhanced-geometry svg:viewBox="0 0 21600 21600" draw:type="rectangle" draw:enhanced-path="M 0 0 L 21600 0 21600 21600 0 21600 0 0 Z N"/>
        </draw:custom-shape>
        <draw:custom-shape draw:style-name="gr186" draw:text-style-name="P72" draw:layer="layout" svg:width="3.625cm" svg:height="0.5cm" svg:x="16.38cm" svg:y="10.13cm">
          <text:p text:style-name="P71"><text:span text:style-name="T19">Core</text:span><text:span text:style-name="T19"><text:tab/></text:span><text:span text:style-name="T19">0.8 – 1.1V ± 50 mV</text:span></text:p>
          <draw:enhanced-geometry svg:viewBox="0 0 21600 21600" draw:type="rectangle" draw:enhanced-path="M 0 0 L 21600 0 21600 21600 0 21600 0 0 Z N"/>
        </draw:custom-shape>
        <draw:custom-shape draw:style-name="gr187" draw:text-style-name="P72" draw:layer="layout" svg:width="3.63cm" svg:height="0.5cm" svg:x="16.375cm" svg:y="10.63cm">
          <text:p text:style-name="P71"><text:span text:style-name="T19">PLL</text:span><text:span text:style-name="T19"><text:tab/></text:span><text:span text:style-name="T19">0.8 – 1.1V ± 50 mV</text:span></text:p>
          <draw:enhanced-geometry svg:viewBox="0 0 21600 21600" draw:type="rectangle" draw:enhanced-path="M 0 0 L 21600 0 21600 21600 0 21600 0 0 Z N"/>
        </draw:custom-shape>
        <draw:custom-shape draw:style-name="gr188" draw:text-style-name="P72" draw:layer="layout" svg:width="3.63cm" svg:height="0.5cm" svg:x="16.375cm" svg:y="11.13cm">
          <text:p text:style-name="P71"><text:span text:style-name="T23">CLK</text:span><text:span text:style-name="T23"><text:tab/></text:span><text:span text:style-name="T19">1.2 – 2.5V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0.25cm" svg:height="0.25cm" svg:x="16.005cm" svg:y="11.755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72" draw:layer="layout" svg:width="3.625cm" svg:height="0.875cm" svg:x="16.38cm" svg:y="11.63cm">
          <text:p text:style-name="P71"><text:span text:style-name="T23">SERDES</text:span><text:span text:style-name="T23"><text:tab/></text:span><text:span text:style-name="T23">1.0 – 1.1V </text:span><text:span text:style-name="T19">± 50 mV</text:span></text:p>
          <text:p text:style-name="P71"><text:span text:style-name="T19">SER_PLL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0.25cm" svg:height="0.25cm" svg:x="16.005cm" svg:y="12.00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108" draw:layer="layout" svg:width="0.25cm" svg:height="0.25cm" svg:x="6.005cm" svg:y="6.505cm">
          <text:p text:style-name="P10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91" draw:text-style-name="P108" draw:layer="layout" svg:width="0.25cm" svg:height="0.25cm" svg:x="6.505cm" svg:y="6.505cm">
          <text:p text:style-name="P10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92" draw:text-style-name="P108" draw:layer="layout" svg:width="0.25cm" svg:height="0.25cm" svg:x="7.005cm" svg:y="6.505cm">
          <text:p text:style-name="P107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93" draw:text-style-name="P108" draw:layer="layout" svg:width="0.25cm" svg:height="0.25cm" svg:x="7.505cm" svg:y="6.505cm">
          <text:p text:style-name="P107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94" draw:text-style-name="P108" draw:layer="layout" svg:width="0.25cm" svg:height="0.25cm" svg:x="8.005cm" svg:y="6.505cm">
          <text:p text:style-name="P10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95" draw:text-style-name="P108" draw:layer="layout" svg:width="0.25cm" svg:height="0.25cm" svg:x="8.505cm" svg:y="6.505cm">
          <text:p text:style-name="P107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08" draw:layer="layout" svg:width="0.25cm" svg:height="0.25cm" svg:x="9.005cm" svg:y="6.505cm">
          <text:p text:style-name="P107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97" draw:text-style-name="P108" draw:layer="layout" svg:width="0.25cm" svg:height="0.25cm" svg:x="9.505cm" svg:y="6.505cm">
          <text:p text:style-name="P10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98" draw:text-style-name="P108" draw:layer="layout" svg:width="0.25cm" svg:height="0.25cm" svg:x="10.005cm" svg:y="6.505cm">
          <text:p text:style-name="P107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99" draw:text-style-name="P108" draw:layer="layout" svg:width="0.25cm" svg:height="0.25cm" svg:x="10.505cm" svg:y="6.505cm">
          <text:p text:style-name="P107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00" draw:text-style-name="P108" draw:layer="layout" svg:width="0.25cm" svg:height="0.25cm" svg:x="11.005cm" svg:y="6.505cm">
          <text:p text:style-name="P107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01" draw:text-style-name="P108" draw:layer="layout" svg:width="0.25cm" svg:height="0.25cm" svg:x="11.505cm" svg:y="6.505cm">
          <text:p text:style-name="P107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02" draw:text-style-name="P108" draw:layer="layout" svg:width="0.25cm" svg:height="0.25cm" svg:x="12.005cm" svg:y="6.505cm">
          <text:p text:style-name="P10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203" draw:text-style-name="P108" draw:layer="layout" svg:width="0.25cm" svg:height="0.25cm" svg:x="12.505cm" svg:y="6.505cm">
          <text:p text:style-name="P107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04" draw:text-style-name="P108" draw:layer="layout" svg:width="0.25cm" svg:height="0.25cm" svg:x="13.005cm" svg:y="6.505cm">
          <text:p text:style-name="P107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05" draw:text-style-name="P108" draw:layer="layout" svg:width="0.25cm" svg:height="0.25cm" svg:x="13.505cm" svg:y="6.505cm">
          <text:p text:style-name="P107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06" draw:text-style-name="P108" draw:layer="layout" svg:width="0.25cm" svg:height="0.25cm" svg:x="14.005cm" svg:y="6.505cm">
          <text:p text:style-name="P107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207" draw:text-style-name="P108" draw:layer="layout" svg:width="0.25cm" svg:height="0.25cm" svg:x="14.505cm" svg:y="6.505cm">
          <text:p text:style-name="P107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208" draw:text-style-name="P108" draw:layer="layout" svg:width="0.25cm" svg:height="0.25cm" svg:x="5.505cm" svg:y="7.005cm">
          <text:p text:style-name="P107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09" draw:text-style-name="P108" draw:layer="layout" svg:width="0.25cm" svg:height="0.25cm" svg:x="5.505cm" svg:y="7.505cm">
          <text:p text:style-name="P107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10" draw:text-style-name="P108" draw:layer="layout" svg:width="0.25cm" svg:height="0.25cm" svg:x="5.505cm" svg:y="8.005cm">
          <text:p text:style-name="P107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11" draw:text-style-name="P108" draw:layer="layout" svg:width="0.25cm" svg:height="0.25cm" svg:x="5.505cm" svg:y="8.505cm">
          <text:p text:style-name="P107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12" draw:text-style-name="P108" draw:layer="layout" svg:width="0.25cm" svg:height="0.25cm" svg:x="5.505cm" svg:y="9.005cm">
          <text:p text:style-name="P107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13" draw:text-style-name="P108" draw:layer="layout" svg:width="0.25cm" svg:height="0.25cm" svg:x="5.505cm" svg:y="9.505cm">
          <text:p text:style-name="P107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214" draw:text-style-name="P108" draw:layer="layout" svg:width="0.25cm" svg:height="0.25cm" svg:x="5.505cm" svg:y="10.005cm">
          <text:p text:style-name="P107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215" draw:text-style-name="P108" draw:layer="layout" svg:width="0.25cm" svg:height="0.25cm" svg:x="5.505cm" svg:y="10.505cm">
          <text:p text:style-name="P107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08" draw:layer="layout" svg:width="0.25cm" svg:height="0.25cm" svg:x="5.505cm" svg:y="11.005cm">
          <text:p text:style-name="P107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217" draw:text-style-name="P108" draw:layer="layout" svg:width="0.25cm" svg:height="0.25cm" svg:x="5.505cm" svg:y="11.505cm">
          <text:p text:style-name="P107"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218" draw:text-style-name="P108" draw:layer="layout" svg:width="0.25cm" svg:height="0.25cm" svg:x="5.505cm" svg:y="12.005cm">
          <text:p text:style-name="P107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219" draw:text-style-name="P108" draw:layer="layout" svg:width="0.25cm" svg:height="0.25cm" svg:x="5.505cm" svg:y="12.505cm">
          <text:p text:style-name="P107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20" draw:text-style-name="P108" draw:layer="layout" svg:width="0.25cm" svg:height="0.25cm" svg:x="5.505cm" svg:y="13.005cm">
          <text:p text:style-name="P107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8" draw:layer="layout" svg:width="0.25cm" svg:height="0.25cm" svg:x="5.505cm" svg:y="13.505cm">
          <text:p text:style-name="P107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22" draw:text-style-name="P108" draw:layer="layout" svg:width="0.25cm" svg:height="0.25cm" svg:x="5.505cm" svg:y="15.005cm">
          <text:p text:style-name="P107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23" draw:text-style-name="P108" draw:layer="layout" svg:width="0.25cm" svg:height="0.25cm" svg:x="5.505cm" svg:y="15.505cm">
          <text:p text:style-name="P107"><text:span text:style-name="T2">V</text:span></text:p>
          <draw:enhanced-geometry svg:viewBox="0 0 21600 21600" draw:type="rectangle" draw:enhanced-path="M 0 0 L 21600 0 21600 21600 0 21600 0 0 Z N"/>
        </draw:custom-shape>
        <draw:custom-shape draw:style-name="gr224" draw:text-style-name="P108" draw:layer="layout" svg:width="0.25cm" svg:height="0.25cm" svg:x="5.505cm" svg:y="14.005cm">
          <text:p text:style-name="P107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25" draw:text-style-name="P108" draw:layer="layout" svg:width="0.25cm" svg:height="0.25cm" svg:x="5.505cm" svg:y="14.505cm">
          <text:p text:style-name="P107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0.123cm" svg:height="0.124cm" svg:x="7.32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2.311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7.312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2" draw:layer="layout" svg:width="0.75cm" svg:height="0.75cm" svg:x="4.062cm" svg:y="3.75cm">
          <text:p text:style-name="P26"/>
          <text:p text:style-name="P26"/>
          <text:p text:style-name="P26">New 2024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2" draw:text-style-name="P4" draw:layer="layout" svg:width="0.123cm" svg:height="0.124cm" svg:x="12.314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1.312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4cm" svg:y="1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25cm" svg:y="1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312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8.31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9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9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9.81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123cm" svg:height="0.124cm" svg:x="10.81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26" draw:text-style-name="P72" draw:layer="layout" svg:width="3.63cm" svg:height="1cm" svg:x="16.375cm" svg:y="6.88cm">
          <text:p text:style-name="P71"><text:span text:style-name="T19">IO_WA</text:span><text:span text:style-name="T19"><text:tab/></text:span><text:span text:style-name="T19">1.2 – 2.5V</text:span></text:p>
          <text:p text:style-name="P71"><text:span text:style-name="T19">IO_WB</text:span></text:p>
          <text:p text:style-name="P71"><text:span text:style-name="T19">IO_WC</text:span></text:p>
          <draw:enhanced-geometry svg:viewBox="0 0 21600 21600" draw:type="rectangle" draw:enhanced-path="M 0 0 L 21600 0 21600 21600 0 21600 0 0 Z N"/>
        </draw:custom-shape>
        <draw:g draw:style-name="gr19">
          <draw:polygon draw:style-name="gr58" draw:text-style-name="P78" draw:layer="layout" svg:width="3.999cm" svg:height="2.999cm" svg:x="10.875cm" svg:y="12.375cm" svg:viewBox="0 0 4000 3000" draw:points="2500,0 4000,0 4000,3000 3000,3000 3000,1000 2500,1000 2500,2000 0,2000 0,500 2500,500">
            <text:p/>
          </draw:polygon>
          <draw:polygon draw:style-name="gr53" draw:text-style-name="P73" draw:layer="layout" svg:width="2.499cm" svg:height="2.999cm" svg:x="5.875cm" svg:y="6.875cm" svg:viewBox="0 0 2500 3000" draw:points="0,0 1000,0 1000,1000 2000,1000 2000,1500 2500,1500 2500,3000 0,3000">
            <text:p/>
          </draw:polygon>
          <draw:polygon draw:style-name="gr54" draw:text-style-name="P74" draw:layer="layout" svg:width="3.499cm" svg:height="2.999cm" svg:x="6.875cm" svg:y="6.875cm" svg:viewBox="0 0 3500 3000" draw:points="3000,0 3000,1000 3500,1000 3500,2500 2500,2500 2500,3000 1500,3000 1500,1500 1000,1500 1000,1000 0,1000 0,0">
            <text:p/>
          </draw:polygon>
          <draw:polygon draw:style-name="gr55" draw:text-style-name="P75" draw:layer="layout" svg:width="2.999cm" svg:height="2.999cm" svg:x="9.875cm" svg:y="6.875cm" svg:viewBox="0 0 3000 3000" draw:points="0,0 0,1000 500,1000 500,2500 500,2937 500,3000 2000,3000 2000,2500 2000,2500 2000,2000 3000,2000 3000,0">
            <text:p/>
          </draw:polygon>
          <draw:polygon draw:style-name="gr56" draw:text-style-name="P76" draw:layer="layout" svg:width="2.999cm" svg:height="2.999cm" svg:x="11.875cm" svg:y="6.875cm" svg:viewBox="0 0 3000 3000" draw:points="1000,0 1000,2000 0,2000 0,3000 3000,3000 3000,0">
            <text:p/>
          </draw:polygon>
          <draw:polygon draw:style-name="gr57" draw:text-style-name="P77" draw:layer="layout" svg:width="2.499cm" svg:height="2.999cm" svg:x="12.375cm" svg:y="9.875cm" svg:viewBox="0 0 2500 3000" draw:points="0,0 0,3000 1000,3000 1000,2500 2500,2500 2500,0">
            <text:p/>
          </draw:polygon>
          <draw:polygon draw:style-name="gr59" draw:text-style-name="P78" draw:layer="layout" svg:width="2.999cm" svg:height="2.499cm" svg:x="7.875cm" svg:y="13.375cm" svg:viewBox="0 0 3000 2500" draw:points="3000,0 500,0 500,1437 500,1500 0,1500 0,2500 3000,2500">
            <text:p/>
          </draw:polygon>
          <draw:polygon draw:style-name="gr60" draw:text-style-name="P79" draw:layer="layout" svg:width="3.999cm" svg:height="3.999cm" svg:x="8.375cm" svg:y="9.375cm" svg:viewBox="0 0 4000 4000" draw:points="0,500 1000,500 1000,0 2000,0 2000,500 3500,500 4000,500 4000,3500 2500,3500 2500,4000 0,4000">
            <text:p/>
          </draw:polygon>
          <draw:polygon draw:style-name="gr61" draw:text-style-name="P80" draw:layer="layout" svg:width="2.499cm" svg:height="3.499cm" svg:x="5.875cm" svg:y="9.875cm" svg:viewBox="0 0 2500 3500" draw:points="0,0 0,3500 1000,3500 1000,3000 2500,3000 2500,0">
            <text:p/>
          </draw:polygon>
          <draw:polygon draw:style-name="gr62" draw:text-style-name="P81" draw:layer="layout" svg:width="2.499cm" svg:height="2.999cm" svg:x="5.875cm" svg:y="12.875cm" svg:viewBox="0 0 2500 3000" draw:points="0,500 1000,500 1000,0 2500,0 2500,2000 2000,2000 2000,3000 0,3000">
            <text:p/>
          </draw:polygon>
          <draw:custom-shape draw:style-name="gr63" draw:text-style-name="P82" draw:layer="layout" svg:width="0.5cm" svg:height="1cm" svg:x="13.38cm" svg:y="13.38cm">
            <text:p/>
            <draw:enhanced-geometry svg:viewBox="0 0 21600 21600" draw:type="rectangle" draw:enhanced-path="M 0 0 L 21600 0 21600 21600 0 21600 0 0 Z N"/>
          </draw:custom-shape>
          <draw:polygon draw:style-name="gr64" draw:text-style-name="P83" draw:layer="layout" svg:width="1.999cm" svg:height="1.499cm" svg:x="10.875cm" svg:y="14.375cm" svg:viewBox="0 0 2000 1500" draw:points="0,0 500,0 500,500 1500,500 1500,1000 2000,1000 2000,1500 0,1500">
            <text:p/>
          </draw:polygon>
          <draw:polygon draw:style-name="gr65" draw:text-style-name="P83" draw:layer="layout" svg:width="1.499cm" svg:height="1.499cm" svg:x="13.375cm" svg:y="14.375cm" svg:viewBox="0 0 1500 1500" draw:points="0,0 0,1500 1500,1500 1500,1000 500,1000 500,0">
            <text:p/>
          </draw:polygon>
          <draw:polygon draw:style-name="gr66" draw:text-style-name="P84" draw:layer="layout" svg:width="1.999cm" svg:height="1.499cm" svg:x="11.375cm" svg:y="14.375cm" svg:viewBox="0 0 2000 1500" draw:points="0,0 0,500 1000,500 1000,1000 1500,1000 1500,1500 2000,1500 2000,0">
            <text:p/>
          </draw:polygon>
        </draw:g>
        <draw:line draw:style-name="gr67" draw:text-style-name="P2" draw:layer="layout" svg:x1="10.38cm" svg:y1="6.88cm" svg:x2="10.38cm" svg:y2="15.88cm">
          <text:p/>
        </draw:line>
        <draw:line draw:style-name="gr227" draw:text-style-name="P2" draw:layer="layout" svg:x1="5.88cm" svg:y1="11.38cm" svg:x2="14.88cm" svg:y2="11.38cm">
          <text:p/>
        </draw:line>
        <draw:line draw:style-name="gr228" draw:text-style-name="P2" draw:layer="layout" svg:x1="13.636cm" svg:y1="8.131cm" svg:x2="13.886cm" svg:y2="7.881cm">
          <text:p/>
        </draw:line>
        <draw:line draw:style-name="gr228" draw:text-style-name="P2" draw:layer="layout" svg:x1="13.136cm" svg:y1="8.131cm" svg:x2="13.386cm" svg:y2="7.881cm">
          <text:p/>
        </draw:line>
        <draw:line draw:style-name="gr228" draw:text-style-name="P2" draw:layer="layout" svg:x1="12.636cm" svg:y1="8.131cm" svg:x2="12.886cm" svg:y2="7.881cm">
          <text:p/>
        </draw:line>
        <draw:line draw:style-name="gr228" draw:text-style-name="P2" draw:layer="layout" svg:x1="12.136cm" svg:y1="8.131cm" svg:x2="12.386cm" svg:y2="7.881cm">
          <text:p/>
        </draw:line>
        <draw:line draw:style-name="gr228" draw:text-style-name="P2" draw:layer="layout" svg:x1="11.636cm" svg:y1="8.131cm" svg:x2="11.886cm" svg:y2="7.881cm">
          <text:p/>
        </draw:line>
        <draw:line draw:style-name="gr228" draw:text-style-name="P2" draw:layer="layout" svg:x1="11.136cm" svg:y1="8.131cm" svg:x2="11.386cm" svg:y2="7.881cm">
          <text:p/>
        </draw:line>
        <draw:line draw:style-name="gr228" draw:text-style-name="P2" draw:layer="layout" svg:x1="6.886cm" svg:y1="7.881cm" svg:x2="7.136cm" svg:y2="8.131cm">
          <text:p/>
        </draw:line>
        <draw:line draw:style-name="gr228" draw:text-style-name="P2" draw:layer="layout" svg:x1="7.386cm" svg:y1="7.881cm" svg:x2="7.636cm" svg:y2="8.131cm">
          <text:p/>
        </draw:line>
        <draw:line draw:style-name="gr228" draw:text-style-name="P2" draw:layer="layout" svg:x1="7.886cm" svg:y1="7.881cm" svg:x2="8.136cm" svg:y2="8.131cm">
          <text:p/>
        </draw:line>
        <draw:line draw:style-name="gr228" draw:text-style-name="P2" draw:layer="layout" svg:x1="8.386cm" svg:y1="7.881cm" svg:x2="8.636cm" svg:y2="8.131cm">
          <text:p/>
        </draw:line>
        <draw:line draw:style-name="gr228" draw:text-style-name="P2" draw:layer="layout" svg:x1="8.886cm" svg:y1="7.881cm" svg:x2="9.136cm" svg:y2="8.131cm">
          <text:p/>
        </draw:line>
        <draw:line draw:style-name="gr228" draw:text-style-name="P2" draw:layer="layout" svg:x1="9.386cm" svg:y1="7.881cm" svg:x2="9.636cm" svg:y2="8.131cm">
          <text:p/>
        </draw:line>
        <draw:line draw:style-name="gr228" draw:text-style-name="P2" draw:layer="layout" svg:x1="9.886cm" svg:y1="7.881cm" svg:x2="10.136cm" svg:y2="8.131cm">
          <text:p/>
        </draw:line>
        <draw:line draw:style-name="gr228" draw:text-style-name="P2" draw:layer="layout" svg:x1="10.636cm" svg:y1="8.131cm" svg:x2="10.886cm" svg:y2="7.881cm">
          <text:p/>
        </draw:line>
        <draw:line draw:style-name="gr228" draw:text-style-name="P2" draw:layer="layout" svg:x1="6.886cm" svg:y1="8.381cm" svg:x2="7.136cm" svg:y2="8.631cm">
          <text:p/>
        </draw:line>
        <draw:line draw:style-name="gr228" draw:text-style-name="P2" draw:layer="layout" svg:x1="7.386cm" svg:y1="8.381cm" svg:x2="7.636cm" svg:y2="8.631cm">
          <text:p/>
        </draw:line>
        <draw:line draw:style-name="gr228" draw:text-style-name="P2" draw:layer="layout" svg:x1="7.886cm" svg:y1="8.381cm" svg:x2="8.136cm" svg:y2="8.631cm">
          <text:p/>
        </draw:line>
        <draw:line draw:style-name="gr228" draw:text-style-name="P2" draw:layer="layout" svg:x1="8.386cm" svg:y1="8.381cm" svg:x2="8.636cm" svg:y2="8.631cm">
          <text:p/>
        </draw:line>
        <draw:line draw:style-name="gr228" draw:text-style-name="P2" draw:layer="layout" svg:x1="8.886cm" svg:y1="8.381cm" svg:x2="9.136cm" svg:y2="8.631cm">
          <text:p/>
        </draw:line>
        <draw:line draw:style-name="gr228" draw:text-style-name="P2" draw:layer="layout" svg:x1="9.386cm" svg:y1="8.381cm" svg:x2="9.636cm" svg:y2="8.631cm">
          <text:p/>
        </draw:line>
        <draw:line draw:style-name="gr228" draw:text-style-name="P2" draw:layer="layout" svg:x1="9.886cm" svg:y1="8.381cm" svg:x2="10.136cm" svg:y2="8.631cm">
          <text:p/>
        </draw:line>
        <draw:line draw:style-name="gr228" draw:text-style-name="P2" draw:layer="layout" svg:x1="13.636cm" svg:y1="8.631cm" svg:x2="13.886cm" svg:y2="8.381cm">
          <text:p/>
        </draw:line>
        <draw:line draw:style-name="gr228" draw:text-style-name="P2" draw:layer="layout" svg:x1="13.136cm" svg:y1="8.631cm" svg:x2="13.386cm" svg:y2="8.381cm">
          <text:p/>
        </draw:line>
        <draw:line draw:style-name="gr228" draw:text-style-name="P2" draw:layer="layout" svg:x1="12.636cm" svg:y1="8.631cm" svg:x2="12.886cm" svg:y2="8.381cm">
          <text:p/>
        </draw:line>
        <draw:line draw:style-name="gr228" draw:text-style-name="P2" draw:layer="layout" svg:x1="12.136cm" svg:y1="8.631cm" svg:x2="12.386cm" svg:y2="8.381cm">
          <text:p/>
        </draw:line>
        <draw:line draw:style-name="gr228" draw:text-style-name="P2" draw:layer="layout" svg:x1="11.636cm" svg:y1="8.631cm" svg:x2="11.886cm" svg:y2="8.381cm">
          <text:p/>
        </draw:line>
        <draw:line draw:style-name="gr228" draw:text-style-name="P2" draw:layer="layout" svg:x1="11.136cm" svg:y1="8.631cm" svg:x2="11.386cm" svg:y2="8.381cm">
          <text:p/>
        </draw:line>
        <draw:line draw:style-name="gr228" draw:text-style-name="P2" draw:layer="layout" svg:x1="10.636cm" svg:y1="8.631cm" svg:x2="10.886cm" svg:y2="8.381cm">
          <text:p/>
        </draw:line>
        <draw:custom-shape draw:style-name="gr229" draw:text-style-name="P85" draw:layer="layout" svg:width="0.249cm" svg:height="0.25cm" svg:x="6.0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86" draw:layer="layout" svg:width="0.25cm" svg:height="0.25cm" svg:x="6.5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7" draw:layer="layout" svg:width="0.249cm" svg:height="0.25cm" svg:x="8.0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5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0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0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5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0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5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6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6.0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6.00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6.0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17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6.016cm" svg:y="1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88" draw:layer="layout" svg:width="0.249cm" svg:height="0.25cm" svg:x="9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89" draw:layer="layout" svg:width="0.25cm" svg:height="0.25cm" svg:x="10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90" draw:layer="layout" svg:width="0.25cm" svg:height="0.25cm" svg:x="12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91" draw:layer="layout" svg:width="0.249cm" svg:height="0.25cm" svg:x="14.50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86" draw:layer="layout" svg:width="0.25cm" svg:height="0.25cm" svg:x="6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00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86" draw:layer="layout" svg:width="0.25cm" svg:height="0.25cm" svg:x="8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50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16cm" svg:y="8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017cm" svg:y="8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50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91" draw:layer="layout" svg:width="0.249cm" svg:height="0.25cm" svg:x="14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7" draw:layer="layout" svg:width="0.249cm" svg:height="0.25cm" svg:x="8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7" draw:layer="layout" svg:width="0.249cm" svg:height="0.25cm" svg:x="9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90" draw:layer="layout" svg:width="0.25cm" svg:height="0.25cm" svg:x="10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00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90" draw:layer="layout" svg:width="0.25cm" svg:height="0.25cm" svg:x="11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91" draw:layer="layout" svg:width="0.249cm" svg:height="0.25cm" svg:x="12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86" draw:layer="layout" svg:width="0.25cm" svg:height="0.25cm" svg:x="6.5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86" draw:layer="layout" svg:width="0.25cm" svg:height="0.25cm" svg:x="8.0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5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7" draw:layer="layout" svg:width="0.249cm" svg:height="0.25cm" svg:x="9.0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5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0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5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90" draw:layer="layout" svg:width="0.25cm" svg:height="0.25cm" svg:x="11.0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5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5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91" draw:layer="layout" svg:width="0.249cm" svg:height="0.25cm" svg:x="12.0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16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93" draw:layer="layout" svg:width="0.249cm" svg:height="0.25cm" svg:x="7.016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16cm" svg:y="1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16cm" svg:y="1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94" draw:layer="layout" svg:width="0.249cm" svg:height="0.25cm" svg:x="6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94" draw:layer="layout" svg:width="0.249cm" svg:height="0.25cm" svg:x="6.5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0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0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94" draw:layer="layout" svg:width="0.249cm" svg:height="0.25cm" svg:x="8.00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94" draw:layer="layout" svg:width="0.249cm" svg:height="0.25cm" svg:x="8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94" draw:layer="layout" svg:width="0.249cm" svg:height="0.25cm" svg:x="8.00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93" draw:layer="layout" svg:width="0.249cm" svg:height="0.25cm" svg:x="8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93" draw:layer="layout" svg:width="0.249cm" svg:height="0.25cm" svg:x="8.00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95" draw:layer="layout" svg:width="0.249cm" svg:height="0.25cm" svg:x="8.506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0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95" draw:layer="layout" svg:width="0.249cm" svg:height="0.25cm" svg:x="9.506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00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95" draw:layer="layout" svg:width="0.249cm" svg:height="0.25cm" svg:x="10.505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8.5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00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.50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50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55" draw:layer="layout" svg:width="0.249cm" svg:height="0.25cm" svg:x="11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5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55" draw:layer="layout" svg:width="0.249cm" svg:height="0.25cm" svg:x="12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55" draw:layer="layout" svg:width="0.249cm" svg:height="0.25cm" svg:x="14.5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00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501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96" draw:layer="layout" svg:width="0.25cm" svg:height="0.25cm" svg:x="14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517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97" draw:layer="layout" svg:width="0.25cm" svg:height="0.25cm" svg:x="14.017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5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5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5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0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98" draw:layer="layout" svg:width="0.249cm" svg:height="0.25cm" svg:x="10.00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5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0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0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5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95" draw:layer="layout" svg:width="0.249cm" svg:height="0.25cm" svg:x="8.5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0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0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50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96" draw:layer="layout" svg:width="0.25cm" svg:height="0.25cm" svg:x="12.5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517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96" draw:layer="layout" svg:width="0.25cm" svg:height="0.25cm" svg:x="12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5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96" draw:layer="layout" svg:width="0.25cm" svg:height="0.25cm" svg:x="12.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2.016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517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1.017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50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0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5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.0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5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8.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.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1.501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001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0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2.0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2.00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2.00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50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5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50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1.00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5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8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00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0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1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0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8.5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.00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0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50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5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1.001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5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8.5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9.5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9.0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0.5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0.0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92" draw:layer="layout" svg:width="0.249cm" svg:height="0.25cm" svg:x="11.5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00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245" draw:text-style-name="P99" draw:layer="layout" svg:width="0.249cm" svg:height="0.25cm" svg:x="11.506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46" draw:text-style-name="P100" draw:layer="layout" svg:width="0.25cm" svg:height="0.25cm" draw:transform="rotate (-3.14159265358979) translate (11.755cm 15.25cm)" draw:kind="cut" draw:start-angle="225" draw:end-angle="44.32">
            <text:p/>
          </draw:circle>
        </draw:g>
        <draw:g draw:style-name="gr19">
          <draw:custom-shape draw:style-name="gr245" draw:text-style-name="P99" draw:layer="layout" svg:width="0.249cm" svg:height="0.25cm" svg:x="14.00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46" draw:text-style-name="P100" draw:layer="layout" svg:width="0.25cm" svg:height="0.25cm" draw:transform="rotate (-3.14159265358979) translate (14.255cm 15.75cm)" draw:kind="cut" draw:start-angle="225" draw:end-angle="44.32">
            <text:p/>
          </draw:circle>
        </draw:g>
        <draw:custom-shape draw:style-name="gr232" draw:text-style-name="P4" draw:layer="layout" svg:width="0.123cm" svg:height="0.124cm" svg:x="9.82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23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5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17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19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19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17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7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23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25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23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2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25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25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7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3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25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9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25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27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25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25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8" draw:text-style-name="P2" draw:layer="layout" svg:x1="6.886cm" svg:y1="8.881cm" svg:x2="7.136cm" svg:y2="9.131cm">
          <text:p/>
        </draw:line>
        <draw:line draw:style-name="gr228" draw:text-style-name="P2" draw:layer="layout" svg:x1="7.386cm" svg:y1="8.881cm" svg:x2="7.636cm" svg:y2="9.131cm">
          <text:p/>
        </draw:line>
        <draw:line draw:style-name="gr228" draw:text-style-name="P2" draw:layer="layout" svg:x1="6.886cm" svg:y1="9.381cm" svg:x2="7.136cm" svg:y2="9.631cm">
          <text:p/>
        </draw:line>
        <draw:line draw:style-name="gr228" draw:text-style-name="P2" draw:layer="layout" svg:x1="7.386cm" svg:y1="9.381cm" svg:x2="7.636cm" svg:y2="9.631cm">
          <text:p/>
        </draw:line>
        <draw:line draw:style-name="gr228" draw:text-style-name="P2" draw:layer="layout" svg:x1="6.886cm" svg:y1="9.881cm" svg:x2="7.136cm" svg:y2="10.131cm">
          <text:p/>
        </draw:line>
        <draw:line draw:style-name="gr228" draw:text-style-name="P2" draw:layer="layout" svg:x1="7.386cm" svg:y1="9.881cm" svg:x2="7.636cm" svg:y2="10.131cm">
          <text:p/>
        </draw:line>
        <draw:line draw:style-name="gr228" draw:text-style-name="P2" draw:layer="layout" svg:x1="6.886cm" svg:y1="10.381cm" svg:x2="7.136cm" svg:y2="10.631cm">
          <text:p/>
        </draw:line>
        <draw:line draw:style-name="gr228" draw:text-style-name="P2" draw:layer="layout" svg:x1="7.386cm" svg:y1="10.381cm" svg:x2="7.636cm" svg:y2="10.631cm">
          <text:p/>
        </draw:line>
        <draw:line draw:style-name="gr228" draw:text-style-name="P2" draw:layer="layout" svg:x1="6.886cm" svg:y1="10.881cm" svg:x2="7.136cm" svg:y2="11.131cm">
          <text:p/>
        </draw:line>
        <draw:line draw:style-name="gr228" draw:text-style-name="P2" draw:layer="layout" svg:x1="7.386cm" svg:y1="10.881cm" svg:x2="7.636cm" svg:y2="11.131cm">
          <text:p/>
        </draw:line>
        <draw:line draw:style-name="gr228" draw:text-style-name="P2" draw:layer="layout" svg:x1="7.375cm" svg:y1="11.87cm" svg:x2="7.625cm" svg:y2="11.62cm">
          <text:p/>
        </draw:line>
        <draw:line draw:style-name="gr228" draw:text-style-name="P2" draw:layer="layout" svg:x1="6.875cm" svg:y1="11.87cm" svg:x2="7.125cm" svg:y2="11.62cm">
          <text:p/>
        </draw:line>
        <draw:line draw:style-name="gr228" draw:text-style-name="P2" draw:layer="layout" svg:x1="7.386cm" svg:y1="12.381cm" svg:x2="7.636cm" svg:y2="12.131cm">
          <text:p/>
        </draw:line>
        <draw:line draw:style-name="gr228" draw:text-style-name="P2" draw:layer="layout" svg:x1="6.886cm" svg:y1="12.381cm" svg:x2="7.136cm" svg:y2="12.131cm">
          <text:p/>
        </draw:line>
        <draw:line draw:style-name="gr228" draw:text-style-name="P2" draw:layer="layout" svg:x1="7.386cm" svg:y1="12.881cm" svg:x2="7.636cm" svg:y2="12.631cm">
          <text:p/>
        </draw:line>
        <draw:line draw:style-name="gr228" draw:text-style-name="P2" draw:layer="layout" svg:x1="6.886cm" svg:y1="12.881cm" svg:x2="7.136cm" svg:y2="12.631cm">
          <text:p/>
        </draw:line>
        <draw:line draw:style-name="gr228" draw:text-style-name="P2" draw:layer="layout" svg:x1="7.386cm" svg:y1="13.381cm" svg:x2="7.636cm" svg:y2="13.131cm">
          <text:p/>
        </draw:line>
        <draw:line draw:style-name="gr228" draw:text-style-name="P2" draw:layer="layout" svg:x1="6.886cm" svg:y1="13.381cm" svg:x2="7.136cm" svg:y2="13.131cm">
          <text:p/>
        </draw:line>
        <draw:line draw:style-name="gr228" draw:text-style-name="P2" draw:layer="layout" svg:x1="7.386cm" svg:y1="13.881cm" svg:x2="7.636cm" svg:y2="13.631cm">
          <text:p/>
        </draw:line>
        <draw:line draw:style-name="gr228" draw:text-style-name="P2" draw:layer="layout" svg:x1="6.886cm" svg:y1="13.881cm" svg:x2="7.136cm" svg:y2="13.631cm">
          <text:p/>
        </draw:line>
        <draw:line draw:style-name="gr228" draw:text-style-name="P2" draw:layer="layout" svg:x1="7.375cm" svg:y1="14.37cm" svg:x2="7.625cm" svg:y2="14.12cm">
          <text:p/>
        </draw:line>
        <draw:line draw:style-name="gr228" draw:text-style-name="P2" draw:layer="layout" svg:x1="6.875cm" svg:y1="14.37cm" svg:x2="7.125cm" svg:y2="14.12cm">
          <text:p/>
        </draw:line>
        <draw:line draw:style-name="gr228" draw:text-style-name="P2" draw:layer="layout" svg:x1="7.386cm" svg:y1="14.881cm" svg:x2="7.636cm" svg:y2="14.631cm">
          <text:p/>
        </draw:line>
        <draw:line draw:style-name="gr228" draw:text-style-name="P2" draw:layer="layout" svg:x1="6.886cm" svg:y1="14.881cm" svg:x2="7.136cm" svg:y2="14.631cm">
          <text:p/>
        </draw:line>
        <draw:line draw:style-name="gr228" draw:text-style-name="P2" draw:layer="layout" svg:x1="8.375cm" svg:y1="14.37cm" svg:x2="8.625cm" svg:y2="14.12cm">
          <text:p/>
        </draw:line>
        <draw:line draw:style-name="gr228" draw:text-style-name="P2" draw:layer="layout" svg:x1="7.875cm" svg:y1="14.37cm" svg:x2="8.125cm" svg:y2="14.12cm">
          <text:p/>
        </draw:line>
        <draw:line draw:style-name="gr228" draw:text-style-name="P2" draw:layer="layout" svg:x1="8.386cm" svg:y1="14.881cm" svg:x2="8.636cm" svg:y2="14.631cm">
          <text:p/>
        </draw:line>
        <draw:line draw:style-name="gr228" draw:text-style-name="P2" draw:layer="layout" svg:x1="7.886cm" svg:y1="14.881cm" svg:x2="8.136cm" svg:y2="14.631cm">
          <text:p/>
        </draw:line>
        <draw:line draw:style-name="gr228" draw:text-style-name="P2" draw:layer="layout" svg:x1="9.375cm" svg:y1="14.37cm" svg:x2="9.625cm" svg:y2="14.12cm">
          <text:p/>
        </draw:line>
        <draw:line draw:style-name="gr228" draw:text-style-name="P2" draw:layer="layout" svg:x1="8.875cm" svg:y1="14.37cm" svg:x2="9.125cm" svg:y2="14.12cm">
          <text:p/>
        </draw:line>
        <draw:line draw:style-name="gr228" draw:text-style-name="P2" draw:layer="layout" svg:x1="9.386cm" svg:y1="14.881cm" svg:x2="9.636cm" svg:y2="14.631cm">
          <text:p/>
        </draw:line>
        <draw:line draw:style-name="gr228" draw:text-style-name="P2" draw:layer="layout" svg:x1="8.886cm" svg:y1="14.881cm" svg:x2="9.136cm" svg:y2="14.631cm">
          <text:p/>
        </draw:line>
        <draw:line draw:style-name="gr228" draw:text-style-name="P2" draw:layer="layout" svg:x1="9.886cm" svg:y1="14.381cm" svg:x2="10.136cm" svg:y2="14.131cm">
          <text:p/>
        </draw:line>
        <draw:line draw:style-name="gr228" draw:text-style-name="P2" draw:layer="layout" svg:x1="9.886cm" svg:y1="14.881cm" svg:x2="10.136cm" svg:y2="14.631cm">
          <text:p/>
        </draw:line>
        <draw:line draw:style-name="gr228" draw:text-style-name="P2" draw:layer="layout" svg:x1="10.886cm" svg:y1="14.881cm" svg:x2="10.636cm" svg:y2="14.631cm">
          <text:p/>
        </draw:line>
        <draw:line draw:style-name="gr228" draw:text-style-name="P2" draw:layer="layout" svg:x1="10.886cm" svg:y1="14.381cm" svg:x2="10.636cm" svg:y2="14.131cm">
          <text:p/>
        </draw:line>
        <draw:line draw:style-name="gr228" draw:text-style-name="P2" draw:layer="layout" svg:x1="11.386cm" svg:y1="14.881cm" svg:x2="11.136cm" svg:y2="14.631cm">
          <text:p/>
        </draw:line>
        <draw:line draw:style-name="gr228" draw:text-style-name="P2" draw:layer="layout" svg:x1="11.375cm" svg:y1="14.37cm" svg:x2="11.125cm" svg:y2="14.12cm">
          <text:p/>
        </draw:line>
        <draw:line draw:style-name="gr228" draw:text-style-name="P2" draw:layer="layout" svg:x1="11.886cm" svg:y1="14.881cm" svg:x2="11.636cm" svg:y2="14.631cm">
          <text:p/>
        </draw:line>
        <draw:line draw:style-name="gr228" draw:text-style-name="P2" draw:layer="layout" svg:x1="11.875cm" svg:y1="14.37cm" svg:x2="11.625cm" svg:y2="14.12cm">
          <text:p/>
        </draw:line>
        <draw:line draw:style-name="gr228" draw:text-style-name="P2" draw:layer="layout" svg:x1="12.386cm" svg:y1="14.881cm" svg:x2="12.136cm" svg:y2="14.631cm">
          <text:p/>
        </draw:line>
        <draw:line draw:style-name="gr228" draw:text-style-name="P2" draw:layer="layout" svg:x1="12.375cm" svg:y1="14.37cm" svg:x2="12.125cm" svg:y2="14.12cm">
          <text:p/>
        </draw:line>
        <draw:line draw:style-name="gr228" draw:text-style-name="P2" draw:layer="layout" svg:x1="12.886cm" svg:y1="14.881cm" svg:x2="12.636cm" svg:y2="14.631cm">
          <text:p/>
        </draw:line>
        <draw:line draw:style-name="gr228" draw:text-style-name="P2" draw:layer="layout" svg:x1="12.875cm" svg:y1="14.37cm" svg:x2="12.625cm" svg:y2="14.12cm">
          <text:p/>
        </draw:line>
        <draw:line draw:style-name="gr228" draw:text-style-name="P2" draw:layer="layout" svg:x1="13.386cm" svg:y1="14.881cm" svg:x2="13.136cm" svg:y2="14.631cm">
          <text:p/>
        </draw:line>
        <draw:line draw:style-name="gr228" draw:text-style-name="P2" draw:layer="layout" svg:x1="13.375cm" svg:y1="14.37cm" svg:x2="13.125cm" svg:y2="14.12cm">
          <text:p/>
        </draw:line>
        <draw:line draw:style-name="gr228" draw:text-style-name="P2" draw:layer="layout" svg:x1="13.886cm" svg:y1="14.881cm" svg:x2="13.636cm" svg:y2="14.631cm">
          <text:p/>
        </draw:line>
        <draw:line draw:style-name="gr228" draw:text-style-name="P2" draw:layer="layout" svg:x1="13.875cm" svg:y1="14.37cm" svg:x2="13.625cm" svg:y2="14.12cm">
          <text:p/>
        </draw:line>
        <draw:line draw:style-name="gr228" draw:text-style-name="P2" draw:layer="layout" svg:x1="13.384cm" svg:y1="13.881cm" svg:x2="13.134cm" svg:y2="13.631cm">
          <text:p/>
        </draw:line>
        <draw:line draw:style-name="gr228" draw:text-style-name="P2" draw:layer="layout" svg:x1="13.384cm" svg:y1="13.381cm" svg:x2="13.134cm" svg:y2="13.131cm">
          <text:p/>
        </draw:line>
        <draw:line draw:style-name="gr228" draw:text-style-name="P2" draw:layer="layout" svg:x1="13.884cm" svg:y1="13.881cm" svg:x2="13.634cm" svg:y2="13.631cm">
          <text:p/>
        </draw:line>
        <draw:line draw:style-name="gr228" draw:text-style-name="P2" draw:layer="layout" svg:x1="13.386cm" svg:y1="12.881cm" svg:x2="13.136cm" svg:y2="12.631cm">
          <text:p/>
        </draw:line>
        <draw:line draw:style-name="gr228" draw:text-style-name="P2" draw:layer="layout" svg:x1="13.888cm" svg:y1="12.881cm" svg:x2="13.638cm" svg:y2="12.631cm">
          <text:p/>
        </draw:line>
        <draw:line draw:style-name="gr228" draw:text-style-name="P2" draw:layer="layout" svg:x1="13.386cm" svg:y1="12.381cm" svg:x2="13.136cm" svg:y2="12.131cm">
          <text:p/>
        </draw:line>
        <draw:line draw:style-name="gr228" draw:text-style-name="P2" draw:layer="layout" svg:x1="13.888cm" svg:y1="12.381cm" svg:x2="13.638cm" svg:y2="12.131cm">
          <text:p/>
        </draw:line>
        <draw:line draw:style-name="gr228" draw:text-style-name="P2" draw:layer="layout" svg:x1="13.384cm" svg:y1="11.881cm" svg:x2="13.134cm" svg:y2="11.631cm">
          <text:p/>
        </draw:line>
        <draw:line draw:style-name="gr228" draw:text-style-name="P2" draw:layer="layout" svg:x1="13.886cm" svg:y1="11.881cm" svg:x2="13.636cm" svg:y2="11.631cm">
          <text:p/>
        </draw:line>
        <draw:line draw:style-name="gr228" draw:text-style-name="P2" draw:layer="layout" svg:x1="13.636cm" svg:y1="9.131cm" svg:x2="13.886cm" svg:y2="8.881cm">
          <text:p/>
        </draw:line>
        <draw:line draw:style-name="gr228" draw:text-style-name="P2" draw:layer="layout" svg:x1="13.136cm" svg:y1="9.131cm" svg:x2="13.386cm" svg:y2="8.881cm">
          <text:p/>
        </draw:line>
        <draw:line draw:style-name="gr228" draw:text-style-name="P2" draw:layer="layout" svg:x1="13.636cm" svg:y1="9.631cm" svg:x2="13.886cm" svg:y2="9.381cm">
          <text:p/>
        </draw:line>
        <draw:line draw:style-name="gr228" draw:text-style-name="P2" draw:layer="layout" svg:x1="13.136cm" svg:y1="9.631cm" svg:x2="13.386cm" svg:y2="9.381cm">
          <text:p/>
        </draw:line>
        <draw:line draw:style-name="gr228" draw:text-style-name="P2" draw:layer="layout" svg:x1="13.636cm" svg:y1="10.131cm" svg:x2="13.886cm" svg:y2="9.881cm">
          <text:p/>
        </draw:line>
        <draw:line draw:style-name="gr228" draw:text-style-name="P2" draw:layer="layout" svg:x1="13.136cm" svg:y1="10.131cm" svg:x2="13.386cm" svg:y2="9.881cm">
          <text:p/>
        </draw:line>
        <draw:line draw:style-name="gr228" draw:text-style-name="P2" draw:layer="layout" svg:x1="13.636cm" svg:y1="10.631cm" svg:x2="13.886cm" svg:y2="10.381cm">
          <text:p/>
        </draw:line>
        <draw:line draw:style-name="gr228" draw:text-style-name="P2" draw:layer="layout" svg:x1="13.136cm" svg:y1="10.631cm" svg:x2="13.386cm" svg:y2="10.381cm">
          <text:p/>
        </draw:line>
        <draw:line draw:style-name="gr228" draw:text-style-name="P2" draw:layer="layout" svg:x1="13.636cm" svg:y1="11.131cm" svg:x2="13.886cm" svg:y2="10.881cm">
          <text:p/>
        </draw:line>
        <draw:line draw:style-name="gr228" draw:text-style-name="P2" draw:layer="layout" svg:x1="13.136cm" svg:y1="11.131cm" svg:x2="13.386cm" svg:y2="10.881cm">
          <text:p/>
        </draw:line>
        <draw:custom-shape draw:style-name="gr232" draw:text-style-name="P4" draw:layer="layout" svg:width="0.249cm" svg:height="0.25cm" svg:x="13.0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3.00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16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91" draw:layer="layout" svg:width="0.249cm" svg:height="0.25cm" svg:x="13.5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3.50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3.50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3.50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3.50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02" draw:layer="layout" svg:width="0.249cm" svg:height="0.25cm" svg:x="13.505cm" svg:y="13cm">
          <text:p text:style-name="P101"><text:span text:style-name="T20">n.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16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501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248" draw:text-style-name="P103" draw:layer="layout" svg:width="0.249cm" svg:height="0.25cm" svg:x="13.506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46" draw:text-style-name="P100" draw:layer="layout" svg:width="0.25cm" svg:height="0.25cm" draw:transform="rotate (-3.14159265358979) translate (13.755cm 13.75cm)" draw:kind="cut" draw:start-angle="225" draw:end-angle="44.32">
            <text:p/>
          </draw:circle>
        </draw:g>
        <draw:custom-shape draw:style-name="gr232" draw:text-style-name="P4" draw:layer="layout" svg:width="0.249cm" svg:height="0.25cm" svg:x="7.50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17cm" svg:y="15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16cm" svg:y="1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93" draw:layer="layout" svg:width="0.249cm" svg:height="0.25cm" svg:x="7.00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25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2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7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3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2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7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9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2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27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2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25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4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12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12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12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14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12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12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cm" svg:y="1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2cm" svg:y="1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18cm" svg:y="1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12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12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7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1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7cm" svg:y="1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7cm" svg:y="1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14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9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25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314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7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5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7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5cm" svg:y="13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7cm" svg:y="1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7cm" svg:y="1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14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5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5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5cm" svg:y="9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2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3.814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17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19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19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0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14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5cm" svg:y="1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5cm" svg:y="1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1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1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6.823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0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93" draw:layer="layout" svg:width="0.249cm" svg:height="0.25cm" svg:x="6.017cm" svg:y="1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6.518cm" svg:y="1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0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4.50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55" draw:layer="layout" svg:width="0.249cm" svg:height="0.25cm" svg:x="14.50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4.0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0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1.50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5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0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2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0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50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017cm" svg:y="1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5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00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00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8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00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9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0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0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1.0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13.00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55" draw:layer="layout" svg:width="0.249cm" svg:height="0.25cm" svg:x="13.00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13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245" draw:text-style-name="P99" draw:layer="layout" svg:width="0.249cm" svg:height="0.25cm" svg:x="13.506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46" draw:text-style-name="P100" draw:layer="layout" svg:width="0.25cm" svg:height="0.25cm" draw:transform="rotate (-3.14159265358979) translate (13.755cm 14.75cm)" draw:kind="cut" draw:start-angle="225" draw:end-angle="44.32">
            <text:p/>
          </draw:circle>
        </draw:g>
        <draw:custom-shape draw:style-name="gr232" draw:text-style-name="P4" draw:layer="layout" svg:width="0.249cm" svg:height="0.25cm" svg:x="7.5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7.517cm" svg:y="1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0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018cm" svg:y="1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8" draw:text-style-name="P2" draw:layer="layout" svg:x1="7.386cm" svg:y1="8.882cm" svg:x2="7.636cm" svg:y2="9.132cm">
          <text:p/>
        </draw:line>
        <draw:line draw:style-name="gr228" draw:text-style-name="P2" draw:layer="layout" svg:x1="7.386cm" svg:y1="9.382cm" svg:x2="7.636cm" svg:y2="9.632cm">
          <text:p/>
        </draw:line>
        <draw:line draw:style-name="gr228" draw:text-style-name="P2" draw:layer="layout" svg:x1="7.386cm" svg:y1="9.882cm" svg:x2="7.636cm" svg:y2="10.132cm">
          <text:p/>
        </draw:line>
        <draw:line draw:style-name="gr228" draw:text-style-name="P2" draw:layer="layout" svg:x1="7.386cm" svg:y1="10.382cm" svg:x2="7.636cm" svg:y2="10.632cm">
          <text:p/>
        </draw:line>
        <draw:line draw:style-name="gr228" draw:text-style-name="P2" draw:layer="layout" svg:x1="7.386cm" svg:y1="10.882cm" svg:x2="7.636cm" svg:y2="11.132cm">
          <text:p/>
        </draw:line>
        <draw:line draw:style-name="gr228" draw:text-style-name="P2" draw:layer="layout" svg:x1="7.386cm" svg:y1="12.382cm" svg:x2="7.636cm" svg:y2="12.132cm">
          <text:p/>
        </draw:line>
        <draw:line draw:style-name="gr228" draw:text-style-name="P2" draw:layer="layout" svg:x1="7.386cm" svg:y1="12.882cm" svg:x2="7.636cm" svg:y2="12.632cm">
          <text:p/>
        </draw:line>
        <draw:line draw:style-name="gr228" draw:text-style-name="P2" draw:layer="layout" svg:x1="7.386cm" svg:y1="13.382cm" svg:x2="7.636cm" svg:y2="13.132cm">
          <text:p/>
        </draw:line>
        <draw:line draw:style-name="gr228" draw:text-style-name="P2" draw:layer="layout" svg:x1="7.386cm" svg:y1="13.882cm" svg:x2="7.636cm" svg:y2="13.632cm">
          <text:p/>
        </draw:line>
        <draw:custom-shape draw:style-name="gr232" draw:text-style-name="P4" draw:layer="layout" svg:width="0.123cm" svg:height="0.124cm" svg:x="7.31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19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0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5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23cm" svg:y="13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249cm" svg:height="0.25cm" svg:x="7.50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85" draw:layer="layout" svg:width="0.249cm" svg:height="0.25cm" svg:x="7.50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4cm" svg:y="10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4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23cm" svg:y="1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3cm" svg:height="0.124cm" svg:x="11.307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14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4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3cm" svg:y="1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19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25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3cm" svg:y="9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25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3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3cm" svg:y="1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86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23cm" svg:y="9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25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25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4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14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3cm" svg:y="1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4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17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14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14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23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5cm" svg:y="9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3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23cm" svg:y="9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25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5cm" svg:y="10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12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25cm" svg:y="1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3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25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17cm" svg:y="1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17cm" svg:y="13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25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23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823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8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817cm" svg:y="8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17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13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88cm" svg:y="13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19cm" svg:y="1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5cm" svg:y="1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23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19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814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custom-shape draw:style-name="gr249" draw:text-style-name="P104" draw:layer="layout" svg:width="0.249cm" svg:height="0.25cm" svg:x="12.50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0" draw:text-style-name="P106" draw:layer="layout" svg:width="9.005cm" svg:height="1.563cm" svg:x="10.005cm" svg:y="17.442cm">
          <text:p text:style-name="P105"><text:span text:style-name="T21">Legend</text:span></text:p>
          <draw:enhanced-geometry svg:viewBox="0 0 21600 21600" draw:type="rectangle" draw:enhanced-path="M 0 0 L 21600 0 21600 21600 0 21600 0 0 Z N"/>
        </draw:custom-shape>
        <draw:custom-shape draw:style-name="gr80" draw:text-style-name="P95" draw:layer="layout" svg:width="0.249cm" svg:height="0.25cm" svg:x="11.01cm" svg:y="18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249cm" svg:height="0.25cm" svg:x="11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6" draw:layer="layout" svg:width="0.25cm" svg:height="0.25cm" svg:x="12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91" draw:layer="layout" svg:width="0.249cm" svg:height="0.25cm" svg:x="12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87" draw:layer="layout" svg:width="0.249cm" svg:height="0.25cm" svg:x="13.0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90" draw:layer="layout" svg:width="0.25cm" svg:height="0.25cm" svg:x="13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3" draw:layer="layout" svg:width="0.249cm" svg:height="0.25cm" svg:x="14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4" draw:layer="layout" svg:width="0.249cm" svg:height="0.25cm" svg:x="14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86" draw:layer="layout" svg:width="0.25cm" svg:height="0.25cm" svg:x="15.0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" draw:layer="layout" svg:width="0.249cm" svg:height="0.25cm" svg:x="15.5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5" draw:layer="layout" svg:width="0.249cm" svg:height="0.25cm" svg:x="16.0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108" draw:layer="layout" svg:width="0.25cm" svg:height="0.25cm" svg:x="11.01cm" svg:y="18.136cm">
          <text:p text:style-name="P107"><text:span text:style-name="T2">SA</text:span></text:p>
          <draw:enhanced-geometry svg:viewBox="0 0 21600 21600" draw:type="rectangle" draw:enhanced-path="M 0 0 L 21600 0 21600 21600 0 21600 0 0 Z N"/>
        </draw:custom-shape>
        <draw:custom-shape draw:style-name="gr252" draw:text-style-name="P108" draw:layer="layout" svg:width="0.25cm" svg:height="0.25cm" svg:x="11.51cm" svg:y="18.136cm">
          <text:p text:style-name="P107"><text:span text:style-name="T2">SB</text:span></text:p>
          <draw:enhanced-geometry svg:viewBox="0 0 21600 21600" draw:type="rectangle" draw:enhanced-path="M 0 0 L 21600 0 21600 21600 0 21600 0 0 Z N"/>
        </draw:custom-shape>
        <draw:custom-shape draw:style-name="gr253" draw:text-style-name="P108" draw:layer="layout" svg:width="0.25cm" svg:height="0.25cm" svg:x="12.01cm" svg:y="18.136cm">
          <text:p text:style-name="P107"><text:span text:style-name="T2">EA</text:span></text:p>
          <draw:enhanced-geometry svg:viewBox="0 0 21600 21600" draw:type="rectangle" draw:enhanced-path="M 0 0 L 21600 0 21600 21600 0 21600 0 0 Z N"/>
        </draw:custom-shape>
        <draw:custom-shape draw:style-name="gr254" draw:text-style-name="P108" draw:layer="layout" svg:width="0.25cm" svg:height="0.25cm" svg:x="12.51cm" svg:y="18.136cm">
          <text:p text:style-name="P107"><text:span text:style-name="T2">EB</text:span></text:p>
          <draw:enhanced-geometry svg:viewBox="0 0 21600 21600" draw:type="rectangle" draw:enhanced-path="M 0 0 L 21600 0 21600 21600 0 21600 0 0 Z N"/>
        </draw:custom-shape>
        <draw:custom-shape draw:style-name="gr255" draw:text-style-name="P108" draw:layer="layout" svg:width="0.25cm" svg:height="0.25cm" svg:x="13.01cm" svg:y="18.136cm">
          <text:p text:style-name="P107"><text:span text:style-name="T2">NA</text:span></text:p>
          <draw:enhanced-geometry svg:viewBox="0 0 21600 21600" draw:type="rectangle" draw:enhanced-path="M 0 0 L 21600 0 21600 21600 0 21600 0 0 Z N"/>
        </draw:custom-shape>
        <draw:custom-shape draw:style-name="gr256" draw:text-style-name="P108" draw:layer="layout" svg:width="0.25cm" svg:height="0.25cm" svg:x="13.51cm" svg:y="18.136cm">
          <text:p text:style-name="P107"><text:span text:style-name="T2">NB</text:span></text:p>
          <draw:enhanced-geometry svg:viewBox="0 0 21600 21600" draw:type="rectangle" draw:enhanced-path="M 0 0 L 21600 0 21600 21600 0 21600 0 0 Z N"/>
        </draw:custom-shape>
        <draw:custom-shape draw:style-name="gr257" draw:text-style-name="P108" draw:layer="layout" svg:width="0.25cm" svg:height="0.25cm" svg:x="14.01cm" svg:y="18.136cm">
          <text:p text:style-name="P107"><text:span text:style-name="T2">WA</text:span></text:p>
          <draw:enhanced-geometry svg:viewBox="0 0 21600 21600" draw:type="rectangle" draw:enhanced-path="M 0 0 L 21600 0 21600 21600 0 21600 0 0 Z N"/>
        </draw:custom-shape>
        <draw:custom-shape draw:style-name="gr258" draw:text-style-name="P108" draw:layer="layout" svg:width="0.25cm" svg:height="0.25cm" svg:x="14.51cm" svg:y="18.136cm">
          <text:p text:style-name="P107"><text:span text:style-name="T2">WB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8" draw:layer="layout" svg:width="0.25cm" svg:height="0.25cm" svg:x="15.01cm" svg:y="18.136cm">
          <text:p text:style-name="P107"><text:span text:style-name="T2">WC</text:span></text:p>
          <draw:enhanced-geometry svg:viewBox="0 0 21600 21600" draw:type="rectangle" draw:enhanced-path="M 0 0 L 21600 0 21600 21600 0 21600 0 0 Z N"/>
        </draw:custom-shape>
        <draw:custom-shape draw:style-name="gr260" draw:text-style-name="P108" draw:layer="layout" svg:width="0.25cm" svg:height="0.25cm" svg:x="15.51cm" svg:y="18.136cm">
          <text:p text:style-name="P107"><text:span text:style-name="T2">GPIO</text:span></text:p>
          <draw:enhanced-geometry svg:viewBox="0 0 21600 21600" draw:type="rectangle" draw:enhanced-path="M 0 0 L 21600 0 21600 21600 0 21600 0 0 Z N"/>
        </draw:custom-shape>
        <draw:custom-shape draw:style-name="gr261" draw:text-style-name="P108" draw:layer="layout" svg:width="0.25cm" svg:height="0.25cm" svg:x="16.01cm" svg:y="18.136cm">
          <text:p text:style-name="P107"><text:span text:style-name="T2">GND</text:span></text:p>
          <draw:enhanced-geometry svg:viewBox="0 0 21600 21600" draw:type="rectangle" draw:enhanced-path="M 0 0 L 21600 0 21600 21600 0 21600 0 0 Z N"/>
        </draw:custom-shape>
        <draw:custom-shape draw:style-name="gr77" draw:text-style-name="P92" draw:layer="layout" svg:width="0.249cm" svg:height="0.25cm" svg:x="16.511cm" svg:y="1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108" draw:layer="layout" svg:width="0.25cm" svg:height="0.25cm" svg:x="16.51cm" svg:y="18.136cm">
          <text:p text:style-name="P107"><text:span text:style-name="T2">V</text:span><text:span text:style-name="T22">core</text:span></text:p>
          <draw:enhanced-geometry svg:viewBox="0 0 21600 21600" draw:type="rectangle" draw:enhanced-path="M 0 0 L 21600 0 21600 21600 0 21600 0 0 Z N"/>
        </draw:custom-shape>
        <draw:custom-shape draw:style-name="gr263" draw:text-style-name="P108" draw:layer="layout" svg:width="0.25cm" svg:height="0.25cm" svg:x="17.01cm" svg:y="18.136cm">
          <text:p text:style-name="P107"><text:span text:style-name="T2">V</text:span><text:span text:style-name="T22">ser</text:span></text:p>
          <draw:enhanced-geometry svg:viewBox="0 0 21600 21600" draw:type="rectangle" draw:enhanced-path="M 0 0 L 21600 0 21600 21600 0 21600 0 0 Z N"/>
        </draw:custom-shape>
        <draw:custom-shape draw:style-name="gr264" draw:text-style-name="P108" draw:layer="layout" svg:width="0.25cm" svg:height="0.25cm" svg:x="18.51cm" svg:y="18.136cm">
          <text:p text:style-name="P107"><text:span text:style-name="T2">V</text:span><text:span text:style-name="T22">clk</text:span></text:p>
          <draw:enhanced-geometry svg:viewBox="0 0 21600 21600" draw:type="rectangle" draw:enhanced-path="M 0 0 L 21600 0 21600 21600 0 21600 0 0 Z N"/>
        </draw:custom-shape>
        <draw:custom-shape draw:style-name="gr265" draw:text-style-name="P108" draw:layer="layout" svg:width="0.25cm" svg:height="0.25cm" svg:x="18.01cm" svg:y="18.136cm">
          <text:p text:style-name="P107"><text:span text:style-name="T2">V</text:span><text:span text:style-name="T22">pll</text:span></text:p>
          <draw:enhanced-geometry svg:viewBox="0 0 21600 21600" draw:type="rectangle" draw:enhanced-path="M 0 0 L 21600 0 21600 21600 0 21600 0 0 Z N"/>
        </draw:custom-shape>
        <draw:custom-shape draw:style-name="gr266" draw:text-style-name="P108" draw:layer="layout" svg:width="0.25cm" svg:height="0.25cm" svg:x="17.51cm" svg:y="18.136cm">
          <text:p text:style-name="P107"><text:span text:style-name="T2">V</text:span><text:span text:style-name="T22">spll</text:span></text:p>
          <draw:enhanced-geometry svg:viewBox="0 0 21600 21600" draw:type="rectangle" draw:enhanced-path="M 0 0 L 21600 0 21600 21600 0 21600 0 0 Z N"/>
        </draw:custom-shape>
        <draw:g draw:style-name="gr19">
          <draw:custom-shape draw:style-name="gr85" draw:text-style-name="P99" draw:layer="layout" svg:width="0.249cm" svg:height="0.25cm" svg:x="17.01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7.26cm 18.761cm)" draw:kind="cut" draw:start-angle="225" draw:end-angle="44.32">
            <text:p/>
          </draw:circle>
        </draw:g>
        <draw:g draw:style-name="gr19">
          <draw:custom-shape draw:style-name="gr85" draw:text-style-name="P99" draw:layer="layout" svg:width="0.249cm" svg:height="0.25cm" svg:x="17.5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7.76cm 18.761cm)" draw:kind="cut" draw:start-angle="225" draw:end-angle="44.32">
            <text:p/>
          </draw:circle>
        </draw:g>
        <draw:g draw:style-name="gr19">
          <draw:custom-shape draw:style-name="gr88" draw:text-style-name="P103" draw:layer="layout" svg:width="0.249cm" svg:height="0.25cm" svg:x="18.011cm" svg:y="18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86" draw:text-style-name="P100" draw:layer="layout" svg:width="0.25cm" svg:height="0.25cm" draw:transform="rotate (-3.14159265358979) translate (18.26cm 18.761cm)" draw:kind="cut" draw:start-angle="225" draw:end-angle="44.32">
            <text:p/>
          </draw:circle>
        </draw:g>
        <draw:line draw:style-name="gr68" draw:text-style-name="P2" draw:layer="layout" svg:x1="10.69cm" svg:y1="18.63cm" svg:x2="10.571cm" svg:y2="18.511cm">
          <text:p/>
        </draw:line>
        <draw:custom-shape draw:style-name="gr72" draw:text-style-name="P4" draw:layer="layout" svg:width="0.123cm" svg:height="0.124cm" svg:x="10.631cm" svg:y="18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7" draw:text-style-name="P108" draw:layer="layout" svg:width="0.25cm" svg:height="0.269cm" svg:x="10.567cm" svg:y="18.13cm">
          <text:p text:style-name="P107"><text:span text:style-name="T2">Via</text:span></text:p>
          <draw:enhanced-geometry svg:viewBox="0 0 21600 21600" draw:type="rectangle" draw:enhanced-path="M 0 0 L 21600 0 21600 21600 0 21600 0 0 Z N"/>
        </draw:custom-shape>
        <draw:g draw:style-name="gr19">
          <draw:custom-shape draw:style-name="gr89" draw:text-style-name="P104" draw:layer="layout" svg:width="0.249cm" svg:height="0.25cm" svg:x="18.506cm" svg:y="18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8" draw:text-style-name="P74" draw:layer="layout" svg:width="0.25cm" svg:height="0.25cm" svg:x="16.005cm" svg:y="8.00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75" draw:layer="layout" svg:width="0.25cm" svg:height="0.25cm" svg:x="16.005cm" svg:y="8.25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7" draw:layer="layout" svg:width="0.25cm" svg:height="0.25cm" svg:x="16.005cm" svg:y="8.75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6" draw:layer="layout" svg:width="0.25cm" svg:height="0.25cm" svg:x="16.005cm" svg:y="9.00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9" draw:layer="layout" svg:width="0.25cm" svg:height="0.25cm" svg:x="16.005cm" svg:y="7.00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10" draw:layer="layout" svg:width="0.25cm" svg:height="0.25cm" svg:x="16.005cm" svg:y="7.25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11" draw:layer="layout" svg:width="0.25cm" svg:height="0.25cm" svg:x="16.005cm" svg:y="7.5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8" draw:layer="layout" svg:width="0.25cm" svg:height="0.25cm" svg:x="16.005cm" svg:y="9.50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8" draw:layer="layout" svg:width="0.25cm" svg:height="0.25cm" svg:x="16.005cm" svg:y="9.7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9" draw:layer="layout" svg:width="0.25cm" svg:height="0.25cm" svg:x="16.005cm" svg:y="10.2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9" draw:layer="layout" svg:width="0.25cm" svg:height="0.25cm" svg:x="16.005cm" svg:y="10.7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84" draw:layer="layout" svg:width="0.25cm" svg:height="0.25cm" svg:x="16.005cm" svg:y="11.255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72" draw:layer="layout" svg:width="3.63cm" svg:height="0.75cm" svg:x="16.375cm" svg:y="7.88cm">
          <text:p text:style-name="P71"><text:span text:style-name="T19">IO_NA</text:span><text:span text:style-name="T19"><text:tab/></text:span><text:span text:style-name="T19">1.2 – 2.5V</text:span></text:p>
          <text:p text:style-name="P71"><text:span text:style-name="T19">IO_NB</text:span></text:p>
          <draw:enhanced-geometry svg:viewBox="0 0 21600 21600" draw:type="rectangle" draw:enhanced-path="M 0 0 L 21600 0 21600 21600 0 21600 0 0 Z N"/>
        </draw:custom-shape>
        <draw:custom-shape draw:style-name="gr269" draw:text-style-name="P72" draw:layer="layout" svg:width="3.63cm" svg:height="0.75cm" svg:x="16.375cm" svg:y="8.63cm">
          <text:p text:style-name="P71"><text:span text:style-name="T19">IO_EA</text:span><text:span text:style-name="T19"><text:tab/></text:span><text:span text:style-name="T19">1.2 – 2.5V</text:span></text:p>
          <text:p text:style-name="P71"><text:span text:style-name="T19">IO_EB</text:span></text:p>
          <draw:enhanced-geometry svg:viewBox="0 0 21600 21600" draw:type="rectangle" draw:enhanced-path="M 0 0 L 21600 0 21600 21600 0 21600 0 0 Z N"/>
        </draw:custom-shape>
        <draw:custom-shape draw:style-name="gr270" draw:text-style-name="P72" draw:layer="layout" svg:width="3.625cm" svg:height="0.75cm" svg:x="16.38cm" svg:y="9.38cm">
          <text:p text:style-name="P71"><text:span text:style-name="T19">IO_SA</text:span><text:span text:style-name="T19"><text:tab/></text:span><text:span text:style-name="T19">1.2 – 2.5V</text:span></text:p>
          <text:p text:style-name="P71"><text:span text:style-name="T19">IO_SB</text:span></text:p>
          <draw:enhanced-geometry svg:viewBox="0 0 21600 21600" draw:type="rectangle" draw:enhanced-path="M 0 0 L 21600 0 21600 21600 0 21600 0 0 Z N"/>
        </draw:custom-shape>
        <draw:custom-shape draw:style-name="gr271" draw:text-style-name="P72" draw:layer="layout" svg:width="3.625cm" svg:height="0.5cm" svg:x="16.38cm" svg:y="10.13cm">
          <text:p text:style-name="P71"><text:span text:style-name="T19">Core</text:span><text:span text:style-name="T19"><text:tab/></text:span><text:span text:style-name="T19">0.8 – 1.1V ± 50 mV</text:span></text:p>
          <draw:enhanced-geometry svg:viewBox="0 0 21600 21600" draw:type="rectangle" draw:enhanced-path="M 0 0 L 21600 0 21600 21600 0 21600 0 0 Z N"/>
        </draw:custom-shape>
        <draw:custom-shape draw:style-name="gr272" draw:text-style-name="P72" draw:layer="layout" svg:width="3.63cm" svg:height="0.5cm" svg:x="16.375cm" svg:y="10.63cm">
          <text:p text:style-name="P71"><text:span text:style-name="T19">PLL</text:span><text:span text:style-name="T19"><text:tab/></text:span><text:span text:style-name="T19">0.8 – 1.1V ± 50 mV</text:span></text:p>
          <draw:enhanced-geometry svg:viewBox="0 0 21600 21600" draw:type="rectangle" draw:enhanced-path="M 0 0 L 21600 0 21600 21600 0 21600 0 0 Z N"/>
        </draw:custom-shape>
        <draw:custom-shape draw:style-name="gr273" draw:text-style-name="P72" draw:layer="layout" svg:width="3.63cm" svg:height="0.5cm" svg:x="16.375cm" svg:y="11.13cm">
          <text:p text:style-name="P71"><text:span text:style-name="T23">CLK</text:span><text:span text:style-name="T23"><text:tab/></text:span><text:span text:style-name="T19">1.2 – 2.5V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0.25cm" svg:height="0.25cm" svg:x="16.005cm" svg:y="11.755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72" draw:layer="layout" svg:width="3.625cm" svg:height="0.875cm" svg:x="16.38cm" svg:y="11.63cm">
          <text:p text:style-name="P71"><text:span text:style-name="T23">SERDES</text:span><text:span text:style-name="T23"><text:tab/></text:span><text:span text:style-name="T23">1.0 – 1.1V </text:span><text:span text:style-name="T19">± 50 mV</text:span></text:p>
          <text:p text:style-name="P71"><text:span text:style-name="T19">SER_PLL</text:span></text:p>
          <draw:enhanced-geometry svg:viewBox="0 0 21600 21600" draw:type="rectangle" draw:enhanced-path="M 0 0 L 21600 0 21600 21600 0 21600 0 0 Z N"/>
        </draw:custom-shape>
        <draw:custom-shape draw:style-name="gr124" draw:text-style-name="P83" draw:layer="layout" svg:width="0.25cm" svg:height="0.25cm" svg:x="16.005cm" svg:y="12.005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8" draw:layer="layout" svg:width="0.25cm" svg:height="0.25cm" svg:x="6.005cm" svg:y="6.505cm">
          <text:p text:style-name="P10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8" draw:layer="layout" svg:width="0.25cm" svg:height="0.25cm" svg:x="6.505cm" svg:y="6.505cm">
          <text:p text:style-name="P10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77" draw:text-style-name="P108" draw:layer="layout" svg:width="0.25cm" svg:height="0.25cm" svg:x="7.005cm" svg:y="6.505cm">
          <text:p text:style-name="P107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78" draw:text-style-name="P108" draw:layer="layout" svg:width="0.25cm" svg:height="0.25cm" svg:x="7.505cm" svg:y="6.505cm">
          <text:p text:style-name="P107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79" draw:text-style-name="P108" draw:layer="layout" svg:width="0.25cm" svg:height="0.25cm" svg:x="8.005cm" svg:y="6.505cm">
          <text:p text:style-name="P10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80" draw:text-style-name="P108" draw:layer="layout" svg:width="0.25cm" svg:height="0.25cm" svg:x="8.505cm" svg:y="6.505cm">
          <text:p text:style-name="P107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81" draw:text-style-name="P108" draw:layer="layout" svg:width="0.25cm" svg:height="0.25cm" svg:x="9.005cm" svg:y="6.505cm">
          <text:p text:style-name="P107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82" draw:text-style-name="P108" draw:layer="layout" svg:width="0.25cm" svg:height="0.25cm" svg:x="9.505cm" svg:y="6.505cm">
          <text:p text:style-name="P10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83" draw:text-style-name="P108" draw:layer="layout" svg:width="0.25cm" svg:height="0.25cm" svg:x="10.005cm" svg:y="6.505cm">
          <text:p text:style-name="P107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84" draw:text-style-name="P108" draw:layer="layout" svg:width="0.25cm" svg:height="0.25cm" svg:x="10.505cm" svg:y="6.505cm">
          <text:p text:style-name="P107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8" draw:layer="layout" svg:width="0.25cm" svg:height="0.25cm" svg:x="11.005cm" svg:y="6.505cm">
          <text:p text:style-name="P107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86" draw:text-style-name="P108" draw:layer="layout" svg:width="0.25cm" svg:height="0.25cm" svg:x="11.505cm" svg:y="6.505cm">
          <text:p text:style-name="P107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87" draw:text-style-name="P108" draw:layer="layout" svg:width="0.25cm" svg:height="0.25cm" svg:x="12.005cm" svg:y="6.505cm">
          <text:p text:style-name="P10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288" draw:text-style-name="P108" draw:layer="layout" svg:width="0.25cm" svg:height="0.25cm" svg:x="12.505cm" svg:y="6.505cm">
          <text:p text:style-name="P107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89" draw:text-style-name="P108" draw:layer="layout" svg:width="0.25cm" svg:height="0.25cm" svg:x="13.005cm" svg:y="6.505cm">
          <text:p text:style-name="P107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90" draw:text-style-name="P108" draw:layer="layout" svg:width="0.25cm" svg:height="0.25cm" svg:x="13.505cm" svg:y="6.505cm">
          <text:p text:style-name="P107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91" draw:text-style-name="P108" draw:layer="layout" svg:width="0.25cm" svg:height="0.25cm" svg:x="14.005cm" svg:y="6.505cm">
          <text:p text:style-name="P107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292" draw:text-style-name="P108" draw:layer="layout" svg:width="0.25cm" svg:height="0.25cm" svg:x="14.505cm" svg:y="6.505cm">
          <text:p text:style-name="P107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8" draw:layer="layout" svg:width="0.25cm" svg:height="0.25cm" svg:x="5.505cm" svg:y="7.005cm">
          <text:p text:style-name="P107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94" draw:text-style-name="P108" draw:layer="layout" svg:width="0.25cm" svg:height="0.25cm" svg:x="5.505cm" svg:y="7.505cm">
          <text:p text:style-name="P107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95" draw:text-style-name="P108" draw:layer="layout" svg:width="0.25cm" svg:height="0.25cm" svg:x="5.505cm" svg:y="8.005cm">
          <text:p text:style-name="P107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8" draw:layer="layout" svg:width="0.25cm" svg:height="0.25cm" svg:x="5.505cm" svg:y="8.505cm">
          <text:p text:style-name="P107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97" draw:text-style-name="P108" draw:layer="layout" svg:width="0.25cm" svg:height="0.25cm" svg:x="5.505cm" svg:y="9.005cm">
          <text:p text:style-name="P107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98" draw:text-style-name="P108" draw:layer="layout" svg:width="0.25cm" svg:height="0.25cm" svg:x="5.505cm" svg:y="9.505cm">
          <text:p text:style-name="P107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299" draw:text-style-name="P108" draw:layer="layout" svg:width="0.25cm" svg:height="0.25cm" svg:x="5.505cm" svg:y="10.005cm">
          <text:p text:style-name="P107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300" draw:text-style-name="P108" draw:layer="layout" svg:width="0.25cm" svg:height="0.25cm" svg:x="5.505cm" svg:y="10.505cm">
          <text:p text:style-name="P107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01" draw:text-style-name="P108" draw:layer="layout" svg:width="0.25cm" svg:height="0.25cm" svg:x="5.505cm" svg:y="11.005cm">
          <text:p text:style-name="P107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302" draw:text-style-name="P108" draw:layer="layout" svg:width="0.25cm" svg:height="0.25cm" svg:x="5.505cm" svg:y="11.505cm">
          <text:p text:style-name="P107"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303" draw:text-style-name="P108" draw:layer="layout" svg:width="0.25cm" svg:height="0.25cm" svg:x="5.505cm" svg:y="12.005cm">
          <text:p text:style-name="P107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304" draw:text-style-name="P108" draw:layer="layout" svg:width="0.25cm" svg:height="0.25cm" svg:x="5.505cm" svg:y="12.505cm">
          <text:p text:style-name="P107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8" draw:layer="layout" svg:width="0.25cm" svg:height="0.25cm" svg:x="5.505cm" svg:y="13.005cm">
          <text:p text:style-name="P107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8" draw:layer="layout" svg:width="0.25cm" svg:height="0.25cm" svg:x="5.505cm" svg:y="13.505cm">
          <text:p text:style-name="P107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07" draw:text-style-name="P108" draw:layer="layout" svg:width="0.25cm" svg:height="0.25cm" svg:x="5.505cm" svg:y="15.005cm">
          <text:p text:style-name="P107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308" draw:text-style-name="P108" draw:layer="layout" svg:width="0.25cm" svg:height="0.25cm" svg:x="5.505cm" svg:y="15.505cm">
          <text:p text:style-name="P107"><text:span text:style-name="T2">V</text:span></text:p>
          <draw:enhanced-geometry svg:viewBox="0 0 21600 21600" draw:type="rectangle" draw:enhanced-path="M 0 0 L 21600 0 21600 21600 0 21600 0 0 Z N"/>
        </draw:custom-shape>
        <draw:custom-shape draw:style-name="gr309" draw:text-style-name="P108" draw:layer="layout" svg:width="0.25cm" svg:height="0.25cm" svg:x="5.505cm" svg:y="14.005cm">
          <text:p text:style-name="P107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10" draw:text-style-name="P108" draw:layer="layout" svg:width="0.25cm" svg:height="0.25cm" svg:x="5.505cm" svg:y="14.505cm">
          <text:p text:style-name="P107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232" draw:text-style-name="P4" draw:layer="layout" svg:width="0.123cm" svg:height="0.124cm" svg:x="7.323cm" svg:y="9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12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2.311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7.312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12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2" draw:layer="layout" svg:width="0.75cm" svg:height="0.75cm" svg:x="4.062cm" svg:y="3.75cm">
          <text:p text:style-name="P26"/>
          <text:p text:style-name="P26"/>
          <text:p text:style-name="P26">New 2024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2" draw:text-style-name="P4" draw:layer="layout" svg:width="0.123cm" svg:height="0.124cm" svg:x="12.314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1.312cm" svg:y="10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14cm" svg:y="10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25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312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8.314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2cm" svg:y="1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2cm" svg:y="1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1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2cm" svg:y="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9.812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" draw:layer="layout" svg:width="0.123cm" svg:height="0.124cm" svg:x="10.812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g draw:style-name="gr19">
            <draw:custom-shape draw:style-name="gr311" draw:text-style-name="P116" draw:layer="layout" svg:width="0.437cm" svg:height="0.25cm" draw:transform="rotate (1.5707963267949) translate (12.252cm 11.611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12.068cm 11.691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12.067cm 11.07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11.752cm 11.611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11.568cm 11.691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11.567cm 11.07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11.257cm 11.611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11.073cm 11.691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11.072cm 11.07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10.752cm 11.611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10.568cm 11.691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10.567cm 11.07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9.757cm 11.611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9.573cm 11.691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9.572cm 11.07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9.257cm 11.599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9.073cm 11.679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9.072cm 11.0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8.757cm 11.599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8.573cm 11.679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8.572cm 11.0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8.257cm 11.599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8.073cm 11.679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8.072cm 11.0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7.757cm 11.599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7.573cm 11.679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7.572cm 11.06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draw:transform="rotate (1.5707963267949) translate (12.752cm 11.611cm)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0.785398163397448) translate (12.568cm 11.691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0.785398163397448) translate (12.567cm 11.07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12.247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12.063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12.06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12.7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12.5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12.5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13.2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13.0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13.0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13.7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13.5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13.5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14.2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14.0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14.0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8.247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8.063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8.062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8.7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8.5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8.5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9.2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9.0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9.0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9.7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9.5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9.5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 draw:style-name="gr19">
            <draw:custom-shape draw:style-name="gr311" draw:text-style-name="P116" draw:layer="layout" svg:width="0.437cm" svg:height="0.25cm" svg:x="10.145cm" svg:y="10.252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4" draw:layer="layout" svg:width="0.438cm" svg:height="0.437cm" draw:transform="rotate (-0.785398163397449) translate (10.064cm 10.068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4" draw:layer="layout" svg:width="0.438cm" svg:height="0.437cm" draw:transform="rotate (-0.785398163397449) translate (10.683cm 10.06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single" draw:color="#77bc65" draw:distance="0.1cm" draw:rotation="3150"/>
    <draw:hatch draw:name="Red_20_90_20_Degrees_20_Crossed_20_11" draw:display-name="Red 90 Degrees Crossed 11" draw:style="single" draw:color="#a1467e" draw:distance="0.1cm" draw:rotation="3150"/>
    <draw:hatch draw:name="Red_20_90_20_Degrees_20_Crossed_20_12" draw:display-name="Red 90 Degrees Crossed 12" draw:style="single" draw:color="#ff8000" draw:distance="0.1cm" draw:rotation="3150"/>
    <draw:hatch draw:name="Red_20_90_20_Degrees_20_Crossed_20_13" draw:display-name="Red 90 Degrees Crossed 13" draw:style="single" draw:color="#706e0c" draw:distance="0.1cm" draw:rotation="3150"/>
    <draw:hatch draw:name="Red_20_90_20_Degrees_20_Crossed_20_14" draw:display-name="Red 90 Degrees Crossed 14" draw:style="single" draw:color="#e6e905" draw:distance="0.1cm" draw:rotation="3150"/>
    <draw:hatch draw:name="Red_20_90_20_Degrees_20_Crossed_20_15" draw:display-name="Red 90 Degrees Crossed 15" draw:style="single" draw:color="#ffff38" draw:distance="0.1cm" draw:rotation="3150"/>
    <draw:hatch draw:name="Red_20_90_20_Degrees_20_Crossed_20_2" draw:display-name="Red 90 Degrees Crossed 2" draw:style="single" draw:color="#f10d0c" draw:distance="0.1cm" draw:rotation="3150"/>
    <draw:hatch draw:name="Red_20_90_20_Degrees_20_Crossed_20_4" draw:display-name="Red 90 Degrees Crossed 4" draw:style="single" draw:color="#ffdbb6" draw:distance="0.1cm" draw:rotation="3150"/>
    <draw:hatch draw:name="Red_20_90_20_Degrees_20_Crossed_20_5" draw:display-name="Red 90 Degrees Crossed 5" draw:style="single" draw:color="#ffaa95" draw:distance="0.1cm" draw:rotation="3150"/>
    <draw:hatch draw:name="Red_20_90_20_Degrees_20_Crossed_20_6" draw:display-name="Red 90 Degrees Crossed 6" draw:style="single" draw:color="#729fcf" draw:distance="0.1cm" draw:rotation="3150"/>
    <draw:hatch draw:name="Red_20_90_20_Degrees_20_Crossed_20_7" draw:display-name="Red 90 Degrees Crossed 7" draw:style="single" draw:color="#b4c7dc" draw:distance="0.1cm" draw:rotation="3150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2:13:31.990167434</meta:creation-date>
    <dc:date>2025-03-21T12:44:18.443728796</dc:date>
    <meta:editing-duration>P5DT17H15M30S</meta:editing-duration>
    <meta:editing-cycles>70</meta:editing-cycles>
    <meta:generator>LibreOffice/24.8.5.2$Linux_X86_64 LibreOffice_project/480$Build-2</meta:generator>
    <meta:document-statistic meta:object-count="2374"/>
  </office:meta>
</office:document-meta>
</file>